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6pt"/>
    </style:style>
    <style:style style:name="co2" style:family="table-column">
      <style:table-column-properties fo:break-before="auto" style:column-width="107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09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55.84pt"/>
    </style:style>
    <style:style style:name="co8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2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2:0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19979023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8092938405414" calcext:value-type="float">
            <text:p>-2.809293840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41392751256025" calcext:value-type="float">
            <text:p>-3.41392751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3908054711705" calcext:value-type="float">
            <text:p>-3.390805471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39623044849813" calcext:value-type="float">
            <text:p>-3.396230448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55456876477997" calcext:value-type="float">
            <text:p>-4.554568764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11207148724557" calcext:value-type="float">
            <text:p>-4.11207148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37375274633396" calcext:value-type="float">
            <text:p>-4.3737527463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5.08031226023982" calcext:value-type="float">
            <text:p>-5.080312260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79792636731875" calcext:value-type="float">
            <text:p>-4.797926367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89249041334794" calcext:value-type="float">
            <text:p>-4.892490413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14415463420392" calcext:value-type="float">
            <text:p>-5.1441546342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18884787745887" calcext:value-type="float">
            <text:p>-4.188847877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5.91577188085389" calcext:value-type="float">
            <text:p>-5.915771880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6.26093604488347" calcext:value-type="float">
            <text:p>-6.260936044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.72322592942372" calcext:value-type="float">
            <text:p>-5.723225929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6.7477532390902" calcext:value-type="float">
            <text:p>-6.7477532391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9.18215265245082" calcext:value-type="float">
            <text:p>-9.1821526525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8.71508645393111" calcext:value-type="float">
            <text:p>-8.715086453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.95489181886246" calcext:value-type="float">
            <text:p>-8.954891818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7.65885720666305" calcext:value-type="float">
            <text:p>-7.658857206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9.7795135210169" calcext:value-type="float">
            <text:p>-9.77951352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8.9937075469374" calcext:value-type="float">
            <text:p>-8.993707546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1.2887975904" calcext:value-type="float">
            <text:p>-11.288797590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0.2481034775393" calcext:value-type="float">
            <text:p>-10.248103477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0.4080060769102" calcext:value-type="float">
            <text:p>-10.408006076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9.45217619734702" calcext:value-type="float">
            <text:p>-9.452176197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0.1464388188536" calcext:value-type="float">
            <text:p>-10.146438818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0.3558284688705" calcext:value-type="float">
            <text:p>-10.355828468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10.9461931104988" calcext:value-type="float">
            <text:p>-10.946193110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4.8601752523371" calcext:value-type="float">
            <text:p>-14.860175252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1.6300482520993" calcext:value-type="float">
            <text:p>-11.630048252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2.6242799756049" calcext:value-type="float">
            <text:p>-12.624279975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3.3581482403056" calcext:value-type="float">
            <text:p>-13.3581482403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4.1137764873617" calcext:value-type="float">
            <text:p>-14.113776487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6.6666691327881" calcext:value-type="float">
            <text:p>-16.6666691328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3.8905784109635" calcext:value-type="float">
            <text:p>-13.89057841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9.4740687668365" calcext:value-type="float">
            <text:p>-19.474068766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5.6490481563407" calcext:value-type="float">
            <text:p>-15.649048156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4.2197643951415" calcext:value-type="float">
            <text:p>-14.219764395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8.8237360583329" calcext:value-type="float">
            <text:p>-18.823736058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1.6977714949323" calcext:value-type="float">
            <text:p>-11.697771494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4.730292816059" calcext:value-type="float">
            <text:p>-14.730292816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5.4958303484941" calcext:value-type="float">
            <text:p>-15.495830348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8.3057250723365" calcext:value-type="float">
            <text:p>-18.305725072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1.5404170136263" calcext:value-type="float">
            <text:p>-11.540417013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7211308854812" calcext:value-type="float">
            <text:p>-19.721130885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0.5493493692445" calcext:value-type="float">
            <text:p>-20.549349369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7.3218385598347" calcext:value-type="float">
            <text:p>-17.3218385598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8.7622832106993" calcext:value-type="float">
            <text:p>-18.762283210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7.6074097367866" calcext:value-type="float">
            <text:p>-17.607409736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1.4132400444637" calcext:value-type="float">
            <text:p>-21.4132400445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7.9520089850633" calcext:value-type="float">
            <text:p>-17.952008985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6.7708445823458" calcext:value-type="float">
            <text:p>-16.770844582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7.4732084380433" calcext:value-type="float">
            <text:p>-17.47320843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1.5581926157027" calcext:value-type="float">
            <text:p>-21.558192615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6.6747997536978" calcext:value-type="float">
            <text:p>-16.674799753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6.8818500401285" calcext:value-type="float">
            <text:p>-16.8818500401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21.2955481268104" calcext:value-type="float">
            <text:p>-21.295548126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21.3268567952078" calcext:value-type="float">
            <text:p>-21.3268567952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9.4771362627522" calcext:value-type="float">
            <text:p>-19.477136262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4.8658257443237" calcext:value-type="float">
            <text:p>-14.865825744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21.4699499337386" calcext:value-type="float">
            <text:p>-21.469949933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1.1345187953049" calcext:value-type="float">
            <text:p>-21.134518795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8.1738005452287" calcext:value-type="float">
            <text:p>-18.1738005452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21.5506170886555" calcext:value-type="float">
            <text:p>-21.550617088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9.1345574286667" calcext:value-type="float">
            <text:p>-19.134557428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4.0772930450427" calcext:value-type="float">
            <text:p>-14.07729304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8.3703789869841" calcext:value-type="float">
            <text:p>-18.37037898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20.7415945205484" calcext:value-type="float">
            <text:p>-20.741594520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4.4864317136045" calcext:value-type="float">
            <text:p>-14.486431713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7.106814306395" calcext:value-type="float">
            <text:p>-17.106814306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8.7696090432973" calcext:value-type="float">
            <text:p>-18.7696090433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7.5404951209953" calcext:value-type="float">
            <text:p>-17.54049512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0.6634795946634" calcext:value-type="float">
            <text:p>-20.663479594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6.8621267017747" calcext:value-type="float">
            <text:p>-16.862126701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9.9251883660052" calcext:value-type="float">
            <text:p>-19.92518836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20.1524572942038" calcext:value-type="float">
            <text:p>-20.1524572942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5.2930308900576" calcext:value-type="float">
            <text:p>-25.293030890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22.8905801110631" calcext:value-type="float">
            <text:p>-22.890580111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22.1393003371404" calcext:value-type="float">
            <text:p>-22.139300337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8.8091895452229" calcext:value-type="float">
            <text:p>-18.8091895452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22.6612295319165" calcext:value-type="float">
            <text:p>-22.661229531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1.608498491422" calcext:value-type="float">
            <text:p>-21.608498491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22.9524026069416" calcext:value-type="float">
            <text:p>-22.952402606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26.2666410441824" calcext:value-type="float">
            <text:p>-26.266641044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6.5001567532597" calcext:value-type="float">
            <text:p>-16.500156753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8.0451274375093" calcext:value-type="float">
            <text:p>-18.045127437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9.4280117580657" calcext:value-type="float">
            <text:p>-19.4280117581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9.6216524168295" calcext:value-type="float">
            <text:p>-19.621652416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6.3871455740121" calcext:value-type="float">
            <text:p>-16.387145574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4.559995407649" calcext:value-type="float">
            <text:p>-14.559995407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7.4657875853153" calcext:value-type="float">
            <text:p>-17.4657875853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0.8469670430518" calcext:value-type="float">
            <text:p>-20.8469670431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6.5461589987872" calcext:value-type="float">
            <text:p>-26.546158998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9.1826271997079" calcext:value-type="float">
            <text:p>-19.1826271997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23.6351490583495" calcext:value-type="float">
            <text:p>-23.635149058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9.4547007814926" calcext:value-type="float">
            <text:p>-19.454700781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0.2754000888518" calcext:value-type="float">
            <text:p>-20.275400088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21.9806681192527" calcext:value-type="float">
            <text:p>-21.9806681193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9.978622887828" calcext:value-type="float">
            <text:p>-19.978622887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1.8939768080248" calcext:value-type="float">
            <text:p>-21.89397680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4.0603767846029" calcext:value-type="float">
            <text:p>-34.0603767846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27.3829155597605" calcext:value-type="float">
            <text:p>-27.382915559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20.3270774833879" calcext:value-type="float">
            <text:p>-20.327077483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0.2938304595039" calcext:value-type="float">
            <text:p>-20.293830459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4.1687131488978" calcext:value-type="float">
            <text:p>-24.168713148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1.5503622003772" calcext:value-type="float">
            <text:p>-21.550362200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7.3543138370787" calcext:value-type="float">
            <text:p>-17.354313837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0.4383995120172" calcext:value-type="float">
            <text:p>-20.438399512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7.8911997117699" calcext:value-type="float">
            <text:p>-17.891199711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1.9554539182585" calcext:value-type="float">
            <text:p>-21.955453918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2.4802310388064" calcext:value-type="float">
            <text:p>-32.480231038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20.4171682459197" calcext:value-type="float">
            <text:p>-20.417168245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27.8152171817426" calcext:value-type="float">
            <text:p>-27.815217181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7.5091279989283" calcext:value-type="float">
            <text:p>-17.509127998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2.844420533052" calcext:value-type="float">
            <text:p>-22.844420533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22.2402932233604" calcext:value-type="float">
            <text:p>-22.240293223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23.5380165015415" calcext:value-type="float">
            <text:p>-23.538016501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0.3946787360565" calcext:value-type="float">
            <text:p>-20.394678736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4.5796324743836" calcext:value-type="float">
            <text:p>-24.579632474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7.4533510147493" calcext:value-type="float">
            <text:p>-17.453351014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7.3507435590648" calcext:value-type="float">
            <text:p>-17.350743559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9.6954017567035" calcext:value-type="float">
            <text:p>-19.6954017567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20.1953416587022" calcext:value-type="float">
            <text:p>-20.195341658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0.5155901133526" calcext:value-type="float">
            <text:p>-30.5155901134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7.9914511841225" calcext:value-type="float">
            <text:p>-17.9914511841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5.9566986241682" calcext:value-type="float">
            <text:p>-35.956698624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3.7027452025878" calcext:value-type="float">
            <text:p>-33.702745202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6.5951236661699" calcext:value-type="float">
            <text:p>-26.595123666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20.972621693246" calcext:value-type="float">
            <text:p>-20.972621693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1.9965963463292" calcext:value-type="float">
            <text:p>-21.996596346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8.6959870510702" calcext:value-type="float">
            <text:p>-18.695987051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1.3585778305316" calcext:value-type="float">
            <text:p>-21.358577830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20.1423824014531" calcext:value-type="float">
            <text:p>-20.142382401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9.2901177707518" calcext:value-type="float">
            <text:p>-19.2901177708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22.3422041791953" calcext:value-type="float">
            <text:p>-22.342204179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24.5093600558079" calcext:value-type="float">
            <text:p>-24.5093600558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27.163206140464" calcext:value-type="float">
            <text:p>-27.163206140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1.0531914425345" calcext:value-type="float">
            <text:p>-21.053191442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8.359147166241" calcext:value-type="float">
            <text:p>-18.359147166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29.9134809684696" calcext:value-type="float">
            <text:p>-29.913480968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22.9962579861431" calcext:value-type="float">
            <text:p>-22.996257986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2.6900745342804" calcext:value-type="float">
            <text:p>-22.6900745343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1.5579396005089" calcext:value-type="float">
            <text:p>-21.557939600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0.5462530142213" calcext:value-type="float">
            <text:p>-20.546253014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4.6672061447018" calcext:value-type="float">
            <text:p>-24.667206144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7.5145581470309" calcext:value-type="float">
            <text:p>-27.514558147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3.0976922139567" calcext:value-type="float">
            <text:p>-23.097692214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2.7585441716052" calcext:value-type="float">
            <text:p>-32.758544171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8.875706110476" calcext:value-type="float">
            <text:p>-38.875706110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2.5215715046122" calcext:value-type="float">
            <text:p>-32.521571504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9.1390509818568" calcext:value-type="float">
            <text:p>-19.1390509819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21.2916888471363" calcext:value-type="float">
            <text:p>-21.291688847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23.7789178590903" calcext:value-type="float">
            <text:p>-23.778917859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26.1224153558483" calcext:value-type="float">
            <text:p>-26.122415355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1.1362596471892" calcext:value-type="float">
            <text:p>-21.136259647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4.2423323887779" calcext:value-type="float">
            <text:p>-34.242332388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40.2551391079128" calcext:value-type="float">
            <text:p>-40.255139107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26.9237791010152" calcext:value-type="float">
            <text:p>-26.92377910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0.0999300010522" calcext:value-type="float">
            <text:p>-20.099930001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22.8584268968918" calcext:value-type="float">
            <text:p>-22.858426896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9.4224734461442" calcext:value-type="float">
            <text:p>-19.422473446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25.0414662746138" calcext:value-type="float">
            <text:p>-25.041466274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20.6346928751968" calcext:value-type="float">
            <text:p>-20.6346928752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22.7803438884753" calcext:value-type="float">
            <text:p>-22.780343888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22.5142040609011" calcext:value-type="float">
            <text:p>-22.5142040609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22.3834911926128" calcext:value-type="float">
            <text:p>-22.383491192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6.1300339238245" calcext:value-type="float">
            <text:p>-16.130033923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7.1109948383554" calcext:value-type="float">
            <text:p>-17.110994838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5.0679779263769" calcext:value-type="float">
            <text:p>-15.067977926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21.5340285371504" calcext:value-type="float">
            <text:p>-21.534028537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22.1463674399902" calcext:value-type="float">
            <text:p>-22.1463674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2.551085037317" calcext:value-type="float">
            <text:p>-12.5510850373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5.902005592597" calcext:value-type="float">
            <text:p>-15.902005592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0.6002103212264" calcext:value-type="float">
            <text:p>-10.600210321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4.2509729920054" calcext:value-type="float">
            <text:p>-14.25097299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6.7226261977546" calcext:value-type="float">
            <text:p>-16.7226261978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1.5242282402828" calcext:value-type="float">
            <text:p>-11.524228240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4.5920981729707" calcext:value-type="float">
            <text:p>-14.59209817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2.8044946696142" calcext:value-type="float">
            <text:p>-12.8044946696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3.2727240764358" calcext:value-type="float">
            <text:p>-13.272724076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9292920632432" calcext:value-type="float">
            <text:p>-12.929292063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1.6285184020256" calcext:value-type="float">
            <text:p>-11.62851840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0.6661559562909" calcext:value-type="float">
            <text:p>-10.666155956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1.5461261062096" calcext:value-type="float">
            <text:p>-11.546126106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9.72106441101797" calcext:value-type="float">
            <text:p>-9.72106441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0.4591679438597" calcext:value-type="float">
            <text:p>-10.459167943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1.048946037723" calcext:value-type="float">
            <text:p>-11.048946037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1.180419378421" calcext:value-type="float">
            <text:p>-11.180419378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8.6032497803194" calcext:value-type="float">
            <text:p>-8.603249780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.2537828646725" calcext:value-type="float">
            <text:p>-10.253782864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8.99116383359497" calcext:value-type="float">
            <text:p>-8.991163833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9.99424262387941" calcext:value-type="float">
            <text:p>-9.9942426239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8.54028379396232" calcext:value-type="float">
            <text:p>-8.54028379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7.93710761763886" calcext:value-type="float">
            <text:p>-7.937107617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8.52458668647707" calcext:value-type="float">
            <text:p>-8.524586686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9.03856998575792" calcext:value-type="float">
            <text:p>-9.038569985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8.1113788568821" calcext:value-type="float">
            <text:p>-8.111378856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.88211439260693" calcext:value-type="float">
            <text:p>-7.882114392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6.62301270581976" calcext:value-type="float">
            <text:p>-6.6230127058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7.67213630404995" calcext:value-type="float">
            <text:p>-7.67213630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7.53172315400978" calcext:value-type="float">
            <text:p>-7.53172315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7.24184637435553" calcext:value-type="float">
            <text:p>-7.241846374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7.68128618549832" calcext:value-type="float">
            <text:p>-7.681286185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7.3369427271477" calcext:value-type="float">
            <text:p>-7.336942727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6.19325070420339" calcext:value-type="float">
            <text:p>-6.1932507042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7.30171560798774" calcext:value-type="float">
            <text:p>-7.30171560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60911272145895" calcext:value-type="float">
            <text:p>-6.609112721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6.32439391058333" calcext:value-type="float">
            <text:p>-6.324393910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.72077825457327" calcext:value-type="float">
            <text:p>-5.720778254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6.47716806071055" calcext:value-type="float">
            <text:p>-6.477168060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.21504745411306" calcext:value-type="float">
            <text:p>-5.215047454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.20436070683494" calcext:value-type="float">
            <text:p>-5.204360706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39976454427744" calcext:value-type="float">
            <text:p>-5.399764544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.15552625863277" calcext:value-type="float">
            <text:p>-5.155526258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47830064286397" calcext:value-type="float">
            <text:p>-4.478300642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23970265235675" calcext:value-type="float">
            <text:p>-4.239702652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6511114918755" calcext:value-type="float">
            <text:p>-4.651111491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.39994169113118" calcext:value-type="float">
            <text:p>-5.399941691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.88931202573615" calcext:value-type="float">
            <text:p>-4.889312025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38643887777299" calcext:value-type="float">
            <text:p>-5.386438877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.12968735441203" calcext:value-type="float">
            <text:p>-5.129687354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96949792583611" calcext:value-type="float">
            <text:p>-3.969497925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.21261870701252" calcext:value-type="float">
            <text:p>-4.21261870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92889951484581" calcext:value-type="float">
            <text:p>-5.928899514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4.8190218763461" calcext:value-type="float">
            <text:p>-4.819021876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9327303499368" calcext:value-type="float">
            <text:p>-4.932730349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.68804800837726" calcext:value-type="float">
            <text:p>-4.688048008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23718391896689" calcext:value-type="float">
            <text:p>-4.23718391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63032282810679" calcext:value-type="float">
            <text:p>-3.6303228281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5983674397759" calcext:value-type="float">
            <text:p>-4.598367439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16817322459617" calcext:value-type="float">
            <text:p>-4.168173224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24852357351191" calcext:value-type="float">
            <text:p>-3.248523573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4.04084507629173" calcext:value-type="float">
            <text:p>-4.040845076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28530656240796" calcext:value-type="float">
            <text:p>-4.285306562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.33758487931017" calcext:value-type="float">
            <text:p>-4.337584879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.83980226313381" calcext:value-type="float">
            <text:p>-4.8398022631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.53123366581028" calcext:value-type="float">
            <text:p>-4.531233665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.7560508163096" calcext:value-type="float">
            <text:p>-4.756050816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.2627804474335" calcext:value-type="float">
            <text:p>-4.262780447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84651123076361" calcext:value-type="float">
            <text:p>-3.846511230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25410120858201" calcext:value-type="float">
            <text:p>-4.254101208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58974654166282" calcext:value-type="float">
            <text:p>-4.589746541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79403821349151" calcext:value-type="float">
            <text:p>-3.794038213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89653107369237" calcext:value-type="float">
            <text:p>-3.896531073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48719881822711" calcext:value-type="float">
            <text:p>-3.487198818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01310219528995" calcext:value-type="float">
            <text:p>-4.013102195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0984690474038" calcext:value-type="float">
            <text:p>-4.098469047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77922628515107" calcext:value-type="float">
            <text:p>-3.779226285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.2641715724629" calcext:value-type="float">
            <text:p>-4.264171572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53405206261148" calcext:value-type="float">
            <text:p>-4.534052062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8767694990992" calcext:value-type="float">
            <text:p>-3.8767694991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50347627503697" calcext:value-type="float">
            <text:p>-3.503476275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288665350768" calcext:value-type="float">
            <text:p>-4.288665350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67897936197788" calcext:value-type="float">
            <text:p>-3.67897936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24396078310995" calcext:value-type="float">
            <text:p>-3.243960783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.17084914125363" calcext:value-type="float">
            <text:p>-4.170849141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99299434050097" calcext:value-type="float">
            <text:p>-3.992994340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94238535048991" calcext:value-type="float">
            <text:p>-3.942385350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37260975274823" calcext:value-type="float">
            <text:p>-4.3726097527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15311759797221" calcext:value-type="float">
            <text:p>-4.15311759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7630084010985" calcext:value-type="float">
            <text:p>-3.763008401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1711810965749" calcext:value-type="float">
            <text:p>-4.1711810966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63208124385013" calcext:value-type="float">
            <text:p>-3.632081243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30602383795189" calcext:value-type="float">
            <text:p>-4.30602383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3.99605147830954" calcext:value-type="float">
            <text:p>-3.996051478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34256161035795" calcext:value-type="float">
            <text:p>-4.342561610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36345115327944" calcext:value-type="float">
            <text:p>-4.3634511533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93940420052298" calcext:value-type="float">
            <text:p>-3.939404200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33579466405959" calcext:value-type="float">
            <text:p>-4.335794664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.16503593915616" calcext:value-type="float">
            <text:p>-4.165035939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58122286090266" calcext:value-type="float">
            <text:p>-4.581222860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37084262975659" calcext:value-type="float">
            <text:p>-4.370842629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57912219675829" calcext:value-type="float">
            <text:p>-4.579122196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91841650563706" calcext:value-type="float">
            <text:p>-3.9184165056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53409705936114" calcext:value-type="float">
            <text:p>-4.5340970594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48260149268294" calcext:value-type="float">
            <text:p>-4.4826014927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51458382983075" calcext:value-type="float">
            <text:p>-4.514583829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45070237620093" calcext:value-type="float">
            <text:p>-4.4507023762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38796130647289" calcext:value-type="float">
            <text:p>-4.387961306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50760634880663" calcext:value-type="float">
            <text:p>-4.5076063488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.18833229480147" calcext:value-type="float">
            <text:p>-5.188332294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57821841340573" calcext:value-type="float">
            <text:p>-5.5782184134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84783910369589" calcext:value-type="float">
            <text:p>-4.847839103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47961486331546" calcext:value-type="float">
            <text:p>-5.479614863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86380326065743" calcext:value-type="float">
            <text:p>-4.863803260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74118640423644" calcext:value-type="float">
            <text:p>-4.741186404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.22784173371508" calcext:value-type="float">
            <text:p>-5.227841733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54888282636563" calcext:value-type="float">
            <text:p>-4.5488828264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.01388605859725" calcext:value-type="float">
            <text:p>-5.0138860586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.69297204751818" calcext:value-type="float">
            <text:p>-4.692972047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.03012458214387" calcext:value-type="float">
            <text:p>-5.030124582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.21918608260841" calcext:value-type="float">
            <text:p>-5.219186082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38937699188063" calcext:value-type="float">
            <text:p>-5.389376991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.01724793539091" calcext:value-type="float">
            <text:p>-5.017247935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92917853913302" calcext:value-type="float">
            <text:p>-4.929178539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.3430800309607" calcext:value-type="float">
            <text:p>-5.34308003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.41780488285427" calcext:value-type="float">
            <text:p>-5.417804882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.89225857315827" calcext:value-type="float">
            <text:p>-5.892258573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506663378957" calcext:value-type="float">
            <text:p>-5.50666337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.31242683624264" calcext:value-type="float">
            <text:p>-5.312426836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.07234081186306" calcext:value-type="float">
            <text:p>-6.072340811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.28187786122633" calcext:value-type="float">
            <text:p>-5.281877861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65658224655999" calcext:value-type="float">
            <text:p>-5.6565822466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14401420351497" calcext:value-type="float">
            <text:p>-5.144014203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76729704521543" calcext:value-type="float">
            <text:p>-5.767297045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.88630605269662" calcext:value-type="float">
            <text:p>-5.8863060527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59053010005658" calcext:value-type="float">
            <text:p>-5.590530100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09212648852614" calcext:value-type="float">
            <text:p>-6.092126488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02698373064366" calcext:value-type="float">
            <text:p>-6.026983730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85099629077081" calcext:value-type="float">
            <text:p>-5.850996290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73041108527404" calcext:value-type="float">
            <text:p>-5.730411085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535699093304" calcext:value-type="float">
            <text:p>-5.535699093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63808658322526" calcext:value-type="float">
            <text:p>-5.6380865832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.98028777481313" calcext:value-type="float">
            <text:p>-4.980287774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91696058786956" calcext:value-type="float">
            <text:p>-5.916960587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58010035810145" calcext:value-type="float">
            <text:p>-6.580100358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79245091818186" calcext:value-type="float">
            <text:p>-5.792450918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29297186419525" calcext:value-type="float">
            <text:p>-6.292971864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6.18247770630774" calcext:value-type="float">
            <text:p>-6.182477706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80414898199262" calcext:value-type="float">
            <text:p>-5.80414898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6.19537693069455" calcext:value-type="float">
            <text:p>-6.195376930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6.29992598693096" calcext:value-type="float">
            <text:p>-6.299925986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6683274692287" calcext:value-type="float">
            <text:p>-6.668327469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26681686766811" calcext:value-type="float">
            <text:p>-6.266816867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6.39994373807046" calcext:value-type="float">
            <text:p>-6.399943738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7.10346064287231" calcext:value-type="float">
            <text:p>-7.1034606429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56592021137978" calcext:value-type="float">
            <text:p>-6.565920211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71306583250316" calcext:value-type="float">
            <text:p>-6.7130658325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6.36903931828043" calcext:value-type="float">
            <text:p>-6.369039318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6.01214633155054" calcext:value-type="float">
            <text:p>-6.012146331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60966634338658" calcext:value-type="float">
            <text:p>-6.609666343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59680728594198" calcext:value-type="float">
            <text:p>-6.596807285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6.40993221508401" calcext:value-type="float">
            <text:p>-6.409932215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25368145582857" calcext:value-type="float">
            <text:p>-6.253681455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7.20745043330649" calcext:value-type="float">
            <text:p>-7.2074504333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.52162765256063" calcext:value-type="float">
            <text:p>-6.5216276526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7.48810628640809" calcext:value-type="float">
            <text:p>-7.4881062864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.4327601814756" calcext:value-type="float">
            <text:p>-7.432760181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70528449933596" calcext:value-type="float">
            <text:p>-6.7052844993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67018228687228" calcext:value-type="float">
            <text:p>-7.670182286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6.12468822920846" calcext:value-type="float">
            <text:p>-6.1246882292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49656710276451" calcext:value-type="float">
            <text:p>-6.496567102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7.48657949119334" calcext:value-type="float">
            <text:p>-7.4865794912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75250563764637" calcext:value-type="float">
            <text:p>-6.7525056376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58274168931556" calcext:value-type="float">
            <text:p>-6.582741689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.35395754692516" calcext:value-type="float">
            <text:p>-6.3539575469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7.00315114129018" calcext:value-type="float">
            <text:p>-7.003151141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72166105969165" calcext:value-type="float">
            <text:p>-6.721661059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94037118716159" calcext:value-type="float">
            <text:p>-6.940371187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73110486341448" calcext:value-type="float">
            <text:p>-6.7311048634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7.02098515851077" calcext:value-type="float">
            <text:p>-7.020985158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69878208817401" calcext:value-type="float">
            <text:p>-6.698782088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7.29783084672711" calcext:value-type="float">
            <text:p>-7.297830846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75160162017616" calcext:value-type="float">
            <text:p>-6.751601620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6.85663058403059" calcext:value-type="float">
            <text:p>-6.85663058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.36748637130776" calcext:value-type="float">
            <text:p>-6.367486371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6.19467628504199" calcext:value-type="float">
            <text:p>-6.19467628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77298001499295" calcext:value-type="float">
            <text:p>-6.77298001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91514052974468" calcext:value-type="float">
            <text:p>-6.915140529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43918320215746" calcext:value-type="float">
            <text:p>-7.439183202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.93376636666949" calcext:value-type="float">
            <text:p>-6.933766366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89406330305238" calcext:value-type="float">
            <text:p>-7.8940633031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87342225037884" calcext:value-type="float">
            <text:p>-6.873422250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39436518807732" calcext:value-type="float">
            <text:p>-7.3943651881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7.27010349362117" calcext:value-type="float">
            <text:p>-7.270103493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80410104997727" calcext:value-type="float">
            <text:p>-6.8041010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7905285532967" calcext:value-type="float">
            <text:p>-6.379052855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69942963400258" calcext:value-type="float">
            <text:p>-6.69942963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50866628271392" calcext:value-type="float">
            <text:p>-7.508666282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88062007087206" calcext:value-type="float">
            <text:p>-6.8806200709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30573137278778" calcext:value-type="float">
            <text:p>-6.305731372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99452825492539" calcext:value-type="float">
            <text:p>-5.9945282549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72837981708286" calcext:value-type="float">
            <text:p>-6.7283798171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92708901483057" calcext:value-type="float">
            <text:p>-6.927089014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91400254151535" calcext:value-type="float">
            <text:p>-7.914002541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8726474398069" calcext:value-type="float">
            <text:p>-6.872647439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8.11339104055553" calcext:value-type="float">
            <text:p>-8.113391040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81355127506969" calcext:value-type="float">
            <text:p>-6.8135512751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40703134423977" calcext:value-type="float">
            <text:p>-8.4070313442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17377493997894" calcext:value-type="float">
            <text:p>-7.1737749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67139091062245" calcext:value-type="float">
            <text:p>-6.671390910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33381644078832" calcext:value-type="float">
            <text:p>-6.333816440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75695640679664" calcext:value-type="float">
            <text:p>-6.756956406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85981287909604" calcext:value-type="float">
            <text:p>-6.859812879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6.05419115885224" calcext:value-type="float">
            <text:p>-6.054191158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70317795510025" calcext:value-type="float">
            <text:p>-6.703177955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54994659735911" calcext:value-type="float">
            <text:p>-7.5499465974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76751655756476" calcext:value-type="float">
            <text:p>-7.767516557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27322511915443" calcext:value-type="float">
            <text:p>-7.273225119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8.03890326266501" calcext:value-type="float">
            <text:p>-8.038903262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34291009008625" calcext:value-type="float">
            <text:p>-7.342910090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85715547475414" calcext:value-type="float">
            <text:p>-6.8571554748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75095642309429" calcext:value-type="float">
            <text:p>-6.7509564231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6481387606968" calcext:value-type="float">
            <text:p>-7.648138760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49098805170058" calcext:value-type="float">
            <text:p>-7.490988051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68281327177328" calcext:value-type="float">
            <text:p>-7.6828132718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45154770467478" calcext:value-type="float">
            <text:p>-6.45154770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88521652670701" calcext:value-type="float">
            <text:p>-6.885216526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74893249802355" calcext:value-type="float">
            <text:p>-6.74893249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4184506388316" calcext:value-type="float">
            <text:p>-6.418450638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88482697867125" calcext:value-type="float">
            <text:p>-6.884826978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.9558105956106" calcext:value-type="float">
            <text:p>-6.9558105956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34177006442402" calcext:value-type="float">
            <text:p>-7.341770064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53342016662936" calcext:value-type="float">
            <text:p>-6.533420166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60431651736573" calcext:value-type="float">
            <text:p>-7.604316517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07893520760433" calcext:value-type="float">
            <text:p>-7.0789352076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98644074929627" calcext:value-type="float">
            <text:p>-6.986440749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56334296494181" calcext:value-type="float">
            <text:p>-7.563342964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47764357042908" calcext:value-type="float">
            <text:p>-6.477643570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25306025499073" calcext:value-type="float">
            <text:p>-7.25306025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65037111889751" calcext:value-type="float">
            <text:p>-7.6503711189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69267943049795" calcext:value-type="float">
            <text:p>-6.692679430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65513991498806" calcext:value-type="float">
            <text:p>-6.655139915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30063739749109" calcext:value-type="float">
            <text:p>-7.300637397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16121279318987" calcext:value-type="float">
            <text:p>-7.161212793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16988460476576" calcext:value-type="float">
            <text:p>-7.1698846048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27768229997969" calcext:value-type="float">
            <text:p>-7.277682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3204098832471" calcext:value-type="float">
            <text:p>-7.320409883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73761286428998" calcext:value-type="float">
            <text:p>-7.737612864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7.04541868009055" calcext:value-type="float">
            <text:p>-7.045418680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19984013729173" calcext:value-type="float">
            <text:p>-7.199840137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75186242296986" calcext:value-type="float">
            <text:p>-7.751862423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30422077914184" calcext:value-type="float">
            <text:p>-7.304220779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20413109607874" calcext:value-type="float">
            <text:p>-7.204131096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7.01969794326429" calcext:value-type="float">
            <text:p>-7.019697943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63095941830807" calcext:value-type="float">
            <text:p>-7.630959418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7.06974839300724" calcext:value-type="float">
            <text:p>-7.069748393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41612647839819" calcext:value-type="float">
            <text:p>-7.416126478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76297780629686" calcext:value-type="float">
            <text:p>-6.762977806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8.05823902883924" calcext:value-type="float">
            <text:p>-8.058239028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85773808142813" calcext:value-type="float">
            <text:p>-7.857738081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09571744653562" calcext:value-type="float">
            <text:p>-7.095717446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85618339415675" calcext:value-type="float">
            <text:p>-6.856183394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94749174237418" calcext:value-type="float">
            <text:p>-6.947491742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43253920247226" calcext:value-type="float">
            <text:p>-7.432539202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51006865113985" calcext:value-type="float">
            <text:p>-7.510068651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51026003066009" calcext:value-type="float">
            <text:p>-7.510260030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.89639278732866" calcext:value-type="float">
            <text:p>-6.896392787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23209663036301" calcext:value-type="float">
            <text:p>-7.232096630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41911613622163" calcext:value-type="float">
            <text:p>-7.4191161362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56702540089882" calcext:value-type="float">
            <text:p>-7.567025400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10151105969997" calcext:value-type="float">
            <text:p>-7.101511059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7.12633065459352" calcext:value-type="float">
            <text:p>-7.126330654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99303377619812" calcext:value-type="float">
            <text:p>-6.993033776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14102292350493" calcext:value-type="float">
            <text:p>-7.141022923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32134756309101" calcext:value-type="float">
            <text:p>-6.321347563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37336500155896" calcext:value-type="float">
            <text:p>-7.373365001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81607785488324" calcext:value-type="float">
            <text:p>-6.816077854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57586876806809" calcext:value-type="float">
            <text:p>-6.575868768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7339061456659" calcext:value-type="float">
            <text:p>-7.733906145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68754824155833" calcext:value-type="float">
            <text:p>-6.6875482416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91575380192121" calcext:value-type="float">
            <text:p>-7.915753801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52957676460329" calcext:value-type="float">
            <text:p>-7.529576764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4875652825369" calcext:value-type="float">
            <text:p>-8.4875652825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3773033602134" calcext:value-type="float">
            <text:p>-7.377303360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76830799362104" calcext:value-type="float">
            <text:p>-7.768307993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96408214124751" calcext:value-type="float">
            <text:p>-6.964082141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83481579233545" calcext:value-type="float">
            <text:p>-7.834815792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64757607230524" calcext:value-type="float">
            <text:p>-7.647576072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31627331588249" calcext:value-type="float">
            <text:p>-7.316273315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32821594881064" calcext:value-type="float">
            <text:p>-7.3282159488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51581921844674" calcext:value-type="float">
            <text:p>-7.515819218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7.20262758739666" calcext:value-type="float">
            <text:p>-7.202627587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30888064272" calcext:value-type="float">
            <text:p>-7.308880642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8.12828347240832" calcext:value-type="float">
            <text:p>-8.128283472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73448469792397" calcext:value-type="float">
            <text:p>-7.734484697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74235650810892" calcext:value-type="float">
            <text:p>-6.742356508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56428855870998" calcext:value-type="float">
            <text:p>-7.5642885587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41071552943822" calcext:value-type="float">
            <text:p>-7.410715529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95454282764384" calcext:value-type="float">
            <text:p>-7.954542827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8.13941327587268" calcext:value-type="float">
            <text:p>-8.139413275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49335869693393" calcext:value-type="float">
            <text:p>-7.493358696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7.13164702655397" calcext:value-type="float">
            <text:p>-7.131647026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7.19948909460183" calcext:value-type="float">
            <text:p>-7.1994890946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52867459777164" calcext:value-type="float">
            <text:p>-7.5286745978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45457373966622" calcext:value-type="float">
            <text:p>-7.454573739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73857835942745" calcext:value-type="float">
            <text:p>-7.738578359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66807061936948" calcext:value-type="float">
            <text:p>-6.6680706194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86761570119714" calcext:value-type="float">
            <text:p>-7.867615701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74852094046747" calcext:value-type="float">
            <text:p>-7.748520940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8.16082291308137" calcext:value-type="float">
            <text:p>-8.160822913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46490833358092" calcext:value-type="float">
            <text:p>-7.464908333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8.20004182419095" calcext:value-type="float">
            <text:p>-8.2000418242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7.99827921185603" calcext:value-type="float">
            <text:p>-7.998279211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7.02227582167073" calcext:value-type="float">
            <text:p>-7.022275821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8.08549353090502" calcext:value-type="float">
            <text:p>-8.085493530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8.13803709199824" calcext:value-type="float">
            <text:p>-8.13803709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70648745529537" calcext:value-type="float">
            <text:p>-6.706487455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8.27115132479155" calcext:value-type="float">
            <text:p>-8.271151324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7791918999094" calcext:value-type="float">
            <text:p>-7.7791918999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58644394085047" calcext:value-type="float">
            <text:p>-7.586443940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7.06581108108774" calcext:value-type="float">
            <text:p>-7.065811081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84730849936635" calcext:value-type="float">
            <text:p>-7.847308499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7.25201159534672" calcext:value-type="float">
            <text:p>-7.252011595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69416991686665" calcext:value-type="float">
            <text:p>-7.694169916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7.51015799912967" calcext:value-type="float">
            <text:p>-7.510157999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83805452731306" calcext:value-type="float">
            <text:p>-6.838054527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7.2417689217781" calcext:value-type="float">
            <text:p>-7.241768921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77886947130396" calcext:value-type="float">
            <text:p>-7.778869471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7.04733901703224" calcext:value-type="float">
            <text:p>-7.047339017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7.31457091392816" calcext:value-type="float">
            <text:p>-7.314570913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8.24414681390784" calcext:value-type="float">
            <text:p>-8.244146813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7.5667589404194" calcext:value-type="float">
            <text:p>-7.566758940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6.88552994291833" calcext:value-type="float">
            <text:p>-6.885529942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81087634024932" calcext:value-type="float">
            <text:p>-7.810876340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7.17531262021851" calcext:value-type="float">
            <text:p>-7.1753126202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8.17618555246257" calcext:value-type="float">
            <text:p>-8.176185552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7.32103830138908" calcext:value-type="float">
            <text:p>-7.321038301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83808902441867" calcext:value-type="float">
            <text:p>-6.838089024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7.35222136920897" calcext:value-type="float">
            <text:p>-7.352221369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72795783695735" calcext:value-type="float">
            <text:p>-6.727957837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9164312873059" calcext:value-type="float">
            <text:p>-6.916431287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8.63067537512865" calcext:value-type="float">
            <text:p>-8.6306753751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.91076458736174" calcext:value-type="float">
            <text:p>-7.9107645874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7.19243195741843" calcext:value-type="float">
            <text:p>-7.1924319574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7.21771595542668" calcext:value-type="float">
            <text:p>-7.217715955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82441482478661" calcext:value-type="float">
            <text:p>-6.824414824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41147524934389" calcext:value-type="float">
            <text:p>-7.4114752493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48268697942896" calcext:value-type="float">
            <text:p>-7.4826869794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94634967495116" calcext:value-type="float">
            <text:p>-6.94634967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.76196743831584" calcext:value-type="float">
            <text:p>-6.7619674383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23661726344685" calcext:value-type="float">
            <text:p>-7.236617263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27801945397155" calcext:value-type="float">
            <text:p>-7.27801945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6701543163025" calcext:value-type="float">
            <text:p>-7.670154316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80659158517118" calcext:value-type="float">
            <text:p>-6.8065915852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94927443684076" calcext:value-type="float">
            <text:p>-7.949274436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70468089475678" calcext:value-type="float">
            <text:p>-7.704680894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7.18692088662968" calcext:value-type="float">
            <text:p>-7.186920886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09051833191231" calcext:value-type="float">
            <text:p>-7.090518331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62329738431457" calcext:value-type="float">
            <text:p>-7.623297384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39481750599782" calcext:value-type="float">
            <text:p>-7.39481750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6.60514141490206" calcext:value-type="float">
            <text:p>-6.605141414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7.57471707043255" calcext:value-type="float">
            <text:p>-7.574717070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24582511196077" calcext:value-type="float">
            <text:p>-8.24582511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6.33601408000074" calcext:value-type="float">
            <text:p>-6.3360140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630275713084" calcext:value-type="float">
            <text:p>-6.630275713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7.32731625127396" calcext:value-type="float">
            <text:p>-7.327316251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7.24965289381782" calcext:value-type="float">
            <text:p>-7.2496528938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8.29421490202131" calcext:value-type="float">
            <text:p>-8.29421490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8.19158688691405" calcext:value-type="float">
            <text:p>-8.191586886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7.67376112313783" calcext:value-type="float">
            <text:p>-7.673761123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70351108617687" calcext:value-type="float">
            <text:p>-6.7035110862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518868409333" calcext:value-type="float">
            <text:p>-6.518868409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80525408621811" calcext:value-type="float">
            <text:p>-6.805254086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7.076059530392" calcext:value-type="float">
            <text:p>-7.0760595304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.99592235807302" calcext:value-type="float">
            <text:p>-6.995922358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.70207039123689" calcext:value-type="float">
            <text:p>-6.7020703912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67707399755263" calcext:value-type="float">
            <text:p>-6.677073997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6.86254024404989" calcext:value-type="float">
            <text:p>-6.86254024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7.25455159866066" calcext:value-type="float">
            <text:p>-7.254551598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.85067131137854" calcext:value-type="float">
            <text:p>-6.8506713114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7.14031924695454" calcext:value-type="float">
            <text:p>-7.14031924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6.80696540222115" calcext:value-type="float">
            <text:p>-6.806965402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7.09135502541135" calcext:value-type="float">
            <text:p>-7.091355025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79190158617078" calcext:value-type="float">
            <text:p>-7.791901586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56717764379532" calcext:value-type="float">
            <text:p>-6.567177643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64331631208739" calcext:value-type="float">
            <text:p>-6.643316312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66875155615481" calcext:value-type="float">
            <text:p>-6.668751556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70888741535553" calcext:value-type="float">
            <text:p>-6.708887415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6.46846358148092" calcext:value-type="float">
            <text:p>-6.4684635815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6.24663996343827" calcext:value-type="float">
            <text:p>-6.246639963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70314395868001" calcext:value-type="float">
            <text:p>-6.703143958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81496517410874" calcext:value-type="float">
            <text:p>-6.814965174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6.2476592608993" calcext:value-type="float">
            <text:p>-6.247659260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89239453620956" calcext:value-type="float">
            <text:p>-5.892394536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7.24056704918325" calcext:value-type="float">
            <text:p>-7.2405670492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.90624312017925" calcext:value-type="float">
            <text:p>-6.906243120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6.22149168373589" calcext:value-type="float">
            <text:p>-6.221491683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37258850300833" calcext:value-type="float">
            <text:p>-6.37258850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36432330396032" calcext:value-type="float">
            <text:p>-6.36432330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73559850886045" calcext:value-type="float">
            <text:p>-5.735598508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35718062473185" calcext:value-type="float">
            <text:p>-6.357180624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86416549865515" calcext:value-type="float">
            <text:p>-5.864165498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67261937192501" calcext:value-type="float">
            <text:p>-6.6726193719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6.01821576557605" calcext:value-type="float">
            <text:p>-6.018215765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6.18002494162718" calcext:value-type="float">
            <text:p>-6.180024941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.99250333423752" calcext:value-type="float">
            <text:p>-6.992503334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27211845353954" calcext:value-type="float">
            <text:p>-5.2721184535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7496621497043" calcext:value-type="float">
            <text:p>-5.749662149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79393914351824" calcext:value-type="float">
            <text:p>-5.7939391435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6.22889175478308" calcext:value-type="float">
            <text:p>-6.228891754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38406748550276" calcext:value-type="float">
            <text:p>-6.384067485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.13635726912361" calcext:value-type="float">
            <text:p>-5.136357269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6.00589866254835" calcext:value-type="float">
            <text:p>-6.0058986625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.97292845308927" calcext:value-type="float">
            <text:p>-5.972928453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9881502656809" calcext:value-type="float">
            <text:p>-5.988150265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54139567483179" calcext:value-type="float">
            <text:p>-5.541395674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6.11818355130535" calcext:value-type="float">
            <text:p>-6.1181835513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81911258365099" calcext:value-type="float">
            <text:p>-5.819112583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6.10748189146532" calcext:value-type="float">
            <text:p>-6.107481891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12464935555986" calcext:value-type="float">
            <text:p>-5.124649355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62817075147538" calcext:value-type="float">
            <text:p>-5.6281707515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52892855271461" calcext:value-type="float">
            <text:p>-5.528928552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79496755307636" calcext:value-type="float">
            <text:p>-5.794967553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81378118524381" calcext:value-type="float">
            <text:p>-5.813781185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19048658258212" calcext:value-type="float">
            <text:p>-6.190486582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30397869695659" calcext:value-type="float">
            <text:p>-5.30397869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.00076239249635" calcext:value-type="float">
            <text:p>-5.0007623925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6.04270104876348" calcext:value-type="float">
            <text:p>-6.042701048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69067882226464" calcext:value-type="float">
            <text:p>-4.690678822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1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1:0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59888824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47.7862526584678" calcext:value-type="float">
            <text:p>-47.786252658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55.3455690474113" calcext:value-type="float">
            <text:p>-55.345569047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58.7647599245705" calcext:value-type="float">
            <text:p>-58.764759924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8.0579755370187" calcext:value-type="float">
            <text:p>-48.05797553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5.063031251046" calcext:value-type="float">
            <text:p>-55.06303125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62.0332681121767" calcext:value-type="float">
            <text:p>-62.033268112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4.44499649987" calcext:value-type="float">
            <text:p>-54.4449964999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8.3636680528369" calcext:value-type="float">
            <text:p>-48.363668052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2.557346980015" calcext:value-type="float">
            <text:p>-52.5573469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3.9700348370899" calcext:value-type="float">
            <text:p>-43.970034837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0.8960317258359" calcext:value-type="float">
            <text:p>-50.896031725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5.0289115693852" calcext:value-type="float">
            <text:p>-55.028911569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46.46464019876" calcext:value-type="float">
            <text:p>-46.464640198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0.9915213511491" calcext:value-type="float">
            <text:p>-50.991521351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0.0579660933963" calcext:value-type="float">
            <text:p>-50.057966093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45.6901037194632" calcext:value-type="float">
            <text:p>-45.690103719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6.5296209555803" calcext:value-type="float">
            <text:p>-46.529620955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56.4231004677935" calcext:value-type="float">
            <text:p>-56.423100467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45.1937127741408" calcext:value-type="float">
            <text:p>-45.193712774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48.1560173156107" calcext:value-type="float">
            <text:p>-48.156017315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53.2541965336561" calcext:value-type="float">
            <text:p>-53.2541965337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6.1449476340925" calcext:value-type="float">
            <text:p>-46.144947634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5.9261523005222" calcext:value-type="float">
            <text:p>-45.9261523005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4.803730773676" calcext:value-type="float">
            <text:p>-44.803730773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48.3949336473241" calcext:value-type="float">
            <text:p>-48.394933647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46.910453705193" calcext:value-type="float">
            <text:p>-46.910453705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7.0657532777962" calcext:value-type="float">
            <text:p>-47.065753277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45.670148998338" calcext:value-type="float">
            <text:p>-45.670148998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47.4116601392083" calcext:value-type="float">
            <text:p>-47.411660139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9.9378096211735" calcext:value-type="float">
            <text:p>-49.937809621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45.499336802711" calcext:value-type="float">
            <text:p>-45.499336802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43.9823896282017" calcext:value-type="float">
            <text:p>-43.982389628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48.8665704419215" calcext:value-type="float">
            <text:p>-48.866570441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45.6155521348176" calcext:value-type="float">
            <text:p>-45.615552134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6.2617631422782" calcext:value-type="float">
            <text:p>-46.261763142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1.0822193143983" calcext:value-type="float">
            <text:p>-41.082219314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47.0303866712861" calcext:value-type="float">
            <text:p>-47.030386671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42.2963024431777" calcext:value-type="float">
            <text:p>-42.296302443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8.3467650278434" calcext:value-type="float">
            <text:p>-48.346765027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52.2670958735702" calcext:value-type="float">
            <text:p>-52.267095873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5.4219785688767" calcext:value-type="float">
            <text:p>-45.421978568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48.4933132618777" calcext:value-type="float">
            <text:p>-48.493313261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9.2815250446755" calcext:value-type="float">
            <text:p>-49.281525044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49.8887949861381" calcext:value-type="float">
            <text:p>-49.8887949861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64.7882676952849" calcext:value-type="float">
            <text:p>-64.788267695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4.4539014774019" calcext:value-type="float">
            <text:p>-44.453901477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41.8800277445715" calcext:value-type="float">
            <text:p>-41.880027744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50.2534882200118" calcext:value-type="float">
            <text:p>-50.2534882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45.5935747428555" calcext:value-type="float">
            <text:p>-45.593574742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50.5424472313829" calcext:value-type="float">
            <text:p>-50.542447231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9.4543351786606" calcext:value-type="float">
            <text:p>-49.454335178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54.0877855371606" calcext:value-type="float">
            <text:p>-54.087785537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6.38990109945" calcext:value-type="float">
            <text:p>-46.389901099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4.635956758003" calcext:value-type="float">
            <text:p>-44.63595675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6.2549326801371" calcext:value-type="float">
            <text:p>-46.2549326801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7.3305206877489" calcext:value-type="float">
            <text:p>-47.330520687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6.1603116747108" calcext:value-type="float">
            <text:p>-46.1603116747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51.5235882823624" calcext:value-type="float">
            <text:p>-51.523588282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6.932316313352" calcext:value-type="float">
            <text:p>-46.932316313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5.6245005413747" calcext:value-type="float">
            <text:p>-45.624500541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5.3984548207309" calcext:value-type="float">
            <text:p>-45.398454820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56.5081649610688" calcext:value-type="float">
            <text:p>-56.508164961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6.0080454438035" calcext:value-type="float">
            <text:p>-46.008045443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8.5922246461543" calcext:value-type="float">
            <text:p>-48.5922246462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4.1422351936704" calcext:value-type="float">
            <text:p>-44.142235193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49.0299639946623" calcext:value-type="float">
            <text:p>-49.029963994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5.2633718484526" calcext:value-type="float">
            <text:p>-45.263371848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43.7631124907355" calcext:value-type="float">
            <text:p>-43.763112490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44.069081226839" calcext:value-type="float">
            <text:p>-44.069081226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4.5608900854922" calcext:value-type="float">
            <text:p>-44.5608900855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43.1218838784592" calcext:value-type="float">
            <text:p>-43.121883878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46.7326161590082" calcext:value-type="float">
            <text:p>-46.73261615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50.7070838132515" calcext:value-type="float">
            <text:p>-50.707083813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5.8833299569399" calcext:value-type="float">
            <text:p>-45.883329956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45.5570182387252" calcext:value-type="float">
            <text:p>-45.557018238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6.0720113270316" calcext:value-type="float">
            <text:p>-46.07201132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49.7468631576051" calcext:value-type="float">
            <text:p>-49.746863157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56.8832756788633" calcext:value-type="float">
            <text:p>-56.883275678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3.0648630240926" calcext:value-type="float">
            <text:p>-43.064863024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8.5731672152803" calcext:value-type="float">
            <text:p>-48.573167215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43.700071552803" calcext:value-type="float">
            <text:p>-43.700071552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3.2198322533223" calcext:value-type="float">
            <text:p>-43.219832253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49.4564863658291" calcext:value-type="float">
            <text:p>-49.456486365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50.4165584704305" calcext:value-type="float">
            <text:p>-50.416558470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50.328207417665" calcext:value-type="float">
            <text:p>-50.328207417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47.2987370536422" calcext:value-type="float">
            <text:p>-47.298737053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45.4422086483583" calcext:value-type="float">
            <text:p>-45.442208648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5.6587531680559" calcext:value-type="float">
            <text:p>-45.6587531681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4.5930805549186" calcext:value-type="float">
            <text:p>-44.5930805549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45.6226669522528" calcext:value-type="float">
            <text:p>-45.622666952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47.4295171879236" calcext:value-type="float">
            <text:p>-47.429517187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2.7919152236083" calcext:value-type="float">
            <text:p>-42.791915223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7.9719089643408" calcext:value-type="float">
            <text:p>-47.971908964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53.2955924613118" calcext:value-type="float">
            <text:p>-53.295592461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50.06778435604" calcext:value-type="float">
            <text:p>-50.06778435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46.5695614981867" calcext:value-type="float">
            <text:p>-46.569561498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55.0459517708633" calcext:value-type="float">
            <text:p>-55.045951770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7.0089217425269" calcext:value-type="float">
            <text:p>-47.008921742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57.7673279125726" calcext:value-type="float">
            <text:p>-57.767327912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8.5865817774012" calcext:value-type="float">
            <text:p>-48.586581777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9.0779238072288" calcext:value-type="float">
            <text:p>-49.077923807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5.3151764522207" calcext:value-type="float">
            <text:p>-45.315176452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2.8480334600068" calcext:value-type="float">
            <text:p>-42.8480334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53.0763799358986" calcext:value-type="float">
            <text:p>-53.076379935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47.8607240245156" calcext:value-type="float">
            <text:p>-47.860724024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59.1409919623514" calcext:value-type="float">
            <text:p>-59.140991962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6.2067103479195" calcext:value-type="float">
            <text:p>-46.2067103479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50.7258109652117" calcext:value-type="float">
            <text:p>-50.725810965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6.2537299417843" calcext:value-type="float">
            <text:p>-46.253729941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53.5294650567878" calcext:value-type="float">
            <text:p>-53.529465056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52.7878523103718" calcext:value-type="float">
            <text:p>-52.787852310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54.9785506733856" calcext:value-type="float">
            <text:p>-54.978550673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1.9489005898384" calcext:value-type="float">
            <text:p>-41.948900589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5.239576590079" calcext:value-type="float">
            <text:p>-45.239576590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5.4417764032494" calcext:value-type="float">
            <text:p>-45.441776403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50.4618525916257" calcext:value-type="float">
            <text:p>-50.4618525916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49.8716922002006" calcext:value-type="float">
            <text:p>-49.871692200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47.0542311162816" calcext:value-type="float">
            <text:p>-47.054231116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43.9699003985834" calcext:value-type="float">
            <text:p>-43.9699003986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7.8246320813738" calcext:value-type="float">
            <text:p>-47.824632081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3.0217454570371" calcext:value-type="float">
            <text:p>-43.02174545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5.3740189591872" calcext:value-type="float">
            <text:p>-45.374018959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49.4641091483391" calcext:value-type="float">
            <text:p>-49.464109148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53.7143847876743" calcext:value-type="float">
            <text:p>-53.714384787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44.9380979768339" calcext:value-type="float">
            <text:p>-44.938097976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44.4006369290151" calcext:value-type="float">
            <text:p>-44.40063692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56.1759842856945" calcext:value-type="float">
            <text:p>-56.1759842857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44.0950522755774" calcext:value-type="float">
            <text:p>-44.095052275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45.4077154913361" calcext:value-type="float">
            <text:p>-45.407715491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47.7010565738348" calcext:value-type="float">
            <text:p>-47.701056573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45.7494486669085" calcext:value-type="float">
            <text:p>-45.749448666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47.1520445197984" calcext:value-type="float">
            <text:p>-47.152044519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45.7581132144801" calcext:value-type="float">
            <text:p>-45.758113214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53.9114551757484" calcext:value-type="float">
            <text:p>-53.911455175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47.1855955771438" calcext:value-type="float">
            <text:p>-47.1855955771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50.7518739982511" calcext:value-type="float">
            <text:p>-50.751873998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48.3057919131353" calcext:value-type="float">
            <text:p>-48.305791913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9.6819940189959" calcext:value-type="float">
            <text:p>-49.68199401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53.0101150232279" calcext:value-type="float">
            <text:p>-53.010115023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5.1853231598409" calcext:value-type="float">
            <text:p>-45.185323159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4.5941650614077" calcext:value-type="float">
            <text:p>-44.594165061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5.7469489984373" calcext:value-type="float">
            <text:p>-45.746948998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53.6345215716847" calcext:value-type="float">
            <text:p>-53.634521571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50.2864649951519" calcext:value-type="float">
            <text:p>-50.286464995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51.1600055109137" calcext:value-type="float">
            <text:p>-51.160005510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6.2560761972596" calcext:value-type="float">
            <text:p>-46.256076197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45.8258349192412" calcext:value-type="float">
            <text:p>-45.825834919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5.43015746949" calcext:value-type="float">
            <text:p>-45.4301574695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42.9663378666454" calcext:value-type="float">
            <text:p>-42.966337866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46.771367931239" calcext:value-type="float">
            <text:p>-46.771367931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50.6531704168269" calcext:value-type="float">
            <text:p>-50.653170416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45.6589060203539" calcext:value-type="float">
            <text:p>-45.658906020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54.7656557970351" calcext:value-type="float">
            <text:p>-54.765655797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53.6018964076408" calcext:value-type="float">
            <text:p>-53.601896407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7.9246272685408" calcext:value-type="float">
            <text:p>-47.924627268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49.105855724203" calcext:value-type="float">
            <text:p>-49.105855724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48.2225025108331" calcext:value-type="float">
            <text:p>-48.222502510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57.0002938207298" calcext:value-type="float">
            <text:p>-57.000293820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48.2685975065647" calcext:value-type="float">
            <text:p>-48.268597506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50.6705403978789" calcext:value-type="float">
            <text:p>-50.670540397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65.7773938814043" calcext:value-type="float">
            <text:p>-65.777393881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53.3277953640374" calcext:value-type="float">
            <text:p>-53.327795364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7.1474923256431" calcext:value-type="float">
            <text:p>-47.147492325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46.7327799850767" calcext:value-type="float">
            <text:p>-46.7327799851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52.0093071513246" calcext:value-type="float">
            <text:p>-52.009307151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53.3024060471478" calcext:value-type="float">
            <text:p>-53.302406047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45.0523144245071" calcext:value-type="float">
            <text:p>-45.052314424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45.8309744086241" calcext:value-type="float">
            <text:p>-45.830974408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45.0881703183342" calcext:value-type="float">
            <text:p>-45.088170318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7.2481028515816" calcext:value-type="float">
            <text:p>-47.248102851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46.7346253997315" calcext:value-type="float">
            <text:p>-46.734625399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51.8188907896225" calcext:value-type="float">
            <text:p>-51.8188907896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42.1289847964185" calcext:value-type="float">
            <text:p>-42.128984796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45.1300874824591" calcext:value-type="float">
            <text:p>-45.130087482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5.5533548033287" calcext:value-type="float">
            <text:p>-45.553354803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50.6965325987378" calcext:value-type="float">
            <text:p>-50.6965325987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52.6527138331588" calcext:value-type="float">
            <text:p>-52.652713833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9.6336477964606" calcext:value-type="float">
            <text:p>-49.633647796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4.9147618710581" calcext:value-type="float">
            <text:p>-44.914761871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50.7778001390105" calcext:value-type="float">
            <text:p>-50.777800139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50.7447101356248" calcext:value-type="float">
            <text:p>-50.7447101356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6.5030294916444" calcext:value-type="float">
            <text:p>-56.503029491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53.2424711066534" calcext:value-type="float">
            <text:p>-53.242471106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53.917051379499" calcext:value-type="float">
            <text:p>-53.917051379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1.1708827042306" calcext:value-type="float">
            <text:p>-41.170882704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50.9473334296669" calcext:value-type="float">
            <text:p>-50.947333429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48.9639471661049" calcext:value-type="float">
            <text:p>-48.963947166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54.5390645695416" calcext:value-type="float">
            <text:p>-54.539064569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9.2745380482708" calcext:value-type="float">
            <text:p>-49.274538048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9.0498694021684" calcext:value-type="float">
            <text:p>-49.049869402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44.8960052271122" calcext:value-type="float">
            <text:p>-44.896005227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9.0301674504075" calcext:value-type="float">
            <text:p>-49.030167450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54.0660816495351" calcext:value-type="float">
            <text:p>-54.066081649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3.4604804288508" calcext:value-type="float">
            <text:p>-43.460480428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50.5923603822066" calcext:value-type="float">
            <text:p>-50.592360382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51.8496950775367" calcext:value-type="float">
            <text:p>-51.849695077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50.5295846044142" calcext:value-type="float">
            <text:p>-50.529584604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51.6130094340831" calcext:value-type="float">
            <text:p>-51.613009434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7.6197446719845" calcext:value-type="float">
            <text:p>-47.61974467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63.9055269404524" calcext:value-type="float">
            <text:p>-63.9055269405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43.4893789683064" calcext:value-type="float">
            <text:p>-43.489378968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9.528822585997" calcext:value-type="float">
            <text:p>-49.52882258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45.1513617451504" calcext:value-type="float">
            <text:p>-45.151361745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56.1451636216962" calcext:value-type="float">
            <text:p>-56.145163621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6.6032694621391" calcext:value-type="float">
            <text:p>-46.603269462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48.4404138225109" calcext:value-type="float">
            <text:p>-48.440413822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50.7557613229258" calcext:value-type="float">
            <text:p>-50.7557613229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53.827482885547" calcext:value-type="float">
            <text:p>-53.827482885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48.8630195851513" calcext:value-type="float">
            <text:p>-48.86301958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0.4320409795466" calcext:value-type="float">
            <text:p>-50.432040979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7.7178462521827" calcext:value-type="float">
            <text:p>-47.717846252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3.2913366375037" calcext:value-type="float">
            <text:p>-53.291336637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1.2103309350401" calcext:value-type="float">
            <text:p>-51.21033093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6.6374036926866" calcext:value-type="float">
            <text:p>-56.637403692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49.0401248559506" calcext:value-type="float">
            <text:p>-49.04012485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6.9051440753535" calcext:value-type="float">
            <text:p>-46.905144075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5.4377763420694" calcext:value-type="float">
            <text:p>-45.437776342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50.3823213858298" calcext:value-type="float">
            <text:p>-50.382321385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8.0384253638573" calcext:value-type="float">
            <text:p>-48.0384253639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51.5320216287943" calcext:value-type="float">
            <text:p>-51.532021628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3.6892210458699" calcext:value-type="float">
            <text:p>-53.6892210459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2.6643607877857" calcext:value-type="float">
            <text:p>-52.6643607878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54.9928872212821" calcext:value-type="float">
            <text:p>-54.992887221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7.6378352421884" calcext:value-type="float">
            <text:p>-47.6378352422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3.9048224511935" calcext:value-type="float">
            <text:p>-53.904822451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68.2900102747996" calcext:value-type="float">
            <text:p>-68.2900102748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55.6028173723611" calcext:value-type="float">
            <text:p>-55.602817372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6.4342390314544" calcext:value-type="float">
            <text:p>-56.4342390315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50.4954417372507" calcext:value-type="float">
            <text:p>-50.4954417373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51.2822304365029" calcext:value-type="float">
            <text:p>-51.282230436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52.7334552512628" calcext:value-type="float">
            <text:p>-52.733455251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59.7517945476913" calcext:value-type="float">
            <text:p>-59.751794547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50.0143877389065" calcext:value-type="float">
            <text:p>-50.014387738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56.8707614800881" calcext:value-type="float">
            <text:p>-56.870761480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5.8373741843451" calcext:value-type="float">
            <text:p>-45.837374184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56.6121610751193" calcext:value-type="float">
            <text:p>-56.6121610751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62.5654525935706" calcext:value-type="float">
            <text:p>-62.5654525936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64.6103074150132" calcext:value-type="float">
            <text:p>-64.61030741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52.6206017491506" calcext:value-type="float">
            <text:p>-52.620601749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51.7944896282246" calcext:value-type="float">
            <text:p>-51.794489628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48.2072998039441" calcext:value-type="float">
            <text:p>-48.207299803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56.2136329498646" calcext:value-type="float">
            <text:p>-56.2136329499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8.0356675325384" calcext:value-type="float">
            <text:p>-48.035667532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50.4835544631444" calcext:value-type="float">
            <text:p>-50.483554463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8.874653700959" calcext:value-type="float">
            <text:p>-58.87465370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63.6733371185617" calcext:value-type="float">
            <text:p>-63.6733371186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0.0718853392024" calcext:value-type="float">
            <text:p>-50.071885339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4.527386115219" calcext:value-type="float">
            <text:p>-54.527386115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2.2878799548074" calcext:value-type="float">
            <text:p>-52.287879954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7.9901118664939" calcext:value-type="float">
            <text:p>-47.990111866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0.0411833416805" calcext:value-type="float">
            <text:p>-50.041183341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50.3691513968007" calcext:value-type="float">
            <text:p>-50.369151396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48.5932002715986" calcext:value-type="float">
            <text:p>-48.593200271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55.6029982410146" calcext:value-type="float">
            <text:p>-55.60299824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55.0843184859807" calcext:value-type="float">
            <text:p>-55.08431848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48.4665754861389" calcext:value-type="float">
            <text:p>-48.466575486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61.1960466126453" calcext:value-type="float">
            <text:p>-61.196046612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50.3993651254833" calcext:value-type="float">
            <text:p>-50.399365125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2.5612726091575" calcext:value-type="float">
            <text:p>-52.561272609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54.7222501447677" calcext:value-type="float">
            <text:p>-54.722250144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55.8469282992805" calcext:value-type="float">
            <text:p>-55.846928299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47.4504360521075" calcext:value-type="float">
            <text:p>-47.450436052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57.2824232909369" calcext:value-type="float">
            <text:p>-57.2824232909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49.9641136636615" calcext:value-type="float">
            <text:p>-49.9641136637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51.6623695898764" calcext:value-type="float">
            <text:p>-51.662369589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55.0153810771634" calcext:value-type="float">
            <text:p>-55.015381077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53.3717275426086" calcext:value-type="float">
            <text:p>-53.371727542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61.1435303041298" calcext:value-type="float">
            <text:p>-61.143530304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49.280342068499" calcext:value-type="float">
            <text:p>-49.280342068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2.4639857983281" calcext:value-type="float">
            <text:p>-52.4639857983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2.3998608368168" calcext:value-type="float">
            <text:p>-72.399860836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0.9584827269419" calcext:value-type="float">
            <text:p>-50.958482726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8.3595150219654" calcext:value-type="float">
            <text:p>-48.359515022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55.0682958954983" calcext:value-type="float">
            <text:p>-55.0682958955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4.7964277637934" calcext:value-type="float">
            <text:p>-54.796427763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6.4922236036142" calcext:value-type="float">
            <text:p>-46.492223603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58.6437814279837" calcext:value-type="float">
            <text:p>-58.64378142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50.3738746682831" calcext:value-type="float">
            <text:p>-50.373874668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8.1451639952711" calcext:value-type="float">
            <text:p>-78.145163995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9.282063651742" calcext:value-type="float">
            <text:p>-49.2820636517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72.7140846924019" calcext:value-type="float">
            <text:p>-72.7140846924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9.3893622325357" calcext:value-type="float">
            <text:p>-59.389362232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5.6381349073451" calcext:value-type="float">
            <text:p>-55.638134907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2.8951239811102" calcext:value-type="float">
            <text:p>-52.895123981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9.0262477706349" calcext:value-type="float">
            <text:p>-49.026247770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2.8464750912626" calcext:value-type="float">
            <text:p>-52.846475091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4.2673264005698" calcext:value-type="float">
            <text:p>-54.267326400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5.3194957699986" calcext:value-type="float">
            <text:p>-55.3194957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4.9069104170399" calcext:value-type="float">
            <text:p>-54.906910417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0.3710479824716" calcext:value-type="float">
            <text:p>-50.371047982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6.0843860938666" calcext:value-type="float">
            <text:p>-56.084386093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9.5922087426228" calcext:value-type="float">
            <text:p>-69.592208742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49.114524582297" calcext:value-type="float">
            <text:p>-49.114524582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61.1892686983115" calcext:value-type="float">
            <text:p>-61.189268698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9.7737024979683" calcext:value-type="float">
            <text:p>-49.773702498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8.9718683232714" calcext:value-type="float">
            <text:p>-68.971868323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4.9592607425286" calcext:value-type="float">
            <text:p>-54.9592607425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7.0147935210243" calcext:value-type="float">
            <text:p>-67.014793521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3.0989031560868" calcext:value-type="float">
            <text:p>-53.098903156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6.7252852942117" calcext:value-type="float">
            <text:p>-56.725285294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4.6055466617236" calcext:value-type="float">
            <text:p>-54.605546661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8.6020332255391" calcext:value-type="float">
            <text:p>-58.602033225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5.2667250012558" calcext:value-type="float">
            <text:p>-55.266725001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9.2645213739345" calcext:value-type="float">
            <text:p>-59.264521373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7.9178534272236" calcext:value-type="float">
            <text:p>-67.917853427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6.9885102876541" calcext:value-type="float">
            <text:p>-56.9885102877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49.9029330331234" calcext:value-type="float">
            <text:p>-49.902933033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1.6600003821799" calcext:value-type="float">
            <text:p>-51.660000382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7.017026783648" calcext:value-type="float">
            <text:p>-57.017026783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2.1461583642798" calcext:value-type="float">
            <text:p>-52.146158364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0.5933499042321" calcext:value-type="float">
            <text:p>-50.593349904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5.0597497223526" calcext:value-type="float">
            <text:p>-55.059749722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2.6152696943101" calcext:value-type="float">
            <text:p>-62.615269694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49.5909159739187" calcext:value-type="float">
            <text:p>-49.590915973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6.2360851368344" calcext:value-type="float">
            <text:p>-56.236085136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60.4862117976907" calcext:value-type="float">
            <text:p>-60.486211797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56.6573170514843" calcext:value-type="float">
            <text:p>-56.657317051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4.9068406205223" calcext:value-type="float">
            <text:p>-54.906840620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1.9522495019113" calcext:value-type="float">
            <text:p>-51.952249501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62.3131020421609" calcext:value-type="float">
            <text:p>-62.313102042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8.3575845209569" calcext:value-type="float">
            <text:p>-58.357584521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48.5088772365476" calcext:value-type="float">
            <text:p>-48.508877236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6.8277490118789" calcext:value-type="float">
            <text:p>-56.827749011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57.2707366162741" calcext:value-type="float">
            <text:p>-57.2707366163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5.1597603096215" calcext:value-type="float">
            <text:p>-55.159760309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1.2901925162863" calcext:value-type="float">
            <text:p>-51.290192516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48.0108368712762" calcext:value-type="float">
            <text:p>-48.010836871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5.0325265335329" calcext:value-type="float">
            <text:p>-55.0325265335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3.5112314918394" calcext:value-type="float">
            <text:p>-53.511231491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5.2383679816323" calcext:value-type="float">
            <text:p>-55.238367981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46.8093849551594" calcext:value-type="float">
            <text:p>-46.809384955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3.6620592569374" calcext:value-type="float">
            <text:p>-53.662059256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3.0811738792418" calcext:value-type="float">
            <text:p>-53.0811738792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7.535585204995" calcext:value-type="float">
            <text:p>-57.53558520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48.3033160581833" calcext:value-type="float">
            <text:p>-48.303316058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1.9255210461488" calcext:value-type="float">
            <text:p>-51.925521046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1.5032887998662" calcext:value-type="float">
            <text:p>-61.503288799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46.1103828792063" calcext:value-type="float">
            <text:p>-46.1103828792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6.9204534369144" calcext:value-type="float">
            <text:p>-66.920453436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48.0897914073087" calcext:value-type="float">
            <text:p>-48.0897914073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2.5951055318992" calcext:value-type="float">
            <text:p>-62.595105531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6.0290438679129" calcext:value-type="float">
            <text:p>-56.029043867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46.0658317537891" calcext:value-type="float">
            <text:p>-46.065831753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2.1342503585754" calcext:value-type="float">
            <text:p>-52.1342503586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50.1416925421849" calcext:value-type="float">
            <text:p>-50.141692542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3.4812593418163" calcext:value-type="float">
            <text:p>-53.4812593418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1.3314457003467" calcext:value-type="float">
            <text:p>-51.331445700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5.3835561853787" calcext:value-type="float">
            <text:p>-55.383556185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2.8774163271965" calcext:value-type="float">
            <text:p>-52.8774163272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4.9055055739026" calcext:value-type="float">
            <text:p>-54.905505573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4.6145282750208" calcext:value-type="float">
            <text:p>-54.61452827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6.2768361658351" calcext:value-type="float">
            <text:p>-66.2768361658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5.6411536828684" calcext:value-type="float">
            <text:p>-55.641153682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62.4888859893387" calcext:value-type="float">
            <text:p>-62.488885989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5.6855407089608" calcext:value-type="float">
            <text:p>-65.6855407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4.1066978155934" calcext:value-type="float">
            <text:p>-54.106697815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46.9342732487497" calcext:value-type="float">
            <text:p>-46.934273248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5.2787203031385" calcext:value-type="float">
            <text:p>-55.278720303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7.8252131851883" calcext:value-type="float">
            <text:p>-57.825213185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5.9393305664724" calcext:value-type="float">
            <text:p>-55.9393305665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49.2859004721953" calcext:value-type="float">
            <text:p>-49.285900472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6.5836786883189" calcext:value-type="float">
            <text:p>-56.5836786883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47.4162617092209" calcext:value-type="float">
            <text:p>-47.416261709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49.0270510139514" calcext:value-type="float">
            <text:p>-49.02705101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6.4513992172489" calcext:value-type="float">
            <text:p>-56.451399217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0.3363640971641" calcext:value-type="float">
            <text:p>-50.3363640972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47.693830083931" calcext:value-type="float">
            <text:p>-47.693830083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47.1106487650982" calcext:value-type="float">
            <text:p>-47.1106487651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53.5414620173642" calcext:value-type="float">
            <text:p>-53.541462017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49.4179549693407" calcext:value-type="float">
            <text:p>-49.417954969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5.1397046234837" calcext:value-type="float">
            <text:p>-55.139704623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7.4480066296439" calcext:value-type="float">
            <text:p>-57.448006629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4.0496318180001" calcext:value-type="float">
            <text:p>-54.04963181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47.8630101827363" calcext:value-type="float">
            <text:p>-47.863010182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4.171021211716" calcext:value-type="float">
            <text:p>-64.171021211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50.9835942239105" calcext:value-type="float">
            <text:p>-50.9835942239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50.1841021062621" calcext:value-type="float">
            <text:p>-50.184102106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1.9019015615044" calcext:value-type="float">
            <text:p>-51.901901561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0.8362189646949" calcext:value-type="float">
            <text:p>-60.8362189647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49.0202993347969" calcext:value-type="float">
            <text:p>-49.020299334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47.7442773854422" calcext:value-type="float">
            <text:p>-47.744277385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2.9811845318033" calcext:value-type="float">
            <text:p>-52.981184531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51.6378077536769" calcext:value-type="float">
            <text:p>-51.6378077537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6.5187499605046" calcext:value-type="float">
            <text:p>-56.518749960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58.2961134020337" calcext:value-type="float">
            <text:p>-58.29611340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49.7270080859421" calcext:value-type="float">
            <text:p>-49.727008085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47.4750033953396" calcext:value-type="float">
            <text:p>-47.4750033953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48.1343733309266" calcext:value-type="float">
            <text:p>-48.134373330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3.8868826917669" calcext:value-type="float">
            <text:p>-63.886882691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1.7370392564986" calcext:value-type="float">
            <text:p>-51.737039256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48.4757234609935" calcext:value-type="float">
            <text:p>-48.47572346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2.329705780282" calcext:value-type="float">
            <text:p>-72.329705780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1.8059349950152" calcext:value-type="float">
            <text:p>-51.80593499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0.3174769299065" calcext:value-type="float">
            <text:p>-50.317476929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52.2300450791055" calcext:value-type="float">
            <text:p>-52.2300450791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49.809874205133" calcext:value-type="float">
            <text:p>-49.8098742051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7.1818086882374" calcext:value-type="float">
            <text:p>-57.181808688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0.4441017864995" calcext:value-type="float">
            <text:p>-50.444101786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2.7653422633902" calcext:value-type="float">
            <text:p>-52.7653422634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1.0906984149072" calcext:value-type="float">
            <text:p>-51.0906984149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1.4772685048411" calcext:value-type="float">
            <text:p>-51.477268504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47.7576424112353" calcext:value-type="float">
            <text:p>-47.757642411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1.7803615985695" calcext:value-type="float">
            <text:p>-51.7803615986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58.1824244784078" calcext:value-type="float">
            <text:p>-58.182424478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7.5364786112592" calcext:value-type="float">
            <text:p>-57.536478611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57.0960754678792" calcext:value-type="float">
            <text:p>-57.096075467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52.3822351616894" calcext:value-type="float">
            <text:p>-52.3822351617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7.4117416790782" calcext:value-type="float">
            <text:p>-67.411741679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3.403964344184" calcext:value-type="float">
            <text:p>-53.403964344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51.3250642892393" calcext:value-type="float">
            <text:p>-51.325064289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1.9313642949322" calcext:value-type="float">
            <text:p>-51.931364294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59.5769629991904" calcext:value-type="float">
            <text:p>-59.5769629992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6.6803617203753" calcext:value-type="float">
            <text:p>-56.6803617204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4.9911480332126" calcext:value-type="float">
            <text:p>-54.9911480332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47.7708101115103" calcext:value-type="float">
            <text:p>-47.770810111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6.8699001822515" calcext:value-type="float">
            <text:p>-66.869900182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5.4738444285308" calcext:value-type="float">
            <text:p>-55.473844428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51.8249340072678" calcext:value-type="float">
            <text:p>-51.824934007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54.1309060570424" calcext:value-type="float">
            <text:p>-54.130906057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4.4815914366279" calcext:value-type="float">
            <text:p>-64.4815914366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60.434600592448" calcext:value-type="float">
            <text:p>-60.434600592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4.2327412719292" calcext:value-type="float">
            <text:p>-54.232741271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0.4319734316839" calcext:value-type="float">
            <text:p>-60.431973431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49.7547710001536" calcext:value-type="float">
            <text:p>-49.754771000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7.027775951862" calcext:value-type="float">
            <text:p>-57.027775951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1.2763062039304" calcext:value-type="float">
            <text:p>-51.2763062039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2.9987426518568" calcext:value-type="float">
            <text:p>-52.998742651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47.3350545047833" calcext:value-type="float">
            <text:p>-47.3350545048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54.4214938895363" calcext:value-type="float">
            <text:p>-54.4214938895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51.594753445532" calcext:value-type="float">
            <text:p>-51.594753445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4.8189863080352" calcext:value-type="float">
            <text:p>-54.81898630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62.5966198601653" calcext:value-type="float">
            <text:p>-62.596619860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5.0666473604412" calcext:value-type="float">
            <text:p>-55.066647360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7.5086913702141" calcext:value-type="float">
            <text:p>-67.508691370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4.9752749148175" calcext:value-type="float">
            <text:p>-54.975274914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0.2428847769759" calcext:value-type="float">
            <text:p>-50.24288477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1.3696926942206" calcext:value-type="float">
            <text:p>-51.3696926942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65.8074341245636" calcext:value-type="float">
            <text:p>-65.807434124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0.5838695690229" calcext:value-type="float">
            <text:p>-60.58386956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63.9493814079368" calcext:value-type="float">
            <text:p>-63.949381407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5.9963513463105" calcext:value-type="float">
            <text:p>-55.9963513463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47.0467252100937" calcext:value-type="float">
            <text:p>-47.046725210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46.297836589376" calcext:value-type="float">
            <text:p>-46.297836589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3.9240185054382" calcext:value-type="float">
            <text:p>-53.924018505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4.8843076510979" calcext:value-type="float">
            <text:p>-54.8843076511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2.7650352281866" calcext:value-type="float">
            <text:p>-52.765035228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7.4606889163206" calcext:value-type="float">
            <text:p>-57.4606889163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58.9768480974229" calcext:value-type="float">
            <text:p>-58.976848097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6.2662286844229" calcext:value-type="float">
            <text:p>-56.266228684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9.1612375650004" calcext:value-type="float">
            <text:p>-49.16123756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5.5228161406475" calcext:value-type="float">
            <text:p>-45.522816140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48.5170186039704" calcext:value-type="float">
            <text:p>-48.517018604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1.1834151245178" calcext:value-type="float">
            <text:p>-51.183415124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1.2661477407757" calcext:value-type="float">
            <text:p>-71.266147740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50.4968374061092" calcext:value-type="float">
            <text:p>-50.496837406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4.5533735342517" calcext:value-type="float">
            <text:p>-54.553373534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0.8330278526177" calcext:value-type="float">
            <text:p>-50.833027852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2.0302070890293" calcext:value-type="float">
            <text:p>-52.03020708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2.7052278542754" calcext:value-type="float">
            <text:p>-52.705227854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7.2025827276525" calcext:value-type="float">
            <text:p>-57.202582727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3.4671428549081" calcext:value-type="float">
            <text:p>-53.467142854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46.1979280745484" calcext:value-type="float">
            <text:p>-46.1979280745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2.7039401941907" calcext:value-type="float">
            <text:p>-52.703940194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52.437751633119" calcext:value-type="float">
            <text:p>-52.4377516331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63.6207311216743" calcext:value-type="float">
            <text:p>-63.620731121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3.4024114825926" calcext:value-type="float">
            <text:p>-63.4024114826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54.3490756176467" calcext:value-type="float">
            <text:p>-54.349075617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1.8530819440408" calcext:value-type="float">
            <text:p>-51.85308194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9.5594184789531" calcext:value-type="float">
            <text:p>-59.55941847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45.28686676557" calcext:value-type="float">
            <text:p>-45.286866765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0.9626602250105" calcext:value-type="float">
            <text:p>-50.96266022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6.6401824906792" calcext:value-type="float">
            <text:p>-56.640182490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60.5246171130321" calcext:value-type="float">
            <text:p>-60.52461711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1.6654096604449" calcext:value-type="float">
            <text:p>-51.665409660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48.0587671277179" calcext:value-type="float">
            <text:p>-48.058767127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5.6523514880556" calcext:value-type="float">
            <text:p>-55.652351488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1.9504190074753" calcext:value-type="float">
            <text:p>-51.950419007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3.0888171385319" calcext:value-type="float">
            <text:p>-53.0888171385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8.4938795095632" calcext:value-type="float">
            <text:p>-58.4938795096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1.9503359500716" calcext:value-type="float">
            <text:p>-51.950335950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2.9856617744851" calcext:value-type="float">
            <text:p>-52.985661774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2.743922633564" calcext:value-type="float">
            <text:p>-52.743922633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1.3306818519408" calcext:value-type="float">
            <text:p>-51.330681851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4.8340853662348" calcext:value-type="float">
            <text:p>-54.8340853662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0.1417280708599" calcext:value-type="float">
            <text:p>-50.141728070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0.4614668252018" calcext:value-type="float">
            <text:p>-50.461466825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72.1416846475381" calcext:value-type="float">
            <text:p>-72.141684647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0.2799850318285" calcext:value-type="float">
            <text:p>-50.279985031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47.2277073629489" calcext:value-type="float">
            <text:p>-47.227707362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0.7927187080831" calcext:value-type="float">
            <text:p>-50.792718708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9.4611371276248" calcext:value-type="float">
            <text:p>-59.461137127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60.0558619344893" calcext:value-type="float">
            <text:p>-60.055861934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7.8559700608699" calcext:value-type="float">
            <text:p>-57.8559700609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5.5640461913938" calcext:value-type="float">
            <text:p>-45.564046191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3.3954701554549" calcext:value-type="float">
            <text:p>-53.395470155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9.0656462099079" calcext:value-type="float">
            <text:p>-49.065646209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60.9858148150553" calcext:value-type="float">
            <text:p>-60.985814815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5.2009522990347" calcext:value-type="float">
            <text:p>-65.200952299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3.6439858041343" calcext:value-type="float">
            <text:p>-53.643985804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4.3416884802738" calcext:value-type="float">
            <text:p>-54.341688480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6.5778484394137" calcext:value-type="float">
            <text:p>-46.5778484394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4.198191183536" calcext:value-type="float">
            <text:p>-54.198191183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7.3001352841109" calcext:value-type="float">
            <text:p>-57.300135284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49.8516122210669" calcext:value-type="float">
            <text:p>-49.851612221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6.6503812115338" calcext:value-type="float">
            <text:p>-56.650381211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3.8788959210372" calcext:value-type="float">
            <text:p>-53.87889592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45.8310705547931" calcext:value-type="float">
            <text:p>-45.8310705548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0.8264486694374" calcext:value-type="float">
            <text:p>-50.826448669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8.2738189512605" calcext:value-type="float">
            <text:p>-68.273818951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3.3900681532646" calcext:value-type="float">
            <text:p>-53.390068153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4.0930672876364" calcext:value-type="float">
            <text:p>-54.0930672876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4.5649701815724" calcext:value-type="float">
            <text:p>-54.564970181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6.9978956206784" calcext:value-type="float">
            <text:p>-56.997895620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49.0838742059444" calcext:value-type="float">
            <text:p>-49.083874205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9.0080076718691" calcext:value-type="float">
            <text:p>-79.008007671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5.1085231996102" calcext:value-type="float">
            <text:p>-65.108523199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0.8487513355048" calcext:value-type="float">
            <text:p>-50.848751335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7.6716912739438" calcext:value-type="float">
            <text:p>-57.671691273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56.0038824902377" calcext:value-type="float">
            <text:p>-56.003882490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8.1103643969055" calcext:value-type="float">
            <text:p>-48.1103643969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2.7125969185711" calcext:value-type="float">
            <text:p>-62.7125969186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3.3288073622923" calcext:value-type="float">
            <text:p>-63.3288073623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7.8283288795719" calcext:value-type="float">
            <text:p>-47.828328879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59.5196571474796" calcext:value-type="float">
            <text:p>-59.519657147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52.5509580027473" calcext:value-type="float">
            <text:p>-52.550958002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46.2135782855745" calcext:value-type="float">
            <text:p>-46.213578285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50.6233207990574" calcext:value-type="float">
            <text:p>-50.623320799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9.6842935143219" calcext:value-type="float">
            <text:p>-59.684293514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61.752809872873" calcext:value-type="float">
            <text:p>-61.752809872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6.2676217163189" calcext:value-type="float">
            <text:p>-56.2676217163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5.5483801441824" calcext:value-type="float">
            <text:p>-55.548380144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6.4287370393659" calcext:value-type="float">
            <text:p>-56.428737039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0.8573541276229" calcext:value-type="float">
            <text:p>-50.857354127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4.2587773555604" calcext:value-type="float">
            <text:p>-54.258777355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2.917909797741" calcext:value-type="float">
            <text:p>-52.917909797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9.1781489546697" calcext:value-type="float">
            <text:p>-49.1781489547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9.2549503641401" calcext:value-type="float">
            <text:p>-59.254950364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7.5881630039101" calcext:value-type="float">
            <text:p>-57.588163003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4.4674878913096" calcext:value-type="float">
            <text:p>-54.467487891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46.6874748583604" calcext:value-type="float">
            <text:p>-46.687474858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9.0249526385508" calcext:value-type="float">
            <text:p>-59.0249526386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61.2183096613333" calcext:value-type="float">
            <text:p>-61.2183096613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5.6221755648219" calcext:value-type="float">
            <text:p>-55.6221755648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3.1394262483545" calcext:value-type="float">
            <text:p>-53.139426248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51.0280634665918" calcext:value-type="float">
            <text:p>-51.028063466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7.9378314334787" calcext:value-type="float">
            <text:p>-57.937831433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6.6295306749181" calcext:value-type="float">
            <text:p>-56.629530674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4.3244051931792" calcext:value-type="float">
            <text:p>-54.3244051932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0.3773769091928" calcext:value-type="float">
            <text:p>-60.377376909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9.4081078258889" calcext:value-type="float">
            <text:p>-49.408107825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3.1311640239937" calcext:value-type="float">
            <text:p>-53.13116402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4.961075094782" calcext:value-type="float">
            <text:p>-54.961075094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52.4430853431974" calcext:value-type="float">
            <text:p>-52.443085343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5.9955642365615" calcext:value-type="float">
            <text:p>-55.995564236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49.4958279431163" calcext:value-type="float">
            <text:p>-49.4958279431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3.0347207213689" calcext:value-type="float">
            <text:p>-53.034720721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47.2358114751328" calcext:value-type="float">
            <text:p>-47.2358114751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2.982663051708" calcext:value-type="float">
            <text:p>-52.9826630517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78.5765170806631" calcext:value-type="float">
            <text:p>-78.576517080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9.4829890567789" calcext:value-type="float">
            <text:p>-59.482989056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3.1335056105658" calcext:value-type="float">
            <text:p>-53.133505610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43.4235662434709" calcext:value-type="float">
            <text:p>-43.423566243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47.5939860997499" calcext:value-type="float">
            <text:p>-47.593986099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1.5268490074923" calcext:value-type="float">
            <text:p>-61.5268490075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4.9085232657341" calcext:value-type="float">
            <text:p>-54.908523265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5.0483984599714" calcext:value-type="float">
            <text:p>-55.0483984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4.4892813586712" calcext:value-type="float">
            <text:p>-54.489281358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8.0072701071068" calcext:value-type="float">
            <text:p>-58.007270107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8.7372288825602" calcext:value-type="float">
            <text:p>-48.737228882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52.6982435381785" calcext:value-type="float">
            <text:p>-52.698243538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48.6977909990511" calcext:value-type="float">
            <text:p>-48.6977909991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7.8392420071801" calcext:value-type="float">
            <text:p>-57.8392420072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4.7054202018738" calcext:value-type="float">
            <text:p>-54.705420201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0.7521005150533" calcext:value-type="float">
            <text:p>-50.752100515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4.8940407531886" calcext:value-type="float">
            <text:p>-54.894040753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2.6649808548048" calcext:value-type="float">
            <text:p>-52.664980854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3.8915058009939" calcext:value-type="float">
            <text:p>-53.89150580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1.0884486962432" calcext:value-type="float">
            <text:p>-61.088448696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2.1948802666482" calcext:value-type="float">
            <text:p>-52.194880266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6.7699006872356" calcext:value-type="float">
            <text:p>-56.769900687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4.8719383307306" calcext:value-type="float">
            <text:p>-54.871938330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9.4646910263461" calcext:value-type="float">
            <text:p>-59.4646910263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1.2114742863001" calcext:value-type="float">
            <text:p>-61.211474286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5.7157164306146" calcext:value-type="float">
            <text:p>-55.7157164306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0.6005352293182" calcext:value-type="float">
            <text:p>-50.6005352293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4.231909419133" calcext:value-type="float">
            <text:p>-54.231909419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62.0042640525396" calcext:value-type="float">
            <text:p>-62.004264052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7.7113326354851" calcext:value-type="float">
            <text:p>-57.711332635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5.5890251116536" calcext:value-type="float">
            <text:p>-55.5890251117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6.3301661147096" calcext:value-type="float">
            <text:p>-56.330166114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60.5156925923741" calcext:value-type="float">
            <text:p>-60.515692592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7.5105903631407" calcext:value-type="float">
            <text:p>-57.510590363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61.3968179404195" calcext:value-type="float">
            <text:p>-61.396817940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1.0781076238288" calcext:value-type="float">
            <text:p>-51.0781076238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68.6523545871394" calcext:value-type="float">
            <text:p>-68.652354587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65.6805812046531" calcext:value-type="float">
            <text:p>-65.680581204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2.0817796541483" calcext:value-type="float">
            <text:p>-62.081779654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3.5526154140074" calcext:value-type="float">
            <text:p>-53.55261541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8.301054040784" calcext:value-type="float">
            <text:p>-58.301054040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4.9771627854528" calcext:value-type="float">
            <text:p>-54.977162785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0.6535984526398" calcext:value-type="float">
            <text:p>-50.653598452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29:0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36291662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9187868718619" calcext:value-type="float">
            <text:p>-24.918786871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40548569925436" calcext:value-type="float">
            <text:p>6.40548569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7651811721317" calcext:value-type="float">
            <text:p>17.765181172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3.9229724338566" calcext:value-type="float">
            <text:p>23.922972433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5869910708566" calcext:value-type="float">
            <text:p>28.586991070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253718114389" calcext:value-type="float">
            <text:p>29.25371811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9.8920095674019" calcext:value-type="float">
            <text:p>29.892009567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2711956255905" calcext:value-type="float">
            <text:p>30.271195625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4240988275457" calcext:value-type="float">
            <text:p>30.424098827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2587210498796" calcext:value-type="float">
            <text:p>31.258721049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4363496571678" calcext:value-type="float">
            <text:p>32.4363496572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2.924781783723" calcext:value-type="float">
            <text:p>32.924781783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1074616366849" calcext:value-type="float">
            <text:p>33.107461636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3346431750754" calcext:value-type="float">
            <text:p>33.334643175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0750194352033" calcext:value-type="float">
            <text:p>34.075019435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0085509796496" calcext:value-type="float">
            <text:p>34.008550979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373075216902" calcext:value-type="float">
            <text:p>34.373075216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4.8525974415025" calcext:value-type="float">
            <text:p>34.852597441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4.8989328917387" calcext:value-type="float">
            <text:p>34.898932891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4.8628237033491" calcext:value-type="float">
            <text:p>34.862823703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8109964378612" calcext:value-type="float">
            <text:p>34.810996437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393818477365" calcext:value-type="float">
            <text:p>35.393818477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7239224773066" calcext:value-type="float">
            <text:p>35.723922477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5036354530622" calcext:value-type="float">
            <text:p>35.503635453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7343487376094" calcext:value-type="float">
            <text:p>35.734348737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5.8995698805601" calcext:value-type="float">
            <text:p>35.899569880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5.6128801649126" calcext:value-type="float">
            <text:p>35.612880164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4964645866575" calcext:value-type="float">
            <text:p>35.496464586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1478700329752" calcext:value-type="float">
            <text:p>36.14787003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5.8027426578334" calcext:value-type="float">
            <text:p>35.802742657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4129708666165" calcext:value-type="float">
            <text:p>35.412970866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6.017247665247" calcext:value-type="float">
            <text:p>36.017247665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2935108408471" calcext:value-type="float">
            <text:p>36.2935108408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1008453648727" calcext:value-type="float">
            <text:p>36.100845364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5.9818118049466" calcext:value-type="float">
            <text:p>35.981811804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1121076361715" calcext:value-type="float">
            <text:p>36.112107636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5.6942813657557" calcext:value-type="float">
            <text:p>35.694281365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5.9604957808886" calcext:value-type="float">
            <text:p>35.960495780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0445837337741" calcext:value-type="float">
            <text:p>36.044583733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5.8924932378196" calcext:value-type="float">
            <text:p>35.892493237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5.9003319055812" calcext:value-type="float">
            <text:p>35.900331905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1371407907616" calcext:value-type="float">
            <text:p>36.137140790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3652616124993" calcext:value-type="float">
            <text:p>36.365261612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6.0236038080321" calcext:value-type="float">
            <text:p>36.023603808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2443267618729" calcext:value-type="float">
            <text:p>36.244326761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5.9585217953711" calcext:value-type="float">
            <text:p>35.958521795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3644280935405" calcext:value-type="float">
            <text:p>36.364428093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1935180362883" calcext:value-type="float">
            <text:p>36.193518036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5.8858380673296" calcext:value-type="float">
            <text:p>35.885838067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1694125527146" calcext:value-type="float">
            <text:p>36.169412552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7549812316126" calcext:value-type="float">
            <text:p>36.7549812316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5221937205111" calcext:value-type="float">
            <text:p>36.522193720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2534681635926" calcext:value-type="float">
            <text:p>36.2534681636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2697855792375" calcext:value-type="float">
            <text:p>36.269785579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1501433964252" calcext:value-type="float">
            <text:p>36.1501433964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6.6011396485856" calcext:value-type="float">
            <text:p>36.601139648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2387276214861" calcext:value-type="float">
            <text:p>36.238727621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2545264086359" calcext:value-type="float">
            <text:p>36.254526408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2238830653576" calcext:value-type="float">
            <text:p>36.223883065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54162276532" calcext:value-type="float">
            <text:p>36.5416227653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2776602455118" calcext:value-type="float">
            <text:p>36.277660245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2693880670407" calcext:value-type="float">
            <text:p>36.26938806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2391573513153" calcext:value-type="float">
            <text:p>36.239157351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246377934178" calcext:value-type="float">
            <text:p>36.2463779342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2889199086209" calcext:value-type="float">
            <text:p>36.2889199086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3981704040571" calcext:value-type="float">
            <text:p>36.398170404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6.7876287202381" calcext:value-type="float">
            <text:p>36.787628720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5502514950846" calcext:value-type="float">
            <text:p>36.5502514951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3213686186825" calcext:value-type="float">
            <text:p>36.321368618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3139413208523" calcext:value-type="float">
            <text:p>36.313941320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2527626501923" calcext:value-type="float">
            <text:p>36.252762650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5.8744664461673" calcext:value-type="float">
            <text:p>35.874466446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6713522376565" calcext:value-type="float">
            <text:p>36.6713522377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2908256522691" calcext:value-type="float">
            <text:p>36.290825652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2157472173212" calcext:value-type="float">
            <text:p>36.215747217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5156566966909" calcext:value-type="float">
            <text:p>36.515656696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212258162883" calcext:value-type="float">
            <text:p>36.212258162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2678134150082" calcext:value-type="float">
            <text:p>36.26781341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6266559628444" calcext:value-type="float">
            <text:p>36.626655962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1863573065758" calcext:value-type="float">
            <text:p>36.1863573066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5.9189832278373" calcext:value-type="float">
            <text:p>35.918983227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4421018192649" calcext:value-type="float">
            <text:p>36.442101819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4741784130072" calcext:value-type="float">
            <text:p>36.474178413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7750379365021" calcext:value-type="float">
            <text:p>36.7750379365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6092597567271" calcext:value-type="float">
            <text:p>36.609259756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356982368289" calcext:value-type="float">
            <text:p>36.356982368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408981945808" calcext:value-type="float">
            <text:p>36.4089819458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1205980176134" calcext:value-type="float">
            <text:p>36.120598017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2115453015969" calcext:value-type="float">
            <text:p>36.211545301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3117412250431" calcext:value-type="float">
            <text:p>36.31174122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3446584924269" calcext:value-type="float">
            <text:p>36.344658492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7136075618825" calcext:value-type="float">
            <text:p>36.7136075619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2352434904688" calcext:value-type="float">
            <text:p>36.235243490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6695661471275" calcext:value-type="float">
            <text:p>36.669566147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7272674901629" calcext:value-type="float">
            <text:p>36.7272674902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5.9622363891851" calcext:value-type="float">
            <text:p>35.962236389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4806572927642" calcext:value-type="float">
            <text:p>36.480657292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5623640718511" calcext:value-type="float">
            <text:p>36.562364071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5.9694990714232" calcext:value-type="float">
            <text:p>35.969499071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5196268594567" calcext:value-type="float">
            <text:p>36.519626859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7109985383818" calcext:value-type="float">
            <text:p>36.7109985384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1622722289925" calcext:value-type="float">
            <text:p>36.16227222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5.9443685417532" calcext:value-type="float">
            <text:p>35.944368541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5869952490705" calcext:value-type="float">
            <text:p>36.586995249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5.953404652906" calcext:value-type="float">
            <text:p>35.953404652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2843364224167" calcext:value-type="float">
            <text:p>36.284336422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0775909373681" calcext:value-type="float">
            <text:p>36.077590937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5.7573489949664" calcext:value-type="float">
            <text:p>35.75734899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0316696257963" calcext:value-type="float">
            <text:p>36.031669625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302946306356" calcext:value-type="float">
            <text:p>36.302946306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2247776010997" calcext:value-type="float">
            <text:p>36.224777601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0085608915348" calcext:value-type="float">
            <text:p>36.0085608915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5244145790365" calcext:value-type="float">
            <text:p>36.52441457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1854317855916" calcext:value-type="float">
            <text:p>36.185431785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2209945314961" calcext:value-type="float">
            <text:p>36.220994531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2901645569953" calcext:value-type="float">
            <text:p>36.29016455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2066083909256" calcext:value-type="float">
            <text:p>36.206608390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5.9477657986021" calcext:value-type="float">
            <text:p>35.947765798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1637432780434" calcext:value-type="float">
            <text:p>36.163743278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2310404617744" calcext:value-type="float">
            <text:p>36.231040461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5141716145881" calcext:value-type="float">
            <text:p>36.514171614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3578651439383" calcext:value-type="float">
            <text:p>36.357865143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2943246804396" calcext:value-type="float">
            <text:p>36.294324680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3125961726278" calcext:value-type="float">
            <text:p>36.312596172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2306974898579" calcext:value-type="float">
            <text:p>36.230697489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5.975839431324" calcext:value-type="float">
            <text:p>35.975839431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5.7403544590016" calcext:value-type="float">
            <text:p>35.74035445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3314203224593" calcext:value-type="float">
            <text:p>36.331420322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1356981205307" calcext:value-type="float">
            <text:p>36.135698120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1440999849298" calcext:value-type="float">
            <text:p>36.144099984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0875054356468" calcext:value-type="float">
            <text:p>36.087505435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5.7408827955057" calcext:value-type="float">
            <text:p>35.7408827955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1131286110744" calcext:value-type="float">
            <text:p>36.1131286111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5.9459783362042" calcext:value-type="float">
            <text:p>35.945978336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1877593704243" calcext:value-type="float">
            <text:p>36.187759370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1400351333964" calcext:value-type="float">
            <text:p>36.140035133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1228852307161" calcext:value-type="float">
            <text:p>36.1228852307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0926235152732" calcext:value-type="float">
            <text:p>36.0926235153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0123526037688" calcext:value-type="float">
            <text:p>36.012352603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350257343209" calcext:value-type="float">
            <text:p>36.350257343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5.8416046695652" calcext:value-type="float">
            <text:p>35.841604669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5028730491479" calcext:value-type="float">
            <text:p>35.502873049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5.8379408740725" calcext:value-type="float">
            <text:p>35.8379408741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1320740225326" calcext:value-type="float">
            <text:p>36.132074022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7195376926759" calcext:value-type="float">
            <text:p>35.719537692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1263907584178" calcext:value-type="float">
            <text:p>36.126390758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5.8456641286115" calcext:value-type="float">
            <text:p>35.845664128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5.9876938416345" calcext:value-type="float">
            <text:p>35.987693841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5.8084900750481" calcext:value-type="float">
            <text:p>35.80849007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3389864972105" calcext:value-type="float">
            <text:p>36.338986497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5903507516773" calcext:value-type="float">
            <text:p>35.5903507517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516331998126" calcext:value-type="float">
            <text:p>35.516331998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0106304989034" calcext:value-type="float">
            <text:p>36.010630498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5.9383429956903" calcext:value-type="float">
            <text:p>35.938342995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5111529922995" calcext:value-type="float">
            <text:p>35.511152992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7794554285394" calcext:value-type="float">
            <text:p>35.7794554285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5.7510210580048" calcext:value-type="float">
            <text:p>35.75102105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5333439469907" calcext:value-type="float">
            <text:p>35.53334394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7080367047312" calcext:value-type="float">
            <text:p>35.7080367047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4809350478992" calcext:value-type="float">
            <text:p>35.480935047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6346340022945" calcext:value-type="float">
            <text:p>35.6346340023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7471083338292" calcext:value-type="float">
            <text:p>35.747108333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6154475319518" calcext:value-type="float">
            <text:p>35.615447532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3208530773944" calcext:value-type="float">
            <text:p>35.320853077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1774454191426" calcext:value-type="float">
            <text:p>35.177445419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513141054293" calcext:value-type="float">
            <text:p>35.513141054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6128638490852" calcext:value-type="float">
            <text:p>35.612863849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3345586770649" calcext:value-type="float">
            <text:p>35.334558677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4244851893971" calcext:value-type="float">
            <text:p>35.424485189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5929978478049" calcext:value-type="float">
            <text:p>35.592997847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0972490158554" calcext:value-type="float">
            <text:p>35.0972490159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6544508181993" calcext:value-type="float">
            <text:p>35.6544508182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4854776460145" calcext:value-type="float">
            <text:p>35.485477646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801814303651" calcext:value-type="float">
            <text:p>34.801814303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4.9758208374784" calcext:value-type="float">
            <text:p>34.975820837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4.9148470808961" calcext:value-type="float">
            <text:p>34.914847080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4.8705776734938" calcext:value-type="float">
            <text:p>34.8705776735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4.9804580847288" calcext:value-type="float">
            <text:p>34.980458084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4.8835306602206" calcext:value-type="float">
            <text:p>34.883530660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6553017139304" calcext:value-type="float">
            <text:p>34.6553017139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4.9634905753835" calcext:value-type="float">
            <text:p>34.963490575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4.8517963932795" calcext:value-type="float">
            <text:p>34.851796393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7045936554699" calcext:value-type="float">
            <text:p>34.704593655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6341994363393" calcext:value-type="float">
            <text:p>34.634199436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6580679507817" calcext:value-type="float">
            <text:p>34.658067950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1535118791949" calcext:value-type="float">
            <text:p>34.1535118792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3633371034701" calcext:value-type="float">
            <text:p>34.363337103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8534048680905" calcext:value-type="float">
            <text:p>33.853404868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3.9929781979793" calcext:value-type="float">
            <text:p>33.99297819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5324761740467" calcext:value-type="float">
            <text:p>34.53247617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6634169538058" calcext:value-type="float">
            <text:p>33.663416953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7723307224418" calcext:value-type="float">
            <text:p>33.772330722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5030208884439" calcext:value-type="float">
            <text:p>33.503020888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5935542175999" calcext:value-type="float">
            <text:p>33.593554217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2592890756032" calcext:value-type="float">
            <text:p>33.259289075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6043181221282" calcext:value-type="float">
            <text:p>33.6043181221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0126747895263" calcext:value-type="float">
            <text:p>33.012674789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1532480005205" calcext:value-type="float">
            <text:p>33.153248000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1519376031024" calcext:value-type="float">
            <text:p>33.1519376031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3929306296557" calcext:value-type="float">
            <text:p>33.3929306297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0108083115574" calcext:value-type="float">
            <text:p>33.010808311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4625168236549" calcext:value-type="float">
            <text:p>32.462516823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2.7498914720112" calcext:value-type="float">
            <text:p>32.74989147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5151001857196" calcext:value-type="float">
            <text:p>32.515100185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546615956032" calcext:value-type="float">
            <text:p>32.54661595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4824973756408" calcext:value-type="float">
            <text:p>32.482497375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1.9787433513373" calcext:value-type="float">
            <text:p>31.978743351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0826668447225" calcext:value-type="float">
            <text:p>32.082666844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1.9590098879383" calcext:value-type="float">
            <text:p>31.959009887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0644318109724" calcext:value-type="float">
            <text:p>32.06443181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3121068037007" calcext:value-type="float">
            <text:p>31.312106803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5906103599842" calcext:value-type="float">
            <text:p>31.5906103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6297127205289" calcext:value-type="float">
            <text:p>31.629712720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7809357952285" calcext:value-type="float">
            <text:p>31.780935795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0738979714523" calcext:value-type="float">
            <text:p>31.073897971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1193009229601" calcext:value-type="float">
            <text:p>31.11930092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0.9552574136517" calcext:value-type="float">
            <text:p>30.9552574137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0580831922228" calcext:value-type="float">
            <text:p>31.0580831922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2154187424393" calcext:value-type="float">
            <text:p>30.215418742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3345692668692" calcext:value-type="float">
            <text:p>30.334569266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6940617163622" calcext:value-type="float">
            <text:p>30.694061716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0295556709077" calcext:value-type="float">
            <text:p>30.0295556709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2923782732972" calcext:value-type="float">
            <text:p>30.292378273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2113139579633" calcext:value-type="float">
            <text:p>30.211313958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7919636331435" calcext:value-type="float">
            <text:p>29.7919636331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9023942780751" calcext:value-type="float">
            <text:p>29.9023942781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8161107378445" calcext:value-type="float">
            <text:p>29.816110737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1136614707926" calcext:value-type="float">
            <text:p>29.1136614708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3723662221278" calcext:value-type="float">
            <text:p>29.372366222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5171042177478" calcext:value-type="float">
            <text:p>29.517104217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5193828078842" calcext:value-type="float">
            <text:p>28.519382807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3832138597655" calcext:value-type="float">
            <text:p>28.383213859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242907216006" calcext:value-type="float">
            <text:p>28.242907216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332837764054" calcext:value-type="float">
            <text:p>28.332837764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261323705708" calcext:value-type="float">
            <text:p>28.261323705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7.9841819205635" calcext:value-type="float">
            <text:p>27.984181920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8629426638735" calcext:value-type="float">
            <text:p>27.862942663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6867379462103" calcext:value-type="float">
            <text:p>27.686737946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7835290240784" calcext:value-type="float">
            <text:p>27.783529024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5902706858946" calcext:value-type="float">
            <text:p>27.590270685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201186195438" calcext:value-type="float">
            <text:p>27.201186195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2174767852241" calcext:value-type="float">
            <text:p>27.217476785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084664623701" calcext:value-type="float">
            <text:p>27.084664623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0416910422656" calcext:value-type="float">
            <text:p>27.0416910423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1148585686745" calcext:value-type="float">
            <text:p>26.114858568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7128601140391" calcext:value-type="float">
            <text:p>26.712860114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8847065806621" calcext:value-type="float">
            <text:p>25.8847065807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3541067219648" calcext:value-type="float">
            <text:p>26.35410672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5.9926191299233" calcext:value-type="float">
            <text:p>25.992619129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0805305075897" calcext:value-type="float">
            <text:p>26.080530507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0934969218581" calcext:value-type="float">
            <text:p>25.093496921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4767588631894" calcext:value-type="float">
            <text:p>25.476758863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3402364976859" calcext:value-type="float">
            <text:p>25.340236497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3544131359016" calcext:value-type="float">
            <text:p>25.3544131359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2462264771237" calcext:value-type="float">
            <text:p>25.246226477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4.8013093489274" calcext:value-type="float">
            <text:p>24.8013093489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8663343259939" calcext:value-type="float">
            <text:p>24.86633432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6040802463709" calcext:value-type="float">
            <text:p>24.604080246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3348519836924" calcext:value-type="float">
            <text:p>24.334851983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521578507094" calcext:value-type="float">
            <text:p>24.521578507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0132958466648" calcext:value-type="float">
            <text:p>24.013295846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1674889752924" calcext:value-type="float">
            <text:p>24.167488975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5243197090665" calcext:value-type="float">
            <text:p>23.524319709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8346386086372" calcext:value-type="float">
            <text:p>23.834638608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4223459402929" calcext:value-type="float">
            <text:p>23.4223459403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5978739245911" calcext:value-type="float">
            <text:p>23.597873924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4657186885437" calcext:value-type="float">
            <text:p>23.465718688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0855089077015" calcext:value-type="float">
            <text:p>23.085508907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7606230073527" calcext:value-type="float">
            <text:p>22.760623007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5275803354941" calcext:value-type="float">
            <text:p>22.5275803355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919143043838" calcext:value-type="float">
            <text:p>22.919143043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2785094415753" calcext:value-type="float">
            <text:p>22.2785094416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1.871355080536" calcext:value-type="float">
            <text:p>21.871355080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6095821200472" calcext:value-type="float">
            <text:p>21.6095821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2161620996944" calcext:value-type="float">
            <text:p>22.216162099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6246359674825" calcext:value-type="float">
            <text:p>21.624635967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1807831414068" calcext:value-type="float">
            <text:p>21.180783141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5021532470774" calcext:value-type="float">
            <text:p>21.5021532471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7719340188944" calcext:value-type="float">
            <text:p>20.771934018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4037348803276" calcext:value-type="float">
            <text:p>21.403734880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2911471314536" calcext:value-type="float">
            <text:p>21.291147131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4056791507023" calcext:value-type="float">
            <text:p>21.405679150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7553829577449" calcext:value-type="float">
            <text:p>20.755382957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0.9626163151532" calcext:value-type="float">
            <text:p>20.9626163152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010886584349" calcext:value-type="float">
            <text:p>20.010886584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6000871024541" calcext:value-type="float">
            <text:p>19.600087102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4601730611449" calcext:value-type="float">
            <text:p>19.460173061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4856641921444" calcext:value-type="float">
            <text:p>19.485664192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4917080813637" calcext:value-type="float">
            <text:p>19.4917080814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1289692579669" calcext:value-type="float">
            <text:p>19.12896925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2298936642807" calcext:value-type="float">
            <text:p>19.2298936643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414276367664" calcext:value-type="float">
            <text:p>19.441427636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8.9598173491602" calcext:value-type="float">
            <text:p>18.9598173492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3001622738962" calcext:value-type="float">
            <text:p>19.300162273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0298412508208" calcext:value-type="float">
            <text:p>19.0298412508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5579890571119" calcext:value-type="float">
            <text:p>18.557989057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1712774610898" calcext:value-type="float">
            <text:p>18.171277461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2625445306641" calcext:value-type="float">
            <text:p>18.262544530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7.8852260256709" calcext:value-type="float">
            <text:p>17.885226025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6429380717914" calcext:value-type="float">
            <text:p>17.6429380718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4687294822746" calcext:value-type="float">
            <text:p>17.468729482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831093025974" calcext:value-type="float">
            <text:p>17.831093026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4262939540048" calcext:value-type="float">
            <text:p>17.42629395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2514378724751" calcext:value-type="float">
            <text:p>17.251437872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6961439768771" calcext:value-type="float">
            <text:p>17.6961439769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4802486677759" calcext:value-type="float">
            <text:p>17.480248667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6.8544184479842" calcext:value-type="float">
            <text:p>16.85441844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6.8943411201436" calcext:value-type="float">
            <text:p>16.894341120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5060021122253" calcext:value-type="float">
            <text:p>16.506002112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1308167886635" calcext:value-type="float">
            <text:p>16.130816788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5316427236785" calcext:value-type="float">
            <text:p>16.5316427237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4939992567992" calcext:value-type="float">
            <text:p>16.4939992568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5.976541712403" calcext:value-type="float">
            <text:p>15.976541712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6725503998271" calcext:value-type="float">
            <text:p>15.6725503998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3117556382107" calcext:value-type="float">
            <text:p>16.311755638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7665516248573" calcext:value-type="float">
            <text:p>15.766551624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2457094769507" calcext:value-type="float">
            <text:p>15.24570947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6492256448757" calcext:value-type="float">
            <text:p>15.649225644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6733477735907" calcext:value-type="float">
            <text:p>15.673347773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3573125222332" calcext:value-type="float">
            <text:p>15.357312522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308906873272" calcext:value-type="float">
            <text:p>15.308906873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3859432996264" calcext:value-type="float">
            <text:p>15.3859432996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3472262247491" calcext:value-type="float">
            <text:p>15.347226224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1035979786879" calcext:value-type="float">
            <text:p>14.1035979787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4559929581441" calcext:value-type="float">
            <text:p>14.455992958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5547876231762" calcext:value-type="float">
            <text:p>14.5547876232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3.8372629455201" calcext:value-type="float">
            <text:p>13.837262945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1547309581684" calcext:value-type="float">
            <text:p>14.154730958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3.8647785033323" calcext:value-type="float">
            <text:p>13.864778503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3.8491118764553" calcext:value-type="float">
            <text:p>13.849111876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1585926227106" calcext:value-type="float">
            <text:p>14.158592622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7125849704828" calcext:value-type="float">
            <text:p>13.7125849705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5072675350849" calcext:value-type="float">
            <text:p>13.507267535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9446844320553" calcext:value-type="float">
            <text:p>13.944684432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2398936980724" calcext:value-type="float">
            <text:p>13.239893698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6826931782098" calcext:value-type="float">
            <text:p>12.6826931782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6799713033706" calcext:value-type="float">
            <text:p>12.679971303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5566149672635" calcext:value-type="float">
            <text:p>12.556614967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1.8879669733232" calcext:value-type="float">
            <text:p>11.887966973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4725862579733" calcext:value-type="float">
            <text:p>12.47258625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0580154732115" calcext:value-type="float">
            <text:p>12.058015473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4138289718532" calcext:value-type="float">
            <text:p>12.413828971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1.8175648156709" calcext:value-type="float">
            <text:p>11.817564815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0708703231472" calcext:value-type="float">
            <text:p>12.070870323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7705507136711" calcext:value-type="float">
            <text:p>11.7705507137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1.8797198678654" calcext:value-type="float">
            <text:p>11.879719867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7390029412045" calcext:value-type="float">
            <text:p>11.739002941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3545387031554" calcext:value-type="float">
            <text:p>11.354538703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4979306114014" calcext:value-type="float">
            <text:p>11.497930611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1400064377019" calcext:value-type="float">
            <text:p>11.1400064377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0.9362594724703" calcext:value-type="float">
            <text:p>10.936259472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0.827660402181" calcext:value-type="float">
            <text:p>10.827660402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0.8554772997195" calcext:value-type="float">
            <text:p>10.8554772997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2477265724447" calcext:value-type="float">
            <text:p>10.247726572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1698481269949" calcext:value-type="float">
            <text:p>10.16984812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4767448519224" calcext:value-type="float">
            <text:p>10.476744851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4523561368386" calcext:value-type="float">
            <text:p>10.452356136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3746077484375" calcext:value-type="float">
            <text:p>10.3746077484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2124867251958" calcext:value-type="float">
            <text:p>10.212486725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9.74222996460449" calcext:value-type="float">
            <text:p>9.742229964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6433271146811" calcext:value-type="float">
            <text:p>9.643327114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47029513986977" calcext:value-type="float">
            <text:p>9.4702951399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56231539628347" calcext:value-type="float">
            <text:p>9.562315396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8.96437642046411" calcext:value-type="float">
            <text:p>8.9643764205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45932930547307" calcext:value-type="float">
            <text:p>9.459329305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12383120681479" calcext:value-type="float">
            <text:p>9.123831206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27185694727021" calcext:value-type="float">
            <text:p>9.271856947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8.81141314902007" calcext:value-type="float">
            <text:p>8.81141314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69354077282982" calcext:value-type="float">
            <text:p>8.6935407728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8.87488151691198" calcext:value-type="float">
            <text:p>8.8748815169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49988947481715" calcext:value-type="float">
            <text:p>8.499889474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53478600281755" calcext:value-type="float">
            <text:p>8.534786002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18300610731334" calcext:value-type="float">
            <text:p>8.1830061073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2062496336772" calcext:value-type="float">
            <text:p>8.206249633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7.96383960412898" calcext:value-type="float">
            <text:p>7.963839604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32624727333685" calcext:value-type="float">
            <text:p>7.326247273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7.93708813031167" calcext:value-type="float">
            <text:p>7.937088130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66743651697459" calcext:value-type="float">
            <text:p>7.66743651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25603710909033" calcext:value-type="float">
            <text:p>7.2560371091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04271670575643" calcext:value-type="float">
            <text:p>7.042716705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58222371817531" calcext:value-type="float">
            <text:p>7.5822237182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6.75013017392916" calcext:value-type="float">
            <text:p>6.750130173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13505906443806" calcext:value-type="float">
            <text:p>7.135059064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6.86739598293431" calcext:value-type="float">
            <text:p>6.867395982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6.95717670378623" calcext:value-type="float">
            <text:p>6.957176703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15854747660261" calcext:value-type="float">
            <text:p>7.158547476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05412212880879" calcext:value-type="float">
            <text:p>7.054122128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44356956721743" calcext:value-type="float">
            <text:p>6.443569567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2418602410339" calcext:value-type="float">
            <text:p>6.24186024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29561363234189" calcext:value-type="float">
            <text:p>6.2956136323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5.91012449831712" calcext:value-type="float">
            <text:p>5.910124498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1593511029962" calcext:value-type="float">
            <text:p>6.15935110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10223150680682" calcext:value-type="float">
            <text:p>6.1022315068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5.95948512038943" calcext:value-type="float">
            <text:p>5.959485120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69132074048464" calcext:value-type="float">
            <text:p>5.6913207405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40388543994306" calcext:value-type="float">
            <text:p>5.403885439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48178025095375" calcext:value-type="float">
            <text:p>5.48178025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35822662203558" calcext:value-type="float">
            <text:p>5.35822662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18291985874493" calcext:value-type="float">
            <text:p>5.182919858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4.94337618568082" calcext:value-type="float">
            <text:p>4.943376185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4.88359567627113" calcext:value-type="float">
            <text:p>4.883595676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4.90582801839863" calcext:value-type="float">
            <text:p>4.9058280184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19620785928599" calcext:value-type="float">
            <text:p>4.196207859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02613757913874" calcext:value-type="float">
            <text:p>5.026137579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74728011953321" calcext:value-type="float">
            <text:p>4.747280119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10773078927608" calcext:value-type="float">
            <text:p>4.107730789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40859885255569" calcext:value-type="float">
            <text:p>4.4085988526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43712454320801" calcext:value-type="float">
            <text:p>4.4371245432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3.88932339654191" calcext:value-type="float">
            <text:p>3.889323396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15919173120011" calcext:value-type="float">
            <text:p>4.159191731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82423203091625" calcext:value-type="float">
            <text:p>3.824232030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3.84117641881489" calcext:value-type="float">
            <text:p>3.841176418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71061165154365" calcext:value-type="float">
            <text:p>3.710611651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55895967554046" calcext:value-type="float">
            <text:p>3.5589596755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58280054914778" calcext:value-type="float">
            <text:p>3.582800549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26502651613675" calcext:value-type="float">
            <text:p>3.265026516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12900515758837" calcext:value-type="float">
            <text:p>3.129005157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32634801263696" calcext:value-type="float">
            <text:p>3.326348012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28290552993063" calcext:value-type="float">
            <text:p>3.282905529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27679345582267" calcext:value-type="float">
            <text:p>3.276793455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19403854165084" calcext:value-type="float">
            <text:p>3.1940385417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07146858068946" calcext:value-type="float">
            <text:p>3.071468580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71933388766446" calcext:value-type="float">
            <text:p>2.719333887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63364355548426" calcext:value-type="float">
            <text:p>2.633643555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99505366726728" calcext:value-type="float">
            <text:p>2.995053667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3436768391518" calcext:value-type="float">
            <text:p>2.3436768392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35784233090265" calcext:value-type="float">
            <text:p>2.357842330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23736918620415" calcext:value-type="float">
            <text:p>2.2373691862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36208162934243" calcext:value-type="float">
            <text:p>2.3620816293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1.97202974187794" calcext:value-type="float">
            <text:p>1.9720297419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09715415838571" calcext:value-type="float">
            <text:p>2.0971541584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1.71140973560616" calcext:value-type="float">
            <text:p>1.711409735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67642317395718" calcext:value-type="float">
            <text:p>1.67642317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66909323199573" calcext:value-type="float">
            <text:p>1.66909323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14031098184702" calcext:value-type="float">
            <text:p>1.140310981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45207992983701" calcext:value-type="float">
            <text:p>1.452079929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41679305133264" calcext:value-type="float">
            <text:p>1.416793051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13255525850388" calcext:value-type="float">
            <text:p>1.132555258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24451069397082" calcext:value-type="float">
            <text:p>1.244510694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13181561407828" calcext:value-type="float">
            <text:p>1.131815614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0.92028998075843" calcext:value-type="float">
            <text:p>0.920289980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0.870734157829767" calcext:value-type="float">
            <text:p>0.870734157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489284746774135" calcext:value-type="float">
            <text:p>0.4892847468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530665838780717" calcext:value-type="float">
            <text:p>0.530665838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347058002811279" calcext:value-type="float">
            <text:p>0.347058002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312697849915045" calcext:value-type="float">
            <text:p>0.3126978499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0.0907023847584616" calcext:value-type="float">
            <text:p>-0.090702384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28665304445164" calcext:value-type="float">
            <text:p>0.286653044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126017630287133" calcext:value-type="float">
            <text:p>0.126017630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0.0587672195229434" calcext:value-type="float">
            <text:p>-0.058767219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0.400245976738033" calcext:value-type="float">
            <text:p>-0.400245976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605176093526649" calcext:value-type="float">
            <text:p>-0.605176093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547699891318666" calcext:value-type="float">
            <text:p>-0.547699891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384331166050149" calcext:value-type="float">
            <text:p>-0.384331166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0.267507873370959" calcext:value-type="float">
            <text:p>-0.267507873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416284347905033" calcext:value-type="float">
            <text:p>-0.416284347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.15615960705438" calcext:value-type="float">
            <text:p>-1.156159607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.29919749569235" calcext:value-type="float">
            <text:p>-1.299197495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.02467915850092" calcext:value-type="float">
            <text:p>-1.0246791585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.15984947720736" calcext:value-type="float">
            <text:p>-1.159849477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.18856658679982" calcext:value-type="float">
            <text:p>-1.1885665868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926409839925201" calcext:value-type="float">
            <text:p>-0.926409839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.26643581812562" calcext:value-type="float">
            <text:p>-1.2664358181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9198698883116" calcext:value-type="float">
            <text:p>-1.919869888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65420111244125" calcext:value-type="float">
            <text:p>-1.6542011124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63178768712665" calcext:value-type="float">
            <text:p>-1.631787687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81316905478213" calcext:value-type="float">
            <text:p>-1.813169054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2.2003336487317" calcext:value-type="float">
            <text:p>-2.200333648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57968509806222" calcext:value-type="float">
            <text:p>-1.579685098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2.23961234099493" calcext:value-type="float">
            <text:p>-2.23961234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2.34275355704817" calcext:value-type="float">
            <text:p>-2.342753557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2.25245806706192" calcext:value-type="float">
            <text:p>-2.252458067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2.40070590573365" calcext:value-type="float">
            <text:p>-2.400705905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60229664654058" calcext:value-type="float">
            <text:p>-2.602296646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66753864603947" calcext:value-type="float">
            <text:p>-2.667538646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76555915210209" calcext:value-type="float">
            <text:p>-2.765559152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70570371728815" calcext:value-type="float">
            <text:p>-2.705703717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87773731832856" calcext:value-type="float">
            <text:p>-2.877737318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66040120129475" calcext:value-type="float">
            <text:p>-3.660401201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0267163292603" calcext:value-type="float">
            <text:p>-3.026716329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74684653958981" calcext:value-type="float">
            <text:p>-2.7468465396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06053540152756" calcext:value-type="float">
            <text:p>-3.0605354015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49484469388747" calcext:value-type="float">
            <text:p>-3.494844693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56995601786419" calcext:value-type="float">
            <text:p>-3.569956017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51144112524848" calcext:value-type="float">
            <text:p>-3.511441125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32192685591762" calcext:value-type="float">
            <text:p>-3.321926855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93421994540041" calcext:value-type="float">
            <text:p>-3.9342199454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4.21871013767419" calcext:value-type="float">
            <text:p>-4.218710137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9280291491673" calcext:value-type="float">
            <text:p>-3.928029149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58059235077116" calcext:value-type="float">
            <text:p>-3.580592350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.37450590235906" calcext:value-type="float">
            <text:p>-4.374505902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49617811217469" calcext:value-type="float">
            <text:p>-4.496178112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47335844458972" calcext:value-type="float">
            <text:p>-4.473358444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.34847869002525" calcext:value-type="float">
            <text:p>-4.3484786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4.19727522344319" calcext:value-type="float">
            <text:p>-4.197275223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98112791505895" calcext:value-type="float">
            <text:p>-4.9811279151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19200309882794" calcext:value-type="float">
            <text:p>-5.1920030988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08418316592874" calcext:value-type="float">
            <text:p>-5.0841831659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57978493801001" calcext:value-type="float">
            <text:p>-4.57978493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43163403785437" calcext:value-type="float">
            <text:p>-5.431634037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67657868190551" calcext:value-type="float">
            <text:p>-5.676578681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51865348112893" calcext:value-type="float">
            <text:p>-5.5186534811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41363047597803" calcext:value-type="float">
            <text:p>-5.41363047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88837388435226" calcext:value-type="float">
            <text:p>-5.888373884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62289162522849" calcext:value-type="float">
            <text:p>-5.6228916252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6.20082224635607" calcext:value-type="float">
            <text:p>-6.200822246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34208711708803" calcext:value-type="float">
            <text:p>-6.342087117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60426120754853" calcext:value-type="float">
            <text:p>-6.604261207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90640312182882" calcext:value-type="float">
            <text:p>-6.9064031218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26310725793039" calcext:value-type="float">
            <text:p>-6.2631072579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43079648091281" calcext:value-type="float">
            <text:p>-6.430796480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82019661631299" calcext:value-type="float">
            <text:p>-5.8201966163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84169230899184" calcext:value-type="float">
            <text:p>-6.84169230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6257801505305" calcext:value-type="float">
            <text:p>-6.625780150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70321964383418" calcext:value-type="float">
            <text:p>-6.703219643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7.39838112478802" calcext:value-type="float">
            <text:p>-7.398381124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95756455085557" calcext:value-type="float">
            <text:p>-6.9575645509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7.60946946430445" calcext:value-type="float">
            <text:p>-7.6094694643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19805479575428" calcext:value-type="float">
            <text:p>-7.198054795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62632325946319" calcext:value-type="float">
            <text:p>-7.6263232595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7.06793361086284" calcext:value-type="float">
            <text:p>-7.067933610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82710466109656" calcext:value-type="float">
            <text:p>-7.827104661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57127859454648" calcext:value-type="float">
            <text:p>-7.571278594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48065934809521" calcext:value-type="float">
            <text:p>-7.480659348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77668810699914" calcext:value-type="float">
            <text:p>-8.77668810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8.27305383065656" calcext:value-type="float">
            <text:p>-8.273053830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8.3889674395109" calcext:value-type="float">
            <text:p>-8.388967439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87564492588138" calcext:value-type="float">
            <text:p>-8.875644925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9.03298235568379" calcext:value-type="float">
            <text:p>-9.032982355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8.41097873147685" calcext:value-type="float">
            <text:p>-8.410978731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9.27281903994067" calcext:value-type="float">
            <text:p>-9.272819039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8.69620188011683" calcext:value-type="float">
            <text:p>-8.696201880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9.11125350774079" calcext:value-type="float">
            <text:p>-9.1112535077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9.38971079071339" calcext:value-type="float">
            <text:p>-9.3897107907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9.33255373623647" calcext:value-type="float">
            <text:p>-9.332553736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9.0088987372856" calcext:value-type="float">
            <text:p>-9.0088987373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9.34423739286732" calcext:value-type="float">
            <text:p>-9.344237392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9.69531676761512" calcext:value-type="float">
            <text:p>-9.6953167676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95671851632764" calcext:value-type="float">
            <text:p>-9.956718516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10.3415707372307" calcext:value-type="float">
            <text:p>-10.341570737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10.0298647961343" calcext:value-type="float">
            <text:p>-10.029864796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81121579972761" calcext:value-type="float">
            <text:p>-9.811215799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10.4529459904006" calcext:value-type="float">
            <text:p>-10.452945990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10.1777103593905" calcext:value-type="float">
            <text:p>-10.177710359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10.6125208241916" calcext:value-type="float">
            <text:p>-10.612520824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10.3698957530656" calcext:value-type="float">
            <text:p>-10.3698957531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1.114752128987" calcext:value-type="float">
            <text:p>-11.11475212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10.8577820939832" calcext:value-type="float">
            <text:p>-10.85778209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1.1390289519368" calcext:value-type="float">
            <text:p>-11.139028951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1.0782451748994" calcext:value-type="float">
            <text:p>-11.078245174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1.6632685432832" calcext:value-type="float">
            <text:p>-11.663268543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1.6207498949256" calcext:value-type="float">
            <text:p>-11.620749894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1.1422244856785" calcext:value-type="float">
            <text:p>-11.142224485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1.7218803403163" calcext:value-type="float">
            <text:p>-11.721880340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1.8019599647571" calcext:value-type="float">
            <text:p>-11.8019599648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2.4100014730487" calcext:value-type="float">
            <text:p>-12.41000147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2.1289428268938" calcext:value-type="float">
            <text:p>-12.128942826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2.133447350474" calcext:value-type="float">
            <text:p>-12.133447350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2.4663985798864" calcext:value-type="float">
            <text:p>-12.4663985799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2.1025477987437" calcext:value-type="float">
            <text:p>-12.1025477987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3.1623081878291" calcext:value-type="float">
            <text:p>-13.1623081878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2.5544864144825" calcext:value-type="float">
            <text:p>-12.554486414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3.0287138888951" calcext:value-type="float">
            <text:p>-13.028713888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3.0597089745646" calcext:value-type="float">
            <text:p>-13.059708974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2.9293425004008" calcext:value-type="float">
            <text:p>-12.929342500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3.1545004550013" calcext:value-type="float">
            <text:p>-13.15450045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4.173933889656" calcext:value-type="float">
            <text:p>-14.173933889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3.3825543567815" calcext:value-type="float">
            <text:p>-13.382554356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4.1283670480233" calcext:value-type="float">
            <text:p>-14.12836704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3.7918976928118" calcext:value-type="float">
            <text:p>-13.791897692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3.829300129224" calcext:value-type="float">
            <text:p>-13.829300129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4.3078742580745" calcext:value-type="float">
            <text:p>-14.3078742581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4.303253710899" calcext:value-type="float">
            <text:p>-14.303253710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4.4387994629326" calcext:value-type="float">
            <text:p>-14.4387994629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4.2218303083113" calcext:value-type="float">
            <text:p>-14.221830308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5.0284216269191" calcext:value-type="float">
            <text:p>-15.028421626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4.7464404172184" calcext:value-type="float">
            <text:p>-14.746440417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5.0925441899337" calcext:value-type="float">
            <text:p>-15.092544189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4.6233576980155" calcext:value-type="float">
            <text:p>-14.623357698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5.4078256907056" calcext:value-type="float">
            <text:p>-15.407825690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5.9576602445935" calcext:value-type="float">
            <text:p>-15.957660244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6.0339912109125" calcext:value-type="float">
            <text:p>-16.033991210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6.3888111844377" calcext:value-type="float">
            <text:p>-16.3888111844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6.1039522112988" calcext:value-type="float">
            <text:p>-16.103952211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6.5972094030114" calcext:value-type="float">
            <text:p>-16.597209403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6.6895289817384" calcext:value-type="float">
            <text:p>-16.6895289817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6.5517290736139" calcext:value-type="float">
            <text:p>-16.551729073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7.0451199423545" calcext:value-type="float">
            <text:p>-17.045119942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7.3923311542231" calcext:value-type="float">
            <text:p>-17.392331154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7.2746110792089" calcext:value-type="float">
            <text:p>-17.274611079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8.1133523886129" calcext:value-type="float">
            <text:p>-18.113352388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8.2610551986476" calcext:value-type="float">
            <text:p>-18.261055198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7.9326805081283" calcext:value-type="float">
            <text:p>-17.932680508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8.2278325569988" calcext:value-type="float">
            <text:p>-18.22783255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8.4767749444437" calcext:value-type="float">
            <text:p>-18.476774944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8.7250104299559" calcext:value-type="float">
            <text:p>-18.72501043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8.9573625222236" calcext:value-type="float">
            <text:p>-18.957362522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8.6493909401397" calcext:value-type="float">
            <text:p>-18.649390940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9.1479312704017" calcext:value-type="float">
            <text:p>-19.147931270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9.6913448561364" calcext:value-type="float">
            <text:p>-19.691344856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20.1361272512937" calcext:value-type="float">
            <text:p>-20.136127251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3:0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67111600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873818279016823" calcext:value-type="float">
            <text:p>-0.87381827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927851125573003" calcext:value-type="float">
            <text:p>-0.927851125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2.1697380734421" calcext:value-type="float">
            <text:p>-2.169738073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.59812627304736" calcext:value-type="float">
            <text:p>-4.59812627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.4545916068373" calcext:value-type="float">
            <text:p>-10.454591606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6.48323853714493" calcext:value-type="float">
            <text:p>-6.48323853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.39832616624824" calcext:value-type="float">
            <text:p>-5.398326166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48604004805435" calcext:value-type="float">
            <text:p>-4.486040048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.13137254844641" calcext:value-type="float">
            <text:p>-5.131372548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53736899488585" calcext:value-type="float">
            <text:p>-5.537368994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36393188698903" calcext:value-type="float">
            <text:p>-5.36393188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.91891306487317" calcext:value-type="float">
            <text:p>-5.918913064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8.04214054744454" calcext:value-type="float">
            <text:p>-8.042140547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9.23636627714342" calcext:value-type="float">
            <text:p>-9.236366277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8.68002959029532" calcext:value-type="float">
            <text:p>-8.6800295903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9.26459825332767" calcext:value-type="float">
            <text:p>-9.264598253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9.38452789219996" calcext:value-type="float">
            <text:p>-9.384527892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9.46337797435497" calcext:value-type="float">
            <text:p>-9.463377974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2.3118851046175" calcext:value-type="float">
            <text:p>-12.311885104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1.708151052563" calcext:value-type="float">
            <text:p>-11.708151052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3.54296645907" calcext:value-type="float">
            <text:p>-13.542966459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23.9709484627812" calcext:value-type="float">
            <text:p>-23.970948462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4.839019100088" calcext:value-type="float">
            <text:p>-14.839019100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5.1335374907502" calcext:value-type="float">
            <text:p>-15.133537490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3.7010228356203" calcext:value-type="float">
            <text:p>-13.701022835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4.6003855990944" calcext:value-type="float">
            <text:p>-14.600385599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6.6364302336217" calcext:value-type="float">
            <text:p>-16.636430233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9.3298342125351" calcext:value-type="float">
            <text:p>-19.329834212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0.5675819717639" calcext:value-type="float">
            <text:p>-20.567581971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26.6078734375826" calcext:value-type="float">
            <text:p>-26.607873437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4.6916656580696" calcext:value-type="float">
            <text:p>-24.691665658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25.2117613389018" calcext:value-type="float">
            <text:p>-25.211761338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0.1448980935881" calcext:value-type="float">
            <text:p>-30.1448980936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29.4650831284867" calcext:value-type="float">
            <text:p>-29.465083128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28.6132430392473" calcext:value-type="float">
            <text:p>-28.6132430392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0.9928537021154" calcext:value-type="float">
            <text:p>-30.992853702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26.2359716489427" calcext:value-type="float">
            <text:p>-26.235971648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2.9660961077574" calcext:value-type="float">
            <text:p>-32.96609610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22.9842747296762" calcext:value-type="float">
            <text:p>-22.984274729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9.7018296013793" calcext:value-type="float">
            <text:p>-19.701829601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6.5725749395387" calcext:value-type="float">
            <text:p>-16.572574939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3.9065891571701" calcext:value-type="float">
            <text:p>-23.906589157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7.965900235544" calcext:value-type="float">
            <text:p>-17.965900235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5.2551849837405" calcext:value-type="float">
            <text:p>-25.2551849837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1.7989778402547" calcext:value-type="float">
            <text:p>-21.798977840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9.2978112708408" calcext:value-type="float">
            <text:p>-29.297811270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1.2023592772338" calcext:value-type="float">
            <text:p>-31.202359277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2.6530770802007" calcext:value-type="float">
            <text:p>-22.653077080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8.7070697293292" calcext:value-type="float">
            <text:p>-18.707069729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9.7413079270771" calcext:value-type="float">
            <text:p>-19.741307927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7.9373924322047" calcext:value-type="float">
            <text:p>-17.937392432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6.5433481774554" calcext:value-type="float">
            <text:p>-16.543348177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9.110730310864" calcext:value-type="float">
            <text:p>-19.110730310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9.4577460354572" calcext:value-type="float">
            <text:p>-19.457746035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1.874447540548" calcext:value-type="float">
            <text:p>-21.874447540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0.3582225431829" calcext:value-type="float">
            <text:p>-20.358222543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21.2054804546169" calcext:value-type="float">
            <text:p>-21.205480454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3.8290685766061" calcext:value-type="float">
            <text:p>-13.829068576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7.5647949670431" calcext:value-type="float">
            <text:p>-17.564794967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9.5802176735181" calcext:value-type="float">
            <text:p>-19.580217673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7.3457056887494" calcext:value-type="float">
            <text:p>-17.345705688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5.47099613362" calcext:value-type="float">
            <text:p>-15.470996133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0.7761199729343" calcext:value-type="float">
            <text:p>-20.776119972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6.8072700228544" calcext:value-type="float">
            <text:p>-16.807270022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20.6434249053237" calcext:value-type="float">
            <text:p>-20.643424905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7.0584359988734" calcext:value-type="float">
            <text:p>-17.0584359989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9.5199210374759" calcext:value-type="float">
            <text:p>-19.519921037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20.6434134311259" calcext:value-type="float">
            <text:p>-20.6434134311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5.7799615924941" calcext:value-type="float">
            <text:p>-15.779961592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7.0775919626045" calcext:value-type="float">
            <text:p>-17.077591962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7.243513182519" calcext:value-type="float">
            <text:p>-17.243513182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26.2566766430043" calcext:value-type="float">
            <text:p>-26.256676643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9.4089253464929" calcext:value-type="float">
            <text:p>-19.4089253465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3.9163184051651" calcext:value-type="float">
            <text:p>-23.916318405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5.4149924400606" calcext:value-type="float">
            <text:p>-15.414992440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6.5535257454473" calcext:value-type="float">
            <text:p>-16.553525745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3.4738661165346" calcext:value-type="float">
            <text:p>-13.473866116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1.7601905975787" calcext:value-type="float">
            <text:p>-21.760190597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4.380051542466" calcext:value-type="float">
            <text:p>-14.380051542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5.8463376722248" calcext:value-type="float">
            <text:p>-15.846337672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3.5550905127498" calcext:value-type="float">
            <text:p>-23.555090512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8.0195439818744" calcext:value-type="float">
            <text:p>-18.019543981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4.8665483485176" calcext:value-type="float">
            <text:p>-24.866548348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8.2555107222306" calcext:value-type="float">
            <text:p>-18.2555107222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7.0061227195983" calcext:value-type="float">
            <text:p>-17.0061227196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5.3870202373987" calcext:value-type="float">
            <text:p>-15.387020237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7.6397565452375" calcext:value-type="float">
            <text:p>-17.6397565452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3.7895354913352" calcext:value-type="float">
            <text:p>-13.789535491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4.7943806020571" calcext:value-type="float">
            <text:p>-14.794380602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7.754519848658" calcext:value-type="float">
            <text:p>-17.754519848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7.4057904910619" calcext:value-type="float">
            <text:p>-17.4057904911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4.6595703668523" calcext:value-type="float">
            <text:p>-14.6595703669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7.2852411410381" calcext:value-type="float">
            <text:p>-17.285241141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8.1379029654117" calcext:value-type="float">
            <text:p>-18.137902965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8.1285498776229" calcext:value-type="float">
            <text:p>-18.128549877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5.7576129225527" calcext:value-type="float">
            <text:p>-15.757612922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5.56190793868" calcext:value-type="float">
            <text:p>-15.561907938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8.225090812821" calcext:value-type="float">
            <text:p>-18.225090812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9.0753805792244" calcext:value-type="float">
            <text:p>-19.075380579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5.0464427546295" calcext:value-type="float">
            <text:p>-15.0464427546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5.8806413905906" calcext:value-type="float">
            <text:p>-15.880641390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6.1036250159407" calcext:value-type="float">
            <text:p>-16.103625015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6.7495292855997" calcext:value-type="float">
            <text:p>-16.749529285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6.8884832377088" calcext:value-type="float">
            <text:p>-16.888483237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6.9880234253265" calcext:value-type="float">
            <text:p>-16.9880234253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6.6334535667969" calcext:value-type="float">
            <text:p>-16.633453566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7.0835175486325" calcext:value-type="float">
            <text:p>-17.083517548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3.5016178458733" calcext:value-type="float">
            <text:p>-13.501617845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.986730876434" calcext:value-type="float">
            <text:p>-13.9867308764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20.2476127635971" calcext:value-type="float">
            <text:p>-20.2476127636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6.2662818105458" calcext:value-type="float">
            <text:p>-16.266281810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6.6337937352632" calcext:value-type="float">
            <text:p>-16.633793735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.1114243762463" calcext:value-type="float">
            <text:p>-13.1114243762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7.4897002377796" calcext:value-type="float">
            <text:p>-17.489700237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5.3124648038052" calcext:value-type="float">
            <text:p>-15.312464803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1.3882227375333" calcext:value-type="float">
            <text:p>-21.388222737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5.8983925828269" calcext:value-type="float">
            <text:p>-15.898392582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3.690529735291" calcext:value-type="float">
            <text:p>-13.690529735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0.0316343378943" calcext:value-type="float">
            <text:p>-20.031634337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9.0932508074783" calcext:value-type="float">
            <text:p>-19.093250807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9.4765358979205" calcext:value-type="float">
            <text:p>-19.476535897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8.6052196514214" calcext:value-type="float">
            <text:p>-18.605219651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7.2719999678822" calcext:value-type="float">
            <text:p>-17.2719999679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7.792879628656" calcext:value-type="float">
            <text:p>-17.792879628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.2815659855836" calcext:value-type="float">
            <text:p>-15.281565985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8.2996385517533" calcext:value-type="float">
            <text:p>-18.299638551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8.2550597008144" calcext:value-type="float">
            <text:p>-18.255059700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.9505665653989" calcext:value-type="float">
            <text:p>-15.950566565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3.0610794341093" calcext:value-type="float">
            <text:p>-13.0610794341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.4385891602343" calcext:value-type="float">
            <text:p>-16.438589160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6.0515218032728" calcext:value-type="float">
            <text:p>-16.051521803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3.5083626604305" calcext:value-type="float">
            <text:p>-13.5083626604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0.8639881490746" calcext:value-type="float">
            <text:p>-20.8639881491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5.4302836099935" calcext:value-type="float">
            <text:p>-15.4302836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5.8761637705155" calcext:value-type="float">
            <text:p>-15.8761637705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.1348232059956" calcext:value-type="float">
            <text:p>-17.13482320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20.0435275905909" calcext:value-type="float">
            <text:p>-20.043527590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4.8051010470036" calcext:value-type="float">
            <text:p>-14.80510104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6.8527580320668" calcext:value-type="float">
            <text:p>-16.852758032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6.4227230005347" calcext:value-type="float">
            <text:p>-16.4227230005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9.8870479279968" calcext:value-type="float">
            <text:p>-19.88704792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3.9805644466678" calcext:value-type="float">
            <text:p>-13.980564446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7.0819006144056" calcext:value-type="float">
            <text:p>-17.081900614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4.2664112143089" calcext:value-type="float">
            <text:p>-14.2664112143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6.2662722706292" calcext:value-type="float">
            <text:p>-16.266272270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18.5396703178974" calcext:value-type="float">
            <text:p>-18.539670317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6.7994856018223" calcext:value-type="float">
            <text:p>-16.799485601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4.9488576134803" calcext:value-type="float">
            <text:p>-14.9488576135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6.3056580731118" calcext:value-type="float">
            <text:p>-16.305658073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5.2062745272946" calcext:value-type="float">
            <text:p>-15.206274527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9.335210837592" calcext:value-type="float">
            <text:p>-19.335210837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8.5523564694896" calcext:value-type="float">
            <text:p>-18.552356469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8.9780369191977" calcext:value-type="float">
            <text:p>-18.978036919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7.3954269603532" calcext:value-type="float">
            <text:p>-17.395426960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5.4205346350493" calcext:value-type="float">
            <text:p>-15.42053463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3.6987352450959" calcext:value-type="float">
            <text:p>-13.698735245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4.0020918906768" calcext:value-type="float">
            <text:p>-14.002091890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20.5461692108873" calcext:value-type="float">
            <text:p>-20.546169210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6.1739760876388" calcext:value-type="float">
            <text:p>-16.173976087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7.0587090160927" calcext:value-type="float">
            <text:p>-17.058709016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6.9087386827622" calcext:value-type="float">
            <text:p>-16.908738682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5.531939785959" calcext:value-type="float">
            <text:p>-15.53193978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20.0229864190953" calcext:value-type="float">
            <text:p>-20.022986419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4.3227949063287" calcext:value-type="float">
            <text:p>-14.322794906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6.1994191648578" calcext:value-type="float">
            <text:p>-16.1994191649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5.088798555409" calcext:value-type="float">
            <text:p>-15.088798555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20.1676701488048" calcext:value-type="float">
            <text:p>-20.167670148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6.2081128908174" calcext:value-type="float">
            <text:p>-16.208112890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4.75903822654" calcext:value-type="float">
            <text:p>-14.759038226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9.4232636891201" calcext:value-type="float">
            <text:p>-19.423263689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4.4766270577644" calcext:value-type="float">
            <text:p>-14.476627057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4.7832721637953" calcext:value-type="float">
            <text:p>-14.783272163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9373886001142" calcext:value-type="float">
            <text:p>-14.937388600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7.3920312833754" calcext:value-type="float">
            <text:p>-17.392031283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7.5465316815885" calcext:value-type="float">
            <text:p>-17.5465316816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5.3998161131685" calcext:value-type="float">
            <text:p>-15.399816113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5.89722225425" calcext:value-type="float">
            <text:p>-15.897222254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7.1765036994324" calcext:value-type="float">
            <text:p>-17.176503699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2.2470743436603" calcext:value-type="float">
            <text:p>-12.2470743437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5.8149034952384" calcext:value-type="float">
            <text:p>-15.814903495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6.05607729852" calcext:value-type="float">
            <text:p>-16.0560772985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6236764330175" calcext:value-type="float">
            <text:p>-12.62367643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4.7823429334588" calcext:value-type="float">
            <text:p>-14.782342933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5.3080732520621" calcext:value-type="float">
            <text:p>-15.3080732521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3.3243154729064" calcext:value-type="float">
            <text:p>-13.324315472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3.1603565023575" calcext:value-type="float">
            <text:p>-13.1603565024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3.11839675015" calcext:value-type="float">
            <text:p>-13.118396750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4.7055174460805" calcext:value-type="float">
            <text:p>-14.705517446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3.1411660608824" calcext:value-type="float">
            <text:p>-13.141166060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3.9511852673764" calcext:value-type="float">
            <text:p>-13.951185267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2.5096112862658" calcext:value-type="float">
            <text:p>-12.5096112863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4.6389347095953" calcext:value-type="float">
            <text:p>-14.638934709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2.231774836984" calcext:value-type="float">
            <text:p>-12.23177483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5.9818521937375" calcext:value-type="float">
            <text:p>-15.9818521937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3.4998799008416" calcext:value-type="float">
            <text:p>-13.4998799008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1.2257596208709" calcext:value-type="float">
            <text:p>-11.225759620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4.3321930773546" calcext:value-type="float">
            <text:p>-14.332193077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2.5214139383783" calcext:value-type="float">
            <text:p>-12.521413938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4.7496488198117" calcext:value-type="float">
            <text:p>-14.749648819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2.6669481714006" calcext:value-type="float">
            <text:p>-12.666948171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2.1138245325406" calcext:value-type="float">
            <text:p>-12.113824532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1.2194865520404" calcext:value-type="float">
            <text:p>-11.21948655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.7905412157562" calcext:value-type="float">
            <text:p>-10.7905412158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1.9410936268591" calcext:value-type="float">
            <text:p>-11.941093626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0.7281589976834" calcext:value-type="float">
            <text:p>-10.728158997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2.5060038203415" calcext:value-type="float">
            <text:p>-12.506003820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10.8901051565567" calcext:value-type="float">
            <text:p>-10.890105156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9.71777353396359" calcext:value-type="float">
            <text:p>-9.71777353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0.9632465362047" calcext:value-type="float">
            <text:p>-10.963246536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.9653190148097" calcext:value-type="float">
            <text:p>-10.965319014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1.9558046506816" calcext:value-type="float">
            <text:p>-11.955804650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11.1561294356626" calcext:value-type="float">
            <text:p>-11.156129435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9.66489146307029" calcext:value-type="float">
            <text:p>-9.664891463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1.1385016393026" calcext:value-type="float">
            <text:p>-11.138501639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11.9358044444427" calcext:value-type="float">
            <text:p>-11.935804444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10.3754325607441" calcext:value-type="float">
            <text:p>-10.375432560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0.5568375729024" calcext:value-type="float">
            <text:p>-10.556837572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0.6514825834944" calcext:value-type="float">
            <text:p>-10.651482583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.7049603363059" calcext:value-type="float">
            <text:p>-10.7049603363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.5777363721931" calcext:value-type="float">
            <text:p>-10.577736372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0.6531327564626" calcext:value-type="float">
            <text:p>-10.653132756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9.24836631332278" calcext:value-type="float">
            <text:p>-9.248366313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0.4884482705137" calcext:value-type="float">
            <text:p>-10.488448270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9.23829853644469" calcext:value-type="float">
            <text:p>-9.238298536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10.8904490956303" calcext:value-type="float">
            <text:p>-10.890449095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8.82413125041026" calcext:value-type="float">
            <text:p>-8.824131250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10.5040915213505" calcext:value-type="float">
            <text:p>-10.504091521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9.59458858113781" calcext:value-type="float">
            <text:p>-9.594588581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9.47122526459052" calcext:value-type="float">
            <text:p>-9.471225264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36415589476966" calcext:value-type="float">
            <text:p>-8.364155894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8.60182840560731" calcext:value-type="float">
            <text:p>-8.601828405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8.62479858002359" calcext:value-type="float">
            <text:p>-8.6247985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8.32949497898865" calcext:value-type="float">
            <text:p>-8.32949497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9.4397982977222" calcext:value-type="float">
            <text:p>-9.4397982977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9.13058568816211" calcext:value-type="float">
            <text:p>-9.130585688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8.20985656526946" calcext:value-type="float">
            <text:p>-8.209856565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9.38379775168788" calcext:value-type="float">
            <text:p>-9.3837977517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9.02864859451029" calcext:value-type="float">
            <text:p>-9.028648594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87241938253838" calcext:value-type="float">
            <text:p>-8.872419382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26121715388664" calcext:value-type="float">
            <text:p>-9.261217153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11188497213929" calcext:value-type="float">
            <text:p>-8.111884972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8.2591755061028" calcext:value-type="float">
            <text:p>-8.259175506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8.20215902162576" calcext:value-type="float">
            <text:p>-8.2021590216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8.86190554990391" calcext:value-type="float">
            <text:p>-8.8619055499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41692900674874" calcext:value-type="float">
            <text:p>-8.416929006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78554832818088" calcext:value-type="float">
            <text:p>-7.785548328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6.96985318224127" calcext:value-type="float">
            <text:p>-6.969853182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7.14833112665197" calcext:value-type="float">
            <text:p>-7.148331126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7.05180084222212" calcext:value-type="float">
            <text:p>-7.051800842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32498111463212" calcext:value-type="float">
            <text:p>-8.324981114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7.9066430719289" calcext:value-type="float">
            <text:p>-7.906643071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90071036981371" calcext:value-type="float">
            <text:p>-7.900710369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8500886097487" calcext:value-type="float">
            <text:p>-7.850088609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89226155600246" calcext:value-type="float">
            <text:p>-7.89226155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7.57804691621671" calcext:value-type="float">
            <text:p>-7.578046916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67217021982654" calcext:value-type="float">
            <text:p>-7.672170219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06182381079239" calcext:value-type="float">
            <text:p>-7.061823810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32301886513849" calcext:value-type="float">
            <text:p>-6.3230188651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59278561371153" calcext:value-type="float">
            <text:p>-7.592785613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48071980898908" calcext:value-type="float">
            <text:p>-7.480719809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36761301969679" calcext:value-type="float">
            <text:p>-7.367613019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5342383040599" calcext:value-type="float">
            <text:p>-6.534238304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36882486279728" calcext:value-type="float">
            <text:p>-7.368824862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88067406230758" calcext:value-type="float">
            <text:p>-6.880674062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77708011126645" calcext:value-type="float">
            <text:p>-6.7770801113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3428179444426" calcext:value-type="float">
            <text:p>-7.342817944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40305478035245" calcext:value-type="float">
            <text:p>-6.403054780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30140297351745" calcext:value-type="float">
            <text:p>-7.301402973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6.80802782168928" calcext:value-type="float">
            <text:p>-6.8080278217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7.24443621602499" calcext:value-type="float">
            <text:p>-7.24443621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08954954043517" calcext:value-type="float">
            <text:p>-7.089549540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6.81541674641942" calcext:value-type="float">
            <text:p>-6.815416746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45368650704401" calcext:value-type="float">
            <text:p>-6.45368650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29637517491405" calcext:value-type="float">
            <text:p>-7.296375174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37662247374406" calcext:value-type="float">
            <text:p>-6.376622473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08685073195531" calcext:value-type="float">
            <text:p>-7.086850732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58130263111678" calcext:value-type="float">
            <text:p>-6.581302631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34104662512007" calcext:value-type="float">
            <text:p>-6.3410466251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53924108125923" calcext:value-type="float">
            <text:p>-6.539241081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2015022290156" calcext:value-type="float">
            <text:p>-7.20150222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2121681872686" calcext:value-type="float">
            <text:p>-6.212168187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21106396904261" calcext:value-type="float">
            <text:p>-6.21106396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7585147822557" calcext:value-type="float">
            <text:p>-6.758514782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47138371895295" calcext:value-type="float">
            <text:p>-6.471383719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21614133040493" calcext:value-type="float">
            <text:p>-6.2161413304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26261159592956" calcext:value-type="float">
            <text:p>-6.262611595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73884910929901" calcext:value-type="float">
            <text:p>-6.7388491093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64999282621511" calcext:value-type="float">
            <text:p>-6.649992826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21589713232332" calcext:value-type="float">
            <text:p>-6.2158971323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10007494541859" calcext:value-type="float">
            <text:p>-6.100074945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71231596752341" calcext:value-type="float">
            <text:p>-6.712315967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0706018379816" calcext:value-type="float">
            <text:p>-6.07060183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09613216714409" calcext:value-type="float">
            <text:p>-7.096132167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47580424367313" calcext:value-type="float">
            <text:p>-5.4758042437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0932368925454" calcext:value-type="float">
            <text:p>-6.093236892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48276138214488" calcext:value-type="float">
            <text:p>-6.482761382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.8095571384326" calcext:value-type="float">
            <text:p>-6.809557138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17575777073287" calcext:value-type="float">
            <text:p>-6.175757770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52715695093141" calcext:value-type="float">
            <text:p>-6.527156950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43705366412846" calcext:value-type="float">
            <text:p>-6.437053664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.94867401551808" calcext:value-type="float">
            <text:p>-6.948674015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7981578051787" calcext:value-type="float">
            <text:p>-5.798157805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52432412515241" calcext:value-type="float">
            <text:p>-6.524324125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48137668572417" calcext:value-type="float">
            <text:p>-6.481376685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50610214771768" calcext:value-type="float">
            <text:p>-5.506102147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1134217312154" calcext:value-type="float">
            <text:p>-5.113421731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56985658956461" calcext:value-type="float">
            <text:p>-6.5698565896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8496480901376" calcext:value-type="float">
            <text:p>-5.849648090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14262361908106" calcext:value-type="float">
            <text:p>-6.142623619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69605701286651" calcext:value-type="float">
            <text:p>-6.696057012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94301780614329" calcext:value-type="float">
            <text:p>-5.943017806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72819093405654" calcext:value-type="float">
            <text:p>-5.728190934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32537537946992" calcext:value-type="float">
            <text:p>-6.325375379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39135338380185" calcext:value-type="float">
            <text:p>-6.3913533838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43262467529484" calcext:value-type="float">
            <text:p>-6.432624675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7439742561138" calcext:value-type="float">
            <text:p>-5.743974256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41201312149444" calcext:value-type="float">
            <text:p>-6.412013121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6900217982074" calcext:value-type="float">
            <text:p>-5.690021798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14600000698671" calcext:value-type="float">
            <text:p>-6.14600000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53865352275639" calcext:value-type="float">
            <text:p>-5.5386535228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6091995144881" calcext:value-type="float">
            <text:p>-5.6091995145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11558716677723" calcext:value-type="float">
            <text:p>-5.115587166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26375442439683" calcext:value-type="float">
            <text:p>-5.263754424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33503282837852" calcext:value-type="float">
            <text:p>-6.3350328284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69003133943491" calcext:value-type="float">
            <text:p>-6.690031339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35541330107145" calcext:value-type="float">
            <text:p>-5.355413301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72136848955101" calcext:value-type="float">
            <text:p>-5.7213684896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65681188592806" calcext:value-type="float">
            <text:p>-5.656811885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8021460280153" calcext:value-type="float">
            <text:p>-5.80214602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42981964280538" calcext:value-type="float">
            <text:p>-5.429819642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38122616905742" calcext:value-type="float">
            <text:p>-5.381226169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84321146168756" calcext:value-type="float">
            <text:p>-5.843211461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5709012833339" calcext:value-type="float">
            <text:p>-5.5709012833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12578012380803" calcext:value-type="float">
            <text:p>-5.1257801238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89107544492941" calcext:value-type="float">
            <text:p>-6.891075444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85597272311354" calcext:value-type="float">
            <text:p>-5.855972723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60888690568369" calcext:value-type="float">
            <text:p>-5.6088869057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0222505186292" calcext:value-type="float">
            <text:p>-6.022250518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33540658928894" calcext:value-type="float">
            <text:p>-6.335406589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08816816323312" calcext:value-type="float">
            <text:p>-6.088168163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88357491589356" calcext:value-type="float">
            <text:p>-6.883574915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88235983889747" calcext:value-type="float">
            <text:p>-4.882359838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75750270315447" calcext:value-type="float">
            <text:p>-6.7575027032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76228562126158" calcext:value-type="float">
            <text:p>-5.762285621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81405015515097" calcext:value-type="float">
            <text:p>-6.814050155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17507115190936" calcext:value-type="float">
            <text:p>-6.175071151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.09143842179214" calcext:value-type="float">
            <text:p>-5.091438421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92512448140191" calcext:value-type="float">
            <text:p>-5.925124481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7520286230387" calcext:value-type="float">
            <text:p>-5.775202862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46892716009466" calcext:value-type="float">
            <text:p>-6.468927160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4713525366551" calcext:value-type="float">
            <text:p>-5.147135253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33394126794254" calcext:value-type="float">
            <text:p>-6.333941267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61897509714326" calcext:value-type="float">
            <text:p>-5.618975097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74660426011707" calcext:value-type="float">
            <text:p>-5.746604260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02718139208819" calcext:value-type="float">
            <text:p>-6.027181392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62326204491117" calcext:value-type="float">
            <text:p>-5.623262044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4902346390525" calcext:value-type="float">
            <text:p>-5.490234639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95982613521091" calcext:value-type="float">
            <text:p>-5.959826135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37089101252417" calcext:value-type="float">
            <text:p>-5.370891012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0943221340227" calcext:value-type="float">
            <text:p>-6.09432213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34222897292376" calcext:value-type="float">
            <text:p>-6.342228972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93462927359898" calcext:value-type="float">
            <text:p>-5.934629273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90353032431639" calcext:value-type="float">
            <text:p>-5.903530324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73516906741264" calcext:value-type="float">
            <text:p>-6.735169067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22082259453024" calcext:value-type="float">
            <text:p>-5.220822594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33807498058294" calcext:value-type="float">
            <text:p>-5.338074980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47080678439305" calcext:value-type="float">
            <text:p>-5.470806784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6836839482475" calcext:value-type="float">
            <text:p>-6.3683683948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51456904425767" calcext:value-type="float">
            <text:p>-6.514569044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25221146784221" calcext:value-type="float">
            <text:p>-5.252211467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08788078184729" calcext:value-type="float">
            <text:p>-6.087880781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2303364097629" calcext:value-type="float">
            <text:p>-6.12303364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34666043379148" calcext:value-type="float">
            <text:p>-6.346660433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05529994356036" calcext:value-type="float">
            <text:p>-6.055299943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7.01691860170914" calcext:value-type="float">
            <text:p>-7.016918601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79126684796817" calcext:value-type="float">
            <text:p>-6.791266848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18897554263144" calcext:value-type="float">
            <text:p>-6.188975542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6.0128289035224" calcext:value-type="float">
            <text:p>-6.012828903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89258952288734" calcext:value-type="float">
            <text:p>-6.892589522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60885496038633" calcext:value-type="float">
            <text:p>-6.608854960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14880518787803" calcext:value-type="float">
            <text:p>-6.1488051879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78576719883048" calcext:value-type="float">
            <text:p>-5.785767198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60359124111541" calcext:value-type="float">
            <text:p>-6.603591241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89026288948183" calcext:value-type="float">
            <text:p>-5.890262889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16297589804165" calcext:value-type="float">
            <text:p>-6.16297589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95856691381162" calcext:value-type="float">
            <text:p>-5.958566913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21724480350923" calcext:value-type="float">
            <text:p>-6.217244803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4250015436926" calcext:value-type="float">
            <text:p>-5.4250015437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39713315764007" calcext:value-type="float">
            <text:p>-6.397133157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94419700591103" calcext:value-type="float">
            <text:p>-5.944197005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60536745423631" calcext:value-type="float">
            <text:p>-5.605367454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72867216783287" calcext:value-type="float">
            <text:p>-5.728672167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377513000289" calcext:value-type="float">
            <text:p>-6.377513000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24967337499947" calcext:value-type="float">
            <text:p>-6.24967337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50304995015066" calcext:value-type="float">
            <text:p>-6.503049950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44666682393415" calcext:value-type="float">
            <text:p>-6.446666823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33050768620455" calcext:value-type="float">
            <text:p>-6.330507686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83900094490983" calcext:value-type="float">
            <text:p>-5.839000944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5418430684106" calcext:value-type="float">
            <text:p>-6.5418430684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99178198744476" calcext:value-type="float">
            <text:p>-5.991781987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83394152717952" calcext:value-type="float">
            <text:p>-6.833941527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83414097208036" calcext:value-type="float">
            <text:p>-5.834140972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68330281684546" calcext:value-type="float">
            <text:p>-5.6833028168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49966325858163" calcext:value-type="float">
            <text:p>-6.499663258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71822648531077" calcext:value-type="float">
            <text:p>-5.718226485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84125130978947" calcext:value-type="float">
            <text:p>-6.841251309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77466619328523" calcext:value-type="float">
            <text:p>-6.774666193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47104668693958" calcext:value-type="float">
            <text:p>-6.471046686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75303718215409" calcext:value-type="float">
            <text:p>-6.753037182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77005121008723" calcext:value-type="float">
            <text:p>-6.770051210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88203521707391" calcext:value-type="float">
            <text:p>-5.882035217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67509790682616" calcext:value-type="float">
            <text:p>-6.675097906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99555216288556" calcext:value-type="float">
            <text:p>-5.995552162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.34290758895874" calcext:value-type="float">
            <text:p>-5.34290758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66414610286476" calcext:value-type="float">
            <text:p>-6.664146102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38909563236881" calcext:value-type="float">
            <text:p>-6.389095632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6.02677873498077" calcext:value-type="float">
            <text:p>-6.02677873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.44195701855147" calcext:value-type="float">
            <text:p>-6.441957018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70899940826961" calcext:value-type="float">
            <text:p>-6.708999408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.38293464742341" calcext:value-type="float">
            <text:p>-6.3829346474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67872562757044" calcext:value-type="float">
            <text:p>-5.678725627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.2002832720809" calcext:value-type="float">
            <text:p>-5.200283272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81853750306689" calcext:value-type="float">
            <text:p>-6.8185375031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6.01137246329456" calcext:value-type="float">
            <text:p>-6.011372463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6.33965578132639" calcext:value-type="float">
            <text:p>-6.339655781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51890944178402" calcext:value-type="float">
            <text:p>-6.5189094418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98147084864833" calcext:value-type="float">
            <text:p>-6.981470848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6.30934417899566" calcext:value-type="float">
            <text:p>-6.30934417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77202696978704" calcext:value-type="float">
            <text:p>-6.772026969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63489202400699" calcext:value-type="float">
            <text:p>-6.63489202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6.34875500122636" calcext:value-type="float">
            <text:p>-6.348755001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6.16778400070173" calcext:value-type="float">
            <text:p>-6.167784000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6.22230177113399" calcext:value-type="float">
            <text:p>-6.2223017711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21002724360233" calcext:value-type="float">
            <text:p>-6.2100272436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08170751123717" calcext:value-type="float">
            <text:p>-6.0817075112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85666505048867" calcext:value-type="float">
            <text:p>-5.856665050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80915686103953" calcext:value-type="float">
            <text:p>-5.80915686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54251283400382" calcext:value-type="float">
            <text:p>-5.54251283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86202419910171" calcext:value-type="float">
            <text:p>-5.862024199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.29331209111969" calcext:value-type="float">
            <text:p>-5.293312091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6.38031271796273" calcext:value-type="float">
            <text:p>-6.38031271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6.15425174466157" calcext:value-type="float">
            <text:p>-6.154251744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6.19420866546331" calcext:value-type="float">
            <text:p>-6.194208665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73787260970153" calcext:value-type="float">
            <text:p>-5.7378726097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5350701296431" calcext:value-type="float">
            <text:p>-6.5350701296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50539178152734" calcext:value-type="float">
            <text:p>-5.505391781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2429103622426" calcext:value-type="float">
            <text:p>-6.242910362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51674487209788" calcext:value-type="float">
            <text:p>-6.516744872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18889698089156" calcext:value-type="float">
            <text:p>-6.188896980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.33153884533958" calcext:value-type="float">
            <text:p>-5.331538845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.02726181617336" calcext:value-type="float">
            <text:p>-5.027261816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15655602010352" calcext:value-type="float">
            <text:p>-6.156556020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82900803938476" calcext:value-type="float">
            <text:p>-5.829008039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45809363207396" calcext:value-type="float">
            <text:p>-6.458093632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98676801025273" calcext:value-type="float">
            <text:p>-6.9867680103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6.05974599294433" calcext:value-type="float">
            <text:p>-6.059745992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93290248860491" calcext:value-type="float">
            <text:p>-5.932902488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04690764455063" calcext:value-type="float">
            <text:p>-6.046907644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62011086308212" calcext:value-type="float">
            <text:p>-5.6201108631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78551920596632" calcext:value-type="float">
            <text:p>-5.78551920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.20588075771749" calcext:value-type="float">
            <text:p>-5.2058807577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6.03656698596917" calcext:value-type="float">
            <text:p>-6.03656698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6.07247262177302" calcext:value-type="float">
            <text:p>-6.0724726218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55464904707277" calcext:value-type="float">
            <text:p>-6.5546490471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89558762719465" calcext:value-type="float">
            <text:p>-5.895587627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.44812578231832" calcext:value-type="float">
            <text:p>-6.448125782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53034596100338" calcext:value-type="float">
            <text:p>-6.53034596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95306911569746" calcext:value-type="float">
            <text:p>-5.953069115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62450232138134" calcext:value-type="float">
            <text:p>-5.624502321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86740745906405" calcext:value-type="float">
            <text:p>-5.867407459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68059320684156" calcext:value-type="float">
            <text:p>-6.680593206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6.34192451694809" calcext:value-type="float">
            <text:p>-6.341924516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95872985736502" calcext:value-type="float">
            <text:p>-4.958729857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60614506881214" calcext:value-type="float">
            <text:p>-5.606145068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15597397352436" calcext:value-type="float">
            <text:p>-6.1559739735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6.35420466922974" calcext:value-type="float">
            <text:p>-6.354204669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6.19347694337067" calcext:value-type="float">
            <text:p>-6.193476943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58499698717228" calcext:value-type="float">
            <text:p>-5.584996987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.11872992676697" calcext:value-type="float">
            <text:p>-5.118729926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26928227187984" calcext:value-type="float">
            <text:p>-5.269282271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65805510531284" calcext:value-type="float">
            <text:p>-5.658055105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.16651455181119" calcext:value-type="float">
            <text:p>-5.166514551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7645334005452" calcext:value-type="float">
            <text:p>-5.764533400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56765764812812" calcext:value-type="float">
            <text:p>-5.567657648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42407623018178" calcext:value-type="float">
            <text:p>-5.424076230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67572663967456" calcext:value-type="float">
            <text:p>-5.675726639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.30135953813834" calcext:value-type="float">
            <text:p>-5.3013595381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22533178255654" calcext:value-type="float">
            <text:p>-6.225331782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1679347215577" calcext:value-type="float">
            <text:p>-6.167934721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47350277981309" calcext:value-type="float">
            <text:p>-5.473502779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80003918847622" calcext:value-type="float">
            <text:p>-5.800039188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85518933885918" calcext:value-type="float">
            <text:p>-5.855189338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.11559167191697" calcext:value-type="float">
            <text:p>-5.1155916719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.16676786532925" calcext:value-type="float">
            <text:p>-5.166767865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87795217340261" calcext:value-type="float">
            <text:p>-5.877952173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4886625042494" calcext:value-type="float">
            <text:p>-5.488662504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61296462830332" calcext:value-type="float">
            <text:p>-5.6129646283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40067715035574" calcext:value-type="float">
            <text:p>-5.400677150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.16360114838796" calcext:value-type="float">
            <text:p>-5.163601148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26825600152273" calcext:value-type="float">
            <text:p>-5.268256001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86908229029488" calcext:value-type="float">
            <text:p>-5.869082290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11632481011401" calcext:value-type="float">
            <text:p>-5.1163248101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07164108195424" calcext:value-type="float">
            <text:p>-5.071641082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47411116444079" calcext:value-type="float">
            <text:p>-5.474111164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53574787505802" calcext:value-type="float">
            <text:p>-5.535747875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22256631065516" calcext:value-type="float">
            <text:p>-5.222566310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35376855990001" calcext:value-type="float">
            <text:p>-6.353768559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13625108538869" calcext:value-type="float">
            <text:p>-6.136251085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48772606493725" calcext:value-type="float">
            <text:p>-5.487726064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26681668880768" calcext:value-type="float">
            <text:p>-5.266816688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4718162665279" calcext:value-type="float">
            <text:p>-5.471816266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43328144512219" calcext:value-type="float">
            <text:p>-5.433281445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64269720407534" calcext:value-type="float">
            <text:p>-5.6426972041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41391088056204" calcext:value-type="float">
            <text:p>-5.413910880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3249954117019" calcext:value-type="float">
            <text:p>-6.324995411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3668343299736" calcext:value-type="float">
            <text:p>-5.3668343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41717988257539" calcext:value-type="float">
            <text:p>-5.417179882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40210671175027" calcext:value-type="float">
            <text:p>-5.402106711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83457059109631" calcext:value-type="float">
            <text:p>-4.834570591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5.01614218278146" calcext:value-type="float">
            <text:p>-5.016142182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.07386380791023" calcext:value-type="float">
            <text:p>-5.073863807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34442335978759" calcext:value-type="float">
            <text:p>-5.3444233598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51595907820876" calcext:value-type="float">
            <text:p>-4.515959078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52772694068848" calcext:value-type="float">
            <text:p>-4.527726940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87270553472422" calcext:value-type="float">
            <text:p>-4.872705534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06961520574022" calcext:value-type="float">
            <text:p>-6.069615205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45738745740775" calcext:value-type="float">
            <text:p>-4.4573874574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192685422621" calcext:value-type="float">
            <text:p>-5.192685422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96484811559628" calcext:value-type="float">
            <text:p>-4.964848115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61717238702491" calcext:value-type="float">
            <text:p>-5.61717238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63727865491512" calcext:value-type="float">
            <text:p>-5.637278654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82075302719424" calcext:value-type="float">
            <text:p>-5.820753027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2737789844341" calcext:value-type="float">
            <text:p>-5.273778984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10445909604171" calcext:value-type="float">
            <text:p>-5.10445909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60649551711494" calcext:value-type="float">
            <text:p>-5.6064955171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63478719685001" calcext:value-type="float">
            <text:p>-4.6347871969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69187934794022" calcext:value-type="float">
            <text:p>-4.691879347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.93213099456644" calcext:value-type="float">
            <text:p>-4.9321309946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12200657561726" calcext:value-type="float">
            <text:p>-5.1220065756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.00544829033891" calcext:value-type="float">
            <text:p>-5.005448290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.98841977285139" calcext:value-type="float">
            <text:p>-4.988419772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68044560713501" calcext:value-type="float">
            <text:p>-5.680445607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35049938748949" calcext:value-type="float">
            <text:p>-5.350499387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4.93575386395513" calcext:value-type="float">
            <text:p>-4.93575386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8625009415692" calcext:value-type="float">
            <text:p>-4.862500941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35996974956661" calcext:value-type="float">
            <text:p>-5.3599697496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23517923436854" calcext:value-type="float">
            <text:p>-5.2351792344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19611966810545" calcext:value-type="float">
            <text:p>-5.1961196681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4.98582508529507" calcext:value-type="float">
            <text:p>-4.985825085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77858953986965" calcext:value-type="float">
            <text:p>-4.778589539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13732585501531" calcext:value-type="float">
            <text:p>-5.13732585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63670539926719" calcext:value-type="float">
            <text:p>-5.636705399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85951879402145" calcext:value-type="float">
            <text:p>-4.859518794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.12244348745414" calcext:value-type="float">
            <text:p>-5.122443487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4.97755363637182" calcext:value-type="float">
            <text:p>-4.977553636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61736415082143" calcext:value-type="float">
            <text:p>-5.617364150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.02357455192578" calcext:value-type="float">
            <text:p>-5.023574551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8154710960487" calcext:value-type="float">
            <text:p>-4.81547109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.02844482728675" calcext:value-type="float">
            <text:p>-5.0284448273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.043646918299" calcext:value-type="float">
            <text:p>-5.0436469183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26369284638537" calcext:value-type="float">
            <text:p>-5.263692846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12700847456085" calcext:value-type="float">
            <text:p>-5.127008474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21683009949206" calcext:value-type="float">
            <text:p>-5.216830099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73314589434497" calcext:value-type="float">
            <text:p>-4.733145894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.93693295753948" calcext:value-type="float">
            <text:p>-4.936932957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69131063693835" calcext:value-type="float">
            <text:p>-4.691310636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52729023243865" calcext:value-type="float">
            <text:p>-5.527290232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11289109049628" calcext:value-type="float">
            <text:p>-5.112891090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24535660105365" calcext:value-type="float">
            <text:p>-4.245356601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18447989883843" calcext:value-type="float">
            <text:p>-4.184479898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61850056139581" calcext:value-type="float">
            <text:p>-5.618500561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57326780486034" calcext:value-type="float">
            <text:p>-4.573267804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07886716981699" calcext:value-type="float">
            <text:p>-5.0788671698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12790160212944" calcext:value-type="float">
            <text:p>-5.127901602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24866411963664" calcext:value-type="float">
            <text:p>-5.2486641196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51872911625457" calcext:value-type="float">
            <text:p>-5.5187291163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09323164981745" calcext:value-type="float">
            <text:p>-5.093231649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.87140384244015" calcext:value-type="float">
            <text:p>-4.871403842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57643392205459" calcext:value-type="float">
            <text:p>-4.576433922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31846771581128" calcext:value-type="float">
            <text:p>-5.3184677158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18641415229901" calcext:value-type="float">
            <text:p>-5.186414152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20272154640686" calcext:value-type="float">
            <text:p>-5.2027215464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68152820001604" calcext:value-type="float">
            <text:p>-4.681528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49425741008991" calcext:value-type="float">
            <text:p>-4.494257410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4.94490077055483" calcext:value-type="float">
            <text:p>-4.944900770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5712911221381" calcext:value-type="float">
            <text:p>-4.571291122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4.91302679719188" calcext:value-type="float">
            <text:p>-4.913026797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17242286047692" calcext:value-type="float">
            <text:p>-5.172422860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4.93211602119618" calcext:value-type="float">
            <text:p>-4.932116021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19551411535056" calcext:value-type="float">
            <text:p>-5.195514115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37245533011604" calcext:value-type="float">
            <text:p>-4.372455330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4.92791354182726" calcext:value-type="float">
            <text:p>-4.927913541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09292388575357" calcext:value-type="float">
            <text:p>-5.092923885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7923559285227" calcext:value-type="float">
            <text:p>-4.792355928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66047213651133" calcext:value-type="float">
            <text:p>-4.660472136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65438851333568" calcext:value-type="float">
            <text:p>-4.6543885133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6674194161084" calcext:value-type="float">
            <text:p>-4.667419416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4.99139413746951" calcext:value-type="float">
            <text:p>-4.991394137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65602675065944" calcext:value-type="float">
            <text:p>-4.656026750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67670547123154" calcext:value-type="float">
            <text:p>-4.676705471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31264930833328" calcext:value-type="float">
            <text:p>-5.312649308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11_VSW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4:5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0059551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0440757194296" calcext:value-type="float">
            <text:p>6.044075719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24604134313136" calcext:value-type="float">
            <text:p>5.246041343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32748536330754" calcext:value-type="float">
            <text:p>5.3274853633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9694056060033" calcext:value-type="float">
            <text:p>4.96940560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73191187961441" calcext:value-type="float">
            <text:p>3.731911879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1018589702076" calcext:value-type="float">
            <text:p>4.1018589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91101487178134" calcext:value-type="float">
            <text:p>3.911014871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68805936642539" calcext:value-type="float">
            <text:p>3.688059366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59741145290106" calcext:value-type="float">
            <text:p>3.597411452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63288479424967" calcext:value-type="float">
            <text:p>3.632884794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71462016686889" calcext:value-type="float">
            <text:p>3.714620166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4.14038222812932" calcext:value-type="float">
            <text:p>4.140382228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92265091844367" calcext:value-type="float">
            <text:p>2.922650918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.11160646778179" calcext:value-type="float">
            <text:p>3.111606467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86174485114497" calcext:value-type="float">
            <text:p>2.861744851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8037320008356" calcext:value-type="float">
            <text:p>2.803732000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21451821027376" calcext:value-type="float">
            <text:p>2.2145182103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04454466299309" calcext:value-type="float">
            <text:p>2.04454466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1323766065229" calcext:value-type="float">
            <text:p>2.013237660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.48408315408859" calcext:value-type="float">
            <text:p>2.48408315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87069760159979" calcext:value-type="float">
            <text:p>1.870697601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94827231667476" calcext:value-type="float">
            <text:p>1.948272316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8578760944068" calcext:value-type="float">
            <text:p>1.985787609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74171321429392" calcext:value-type="float">
            <text:p>1.741713214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56561972298532" calcext:value-type="float">
            <text:p>1.56561972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87170090908777" calcext:value-type="float">
            <text:p>1.871700909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72275826598878" calcext:value-type="float">
            <text:p>1.72275826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83576889085607" calcext:value-type="float">
            <text:p>1.835768890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90562380269714" calcext:value-type="float">
            <text:p>1.905623802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82961820000203" calcext:value-type="float">
            <text:p>1.829618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51468061804344" calcext:value-type="float">
            <text:p>1.51468061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63569933299539" calcext:value-type="float">
            <text:p>1.63569933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31902978172341" calcext:value-type="float">
            <text:p>1.319029781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65738333752968" calcext:value-type="float">
            <text:p>1.657383337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36965595263552" calcext:value-type="float">
            <text:p>1.369655952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40146719815702" calcext:value-type="float">
            <text:p>1.401467198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45764830365594" calcext:value-type="float">
            <text:p>1.457648303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41127315097756" calcext:value-type="float">
            <text:p>1.41127315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4929239352408" calcext:value-type="float">
            <text:p>1.492923935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17305292974474" calcext:value-type="float">
            <text:p>1.1730529297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48172919625793" calcext:value-type="float">
            <text:p>1.481729196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48875953771028" calcext:value-type="float">
            <text:p>1.488759537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32098156308809" calcext:value-type="float">
            <text:p>1.320981563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29644468943645" calcext:value-type="float">
            <text:p>1.296444689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52014005500006" calcext:value-type="float">
            <text:p>1.52014005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38338298345808" calcext:value-type="float">
            <text:p>1.383382983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33169726721582" calcext:value-type="float">
            <text:p>1.331697267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289485572696" calcext:value-type="float">
            <text:p>1.289485572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44392089072321" calcext:value-type="float">
            <text:p>1.443920890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36060955256277" calcext:value-type="float">
            <text:p>1.3606095526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22497795978116" calcext:value-type="float">
            <text:p>1.224977959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31125734599" calcext:value-type="float">
            <text:p>1.331125734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27855660648824" calcext:value-type="float">
            <text:p>1.278556606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40986411601571" calcext:value-type="float">
            <text:p>1.409864116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33759113669533" calcext:value-type="float">
            <text:p>1.337591136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25158887123466" calcext:value-type="float">
            <text:p>1.251588871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32814843956841" calcext:value-type="float">
            <text:p>1.328148439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3296866830256" calcext:value-type="float">
            <text:p>1.3329686683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12308978501709" calcext:value-type="float">
            <text:p>1.12308978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26558876905097" calcext:value-type="float">
            <text:p>1.265588769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48685522815593" calcext:value-type="float">
            <text:p>1.486855228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27754922715605" calcext:value-type="float">
            <text:p>1.277549227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22617573727802" calcext:value-type="float">
            <text:p>1.226175737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9436877186576" calcext:value-type="float">
            <text:p>1.494368771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1467008295339" calcext:value-type="float">
            <text:p>1.21467008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3001365091704" calcext:value-type="float">
            <text:p>1.300136509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13153328364" calcext:value-type="float">
            <text:p>1.313153328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31511094056757" calcext:value-type="float">
            <text:p>1.3151109406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1315486589167" calcext:value-type="float">
            <text:p>1.213154865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1395252719126" calcext:value-type="float">
            <text:p>1.313952527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36016814104079" calcext:value-type="float">
            <text:p>1.360168141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28902360851591" calcext:value-type="float">
            <text:p>1.2890236085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28194557563014" calcext:value-type="float">
            <text:p>1.281945575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03930277574442" calcext:value-type="float">
            <text:p>1.039302775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10502469227898" calcext:value-type="float">
            <text:p>1.105024692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21059100128502" calcext:value-type="float">
            <text:p>1.210591001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4264784829208" calcext:value-type="float">
            <text:p>1.342647848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3288096552449" calcext:value-type="float">
            <text:p>1.328809655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15290572033323" calcext:value-type="float">
            <text:p>1.152905720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30492909241767" calcext:value-type="float">
            <text:p>1.3049290924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07401732089766" calcext:value-type="float">
            <text:p>1.074017320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34352556798639" calcext:value-type="float">
            <text:p>1.34352556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2665293650802" calcext:value-type="float">
            <text:p>1.266529365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6649368620316" calcext:value-type="float">
            <text:p>1.1664936862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2189915430428" calcext:value-type="float">
            <text:p>1.21899154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3627115108366" calcext:value-type="float">
            <text:p>1.2362711511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36599764396101" calcext:value-type="float">
            <text:p>1.36599764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26700410160409" calcext:value-type="float">
            <text:p>1.267004101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11632669154671" calcext:value-type="float">
            <text:p>1.116326691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55077331168647" calcext:value-type="float">
            <text:p>1.550773311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11277707983185" calcext:value-type="float">
            <text:p>1.1127770798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1948275207075" calcext:value-type="float">
            <text:p>1.1948275207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14806643999767" calcext:value-type="float">
            <text:p>1.1480664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29899263805582" calcext:value-type="float">
            <text:p>1.298992638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61636219236014" calcext:value-type="float">
            <text:p>1.616362192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0790464485217" calcext:value-type="float">
            <text:p>1.079046448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05103058454041" calcext:value-type="float">
            <text:p>1.051030584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03970031299542" calcext:value-type="float">
            <text:p>1.03970031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16311609813959" calcext:value-type="float">
            <text:p>1.1631160981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17726770982796" calcext:value-type="float">
            <text:p>1.177267709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08876939856121" calcext:value-type="float">
            <text:p>1.088769398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14237599952038" calcext:value-type="float">
            <text:p>1.142375999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3294224570626" calcext:value-type="float">
            <text:p>1.329422457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07159225437707" calcext:value-type="float">
            <text:p>1.071592254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21182207661673" calcext:value-type="float">
            <text:p>1.211822076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17916964230688" calcext:value-type="float">
            <text:p>1.179169642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09706864157773" calcext:value-type="float">
            <text:p>1.097068641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27724307459436" calcext:value-type="float">
            <text:p>1.2772430746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1615382224101" calcext:value-type="float">
            <text:p>1.2161538222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7832196048028" calcext:value-type="float">
            <text:p>1.278321960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3682966466972" calcext:value-type="float">
            <text:p>1.2368296647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16433492974913" calcext:value-type="float">
            <text:p>1.164334929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24533439962299" calcext:value-type="float">
            <text:p>1.245334399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19168636459385" calcext:value-type="float">
            <text:p>1.191686364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39325360436689" calcext:value-type="float">
            <text:p>1.3932536044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2080437083999" calcext:value-type="float">
            <text:p>1.208043708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23316941799975" calcext:value-type="float">
            <text:p>1.23316941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168270253161" calcext:value-type="float">
            <text:p>1.168270253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267257486921" calcext:value-type="float">
            <text:p>1.226725748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7774653509879" calcext:value-type="float">
            <text:p>1.277746535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14129819228935" calcext:value-type="float">
            <text:p>1.1412981923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086838824463" calcext:value-type="float">
            <text:p>1.308683882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28567550569736" calcext:value-type="float">
            <text:p>1.2856755057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30441938122012" calcext:value-type="float">
            <text:p>1.304419381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14802583864061" calcext:value-type="float">
            <text:p>1.148025838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13611480494858" calcext:value-type="float">
            <text:p>1.136114804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07353752977369" calcext:value-type="float">
            <text:p>1.073537529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07646707750129" calcext:value-type="float">
            <text:p>1.076467077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0662568278927" calcext:value-type="float">
            <text:p>1.0662568279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14253467502307" calcext:value-type="float">
            <text:p>1.14253467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18794583473363" calcext:value-type="float">
            <text:p>1.187945834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20236962815064" calcext:value-type="float">
            <text:p>1.2023696282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007444424001" calcext:value-type="float">
            <text:p>1.200744442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8217500065458" calcext:value-type="float">
            <text:p>1.182175000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14064172960961" calcext:value-type="float">
            <text:p>1.140641729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5691853448452" calcext:value-type="float">
            <text:p>1.0569185345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14382791402761" calcext:value-type="float">
            <text:p>1.14382791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07481281813801" calcext:value-type="float">
            <text:p>1.074812818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13268134643092" calcext:value-type="float">
            <text:p>1.132681346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13421619502162" calcext:value-type="float">
            <text:p>1.134216195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17224949294801" calcext:value-type="float">
            <text:p>1.172249492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03445115099437" calcext:value-type="float">
            <text:p>1.03445115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7920373954968" calcext:value-type="float">
            <text:p>1.179203739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11442554931549" calcext:value-type="float">
            <text:p>1.1144255493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0628228591297" calcext:value-type="float">
            <text:p>1.062822859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17574315315198" calcext:value-type="float">
            <text:p>1.175743153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10293462861567" calcext:value-type="float">
            <text:p>1.102934628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08109919290964" calcext:value-type="float">
            <text:p>1.081099192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1317788107512" calcext:value-type="float">
            <text:p>1.131778810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03572909770657" calcext:value-type="float">
            <text:p>1.035729097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03096409210967" calcext:value-type="float">
            <text:p>1.030964092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12530601944781" calcext:value-type="float">
            <text:p>1.125306019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14042159731887" calcext:value-type="float">
            <text:p>1.1404215973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5232720868674" calcext:value-type="float">
            <text:p>1.252327208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25830645127047" calcext:value-type="float">
            <text:p>1.258306451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24880867383455" calcext:value-type="float">
            <text:p>1.248808673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12132776946754" calcext:value-type="float">
            <text:p>1.121327769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2209233575185" calcext:value-type="float">
            <text:p>1.220923357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26806128089697" calcext:value-type="float">
            <text:p>1.2680612809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08899498719118" calcext:value-type="float">
            <text:p>1.0889949872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16773960576557" calcext:value-type="float">
            <text:p>1.167739605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21409110247287" calcext:value-type="float">
            <text:p>1.214091102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12360113559779" calcext:value-type="float">
            <text:p>1.123601135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19141650472552" calcext:value-type="float">
            <text:p>1.191416504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17088455000561" calcext:value-type="float">
            <text:p>1.1708845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14021898936843" calcext:value-type="float">
            <text:p>1.140218989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33624734141282" calcext:value-type="float">
            <text:p>1.336247341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21122592455012" calcext:value-type="float">
            <text:p>1.211225924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7090709178999" calcext:value-type="float">
            <text:p>1.370907091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41800836091742" calcext:value-type="float">
            <text:p>1.418008360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42489934420848" calcext:value-type="float">
            <text:p>1.424899344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34837692636753" calcext:value-type="float">
            <text:p>1.348376926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52210709404789" calcext:value-type="float">
            <text:p>1.52210709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63622594200237" calcext:value-type="float">
            <text:p>1.63622594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60694868027419" calcext:value-type="float">
            <text:p>1.606948680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67042578019889" calcext:value-type="float">
            <text:p>1.670425780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5991952452776" calcext:value-type="float">
            <text:p>1.3599195245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2.07346178541692" calcext:value-type="float">
            <text:p>2.073461785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54841235638643" calcext:value-type="float">
            <text:p>1.5484123564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45096883444299" calcext:value-type="float">
            <text:p>1.450968834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83459312474774" calcext:value-type="float">
            <text:p>1.834593124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82442056733151" calcext:value-type="float">
            <text:p>1.824420567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64973856317582" calcext:value-type="float">
            <text:p>1.649738563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7584646360815" calcext:value-type="float">
            <text:p>1.7584646361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8072866206729" calcext:value-type="float">
            <text:p>1.8072866207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68671569767918" calcext:value-type="float">
            <text:p>1.686715697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94608414915176" calcext:value-type="float">
            <text:p>1.946084149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87434772079659" calcext:value-type="float">
            <text:p>1.874347720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83457840737964" calcext:value-type="float">
            <text:p>1.834578407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04726143924352" calcext:value-type="float">
            <text:p>2.047261439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80536429275804" calcext:value-type="float">
            <text:p>1.805364292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94389182133004" calcext:value-type="float">
            <text:p>1.943891821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2.01407225184472" calcext:value-type="float">
            <text:p>2.014072251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94085556810455" calcext:value-type="float">
            <text:p>1.940855568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19615853034457" calcext:value-type="float">
            <text:p>2.1961585303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26672682826015" calcext:value-type="float">
            <text:p>2.266726828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34294707049893" calcext:value-type="float">
            <text:p>2.342947070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83777168548347" calcext:value-type="float">
            <text:p>1.837771685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32743263820616" calcext:value-type="float">
            <text:p>2.327432638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.09812857626825" calcext:value-type="float">
            <text:p>3.098128576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33466986408094" calcext:value-type="float">
            <text:p>2.3346698641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28816354381927" calcext:value-type="float">
            <text:p>2.288163543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75997864859101" calcext:value-type="float">
            <text:p>2.7599786486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5171752565479" calcext:value-type="float">
            <text:p>2.517175256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66560635470501" calcext:value-type="float">
            <text:p>2.665606354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2.93733738475331" calcext:value-type="float">
            <text:p>2.937337384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69381603263827" calcext:value-type="float">
            <text:p>2.693816032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89342902233341" calcext:value-type="float">
            <text:p>2.893429022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74333705197714" calcext:value-type="float">
            <text:p>2.7433370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.09435906013407" calcext:value-type="float">
            <text:p>3.094359060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.11489213910465" calcext:value-type="float">
            <text:p>3.1148921391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45433603236009" calcext:value-type="float">
            <text:p>3.454336032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24311258367782" calcext:value-type="float">
            <text:p>3.243112583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.4113481008449" calcext:value-type="float">
            <text:p>3.411348100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39517675844689" calcext:value-type="float">
            <text:p>3.395176758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.9594433936005" calcext:value-type="float">
            <text:p>3.959443393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27351032692616" calcext:value-type="float">
            <text:p>4.273510326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.86856278395118" calcext:value-type="float">
            <text:p>3.86856278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26989980744122" calcext:value-type="float">
            <text:p>3.269899807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82099431906654" calcext:value-type="float">
            <text:p>3.820994319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80099970793814" calcext:value-type="float">
            <text:p>3.8009997079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34703153633334" calcext:value-type="float">
            <text:p>3.347031536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4.0663713240095" calcext:value-type="float">
            <text:p>4.066371324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4.44393336917998" calcext:value-type="float">
            <text:p>4.4439333692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27565520475482" calcext:value-type="float">
            <text:p>3.275655204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87401956793123" calcext:value-type="float">
            <text:p>3.874019567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.80104182267624" calcext:value-type="float">
            <text:p>3.8010418227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3.68239780104151" calcext:value-type="float">
            <text:p>3.68239780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4.03957908745645" calcext:value-type="float">
            <text:p>4.039579087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60791939046025" calcext:value-type="float">
            <text:p>4.607919390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3.89171176585918" calcext:value-type="float">
            <text:p>3.891711765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01797793705856" calcext:value-type="float">
            <text:p>4.0179779371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4.90671341224661" calcext:value-type="float">
            <text:p>4.906713412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4.03655198431303" calcext:value-type="float">
            <text:p>4.036551984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3.99599370974792" calcext:value-type="float">
            <text:p>3.995993709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28777539824899" calcext:value-type="float">
            <text:p>4.287775398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56799205896437" calcext:value-type="float">
            <text:p>3.56799205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66843563443152" calcext:value-type="float">
            <text:p>3.668435634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58409298292486" calcext:value-type="float">
            <text:p>3.5840929829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40141470139595" calcext:value-type="float">
            <text:p>4.401414701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7008253570946" calcext:value-type="float">
            <text:p>4.700825357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4.01468643414556" calcext:value-type="float">
            <text:p>4.014686434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4.03961126397784" calcext:value-type="float">
            <text:p>4.03961126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4.60782516573091" calcext:value-type="float">
            <text:p>4.607825165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58091421637144" calcext:value-type="float">
            <text:p>4.5809142164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5.00916863338739" calcext:value-type="float">
            <text:p>5.0091686334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11756523616743" calcext:value-type="float">
            <text:p>4.117565236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54574560120706" calcext:value-type="float">
            <text:p>4.545745601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75910438126162" calcext:value-type="float">
            <text:p>4.759104381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3411375569882" calcext:value-type="float">
            <text:p>4.341137557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94460898931899" calcext:value-type="float">
            <text:p>3.9446089893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76435989060756" calcext:value-type="float">
            <text:p>4.764359890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5.10652662914843" calcext:value-type="float">
            <text:p>5.1065266291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4.20089777032452" calcext:value-type="float">
            <text:p>4.200897770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5.05081646775857" calcext:value-type="float">
            <text:p>5.0508164678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00517468483564" calcext:value-type="float">
            <text:p>5.005174684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26190861366297" calcext:value-type="float">
            <text:p>4.261908613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17401921334281" calcext:value-type="float">
            <text:p>4.17401921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6236790841932" calcext:value-type="float">
            <text:p>4.623679084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06780091433915" calcext:value-type="float">
            <text:p>4.067800914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4.01951915728318" calcext:value-type="float">
            <text:p>4.019519157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71576229293405" calcext:value-type="float">
            <text:p>4.715762292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26975467055652" calcext:value-type="float">
            <text:p>4.2697546706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53664333851724" calcext:value-type="float">
            <text:p>4.536643338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12638263819004" calcext:value-type="float">
            <text:p>4.126382638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38419796471617" calcext:value-type="float">
            <text:p>4.384197964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4.02659754783364" calcext:value-type="float">
            <text:p>4.026597547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3.96521749587114" calcext:value-type="float">
            <text:p>3.965217495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51478284499545" calcext:value-type="float">
            <text:p>4.51478284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2128252618107" calcext:value-type="float">
            <text:p>4.212825261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34286124894318" calcext:value-type="float">
            <text:p>4.342861248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73359819539844" calcext:value-type="float">
            <text:p>3.733598195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4.20684750001101" calcext:value-type="float">
            <text:p>4.206847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4.05321377219794" calcext:value-type="float">
            <text:p>4.053213772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49960936814773" calcext:value-type="float">
            <text:p>4.499609368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.7857849946941" calcext:value-type="float">
            <text:p>3.785784994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3.95499180146788" calcext:value-type="float">
            <text:p>3.9549918015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3.90487213038451" calcext:value-type="float">
            <text:p>3.904872130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4.01090646026973" calcext:value-type="float">
            <text:p>4.010906460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3.86457121215207" calcext:value-type="float">
            <text:p>3.864571212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3.91913941947957" calcext:value-type="float">
            <text:p>3.919139419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51084682308577" calcext:value-type="float">
            <text:p>3.5108468231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23626111966353" calcext:value-type="float">
            <text:p>3.236261119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7361915398162" calcext:value-type="float">
            <text:p>3.7361915398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21519615692818" calcext:value-type="float">
            <text:p>3.215196156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74147818168673" calcext:value-type="float">
            <text:p>3.741478181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81436077682532" calcext:value-type="float">
            <text:p>3.814360776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40713460979899" calcext:value-type="float">
            <text:p>3.407134609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4.03153052182279" calcext:value-type="float">
            <text:p>4.031530521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50526750465364" calcext:value-type="float">
            <text:p>3.505267504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54029103578227" calcext:value-type="float">
            <text:p>3.5402910358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43905568307831" calcext:value-type="float">
            <text:p>3.439055683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47664394329571" calcext:value-type="float">
            <text:p>3.476643943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35565307429816" calcext:value-type="float">
            <text:p>3.355653074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54331946001411" calcext:value-type="float">
            <text:p>3.5433194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61087509812999" calcext:value-type="float">
            <text:p>3.610875098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29386852127297" calcext:value-type="float">
            <text:p>3.293868521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30503306595312" calcext:value-type="float">
            <text:p>3.30503306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047282050653" calcext:value-type="float">
            <text:p>3.047282050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24564091593766" calcext:value-type="float">
            <text:p>3.245640915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35296734872467" calcext:value-type="float">
            <text:p>3.352967348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3381856060906" calcext:value-type="float">
            <text:p>3.0338185606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3585189723229" calcext:value-type="float">
            <text:p>3.358518972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23540158096486" calcext:value-type="float">
            <text:p>3.23540158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47756368173868" calcext:value-type="float">
            <text:p>3.477563681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08183704324117" calcext:value-type="float">
            <text:p>3.081837043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96720721416469" calcext:value-type="float">
            <text:p>2.967207214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20795082036994" calcext:value-type="float">
            <text:p>3.2079508204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97420992128325" calcext:value-type="float">
            <text:p>2.9742099213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3.04089069676711" calcext:value-type="float">
            <text:p>3.0408906968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07859615748994" calcext:value-type="float">
            <text:p>3.078596157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13973424643248" calcext:value-type="float">
            <text:p>3.139734246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15220215957213" calcext:value-type="float">
            <text:p>3.1522021596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24325911086466" calcext:value-type="float">
            <text:p>3.243259110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47448271535575" calcext:value-type="float">
            <text:p>3.474482715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1130003278551" calcext:value-type="float">
            <text:p>3.011300032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79901878213388" calcext:value-type="float">
            <text:p>2.799018782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16542889119082" calcext:value-type="float">
            <text:p>3.165428891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94190129752302" calcext:value-type="float">
            <text:p>2.941901297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2.92768850886722" calcext:value-type="float">
            <text:p>2.927688508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03479517218663" calcext:value-type="float">
            <text:p>3.034795172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2.89758408317083" calcext:value-type="float">
            <text:p>2.8975840832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2.84025983498092" calcext:value-type="float">
            <text:p>2.84025983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76005575245201" calcext:value-type="float">
            <text:p>2.7600557525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85487053308552" calcext:value-type="float">
            <text:p>2.854870533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2.80408095767024" calcext:value-type="float">
            <text:p>2.804080957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5813378631634" calcext:value-type="float">
            <text:p>2.581337863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74622534160561" calcext:value-type="float">
            <text:p>2.746225341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75344559323568" calcext:value-type="float">
            <text:p>2.753445593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2.81952241278452" calcext:value-type="float">
            <text:p>2.819522412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2.94747626390876" calcext:value-type="float">
            <text:p>2.9474762639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78337894647371" calcext:value-type="float">
            <text:p>2.7833789465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78595466411548" calcext:value-type="float">
            <text:p>2.785954664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2.78682824120023" calcext:value-type="float">
            <text:p>2.786828241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87086008951319" calcext:value-type="float">
            <text:p>2.870860089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56006783105044" calcext:value-type="float">
            <text:p>2.560067831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80527817539137" calcext:value-type="float">
            <text:p>2.805278175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47336516544768" calcext:value-type="float">
            <text:p>2.4733651654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44960023786241" calcext:value-type="float">
            <text:p>2.449600237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67425235946894" calcext:value-type="float">
            <text:p>2.674252359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45372003627927" calcext:value-type="float">
            <text:p>2.453720036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2.91086497425899" calcext:value-type="float">
            <text:p>2.910864974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82537959794765" calcext:value-type="float">
            <text:p>2.825379597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48874908536324" calcext:value-type="float">
            <text:p>2.488749085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69130975697202" calcext:value-type="float">
            <text:p>2.691309757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75775797959311" calcext:value-type="float">
            <text:p>2.757757979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81027692282307" calcext:value-type="float">
            <text:p>2.810276922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61973301192066" calcext:value-type="float">
            <text:p>2.619733011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77836625590986" calcext:value-type="float">
            <text:p>2.778366255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63163536814614" calcext:value-type="float">
            <text:p>2.631635368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78140940868869" calcext:value-type="float">
            <text:p>2.781409408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58093929366737" calcext:value-type="float">
            <text:p>2.5809392937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71991166123611" calcext:value-type="float">
            <text:p>2.719911661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52083274538022" calcext:value-type="float">
            <text:p>2.520832745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7063974339485" calcext:value-type="float">
            <text:p>2.706397433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67223919693831" calcext:value-type="float">
            <text:p>2.672239196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2.86888905893385" calcext:value-type="float">
            <text:p>2.868889058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2.91384155434517" calcext:value-type="float">
            <text:p>2.9138415543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67614861106618" calcext:value-type="float">
            <text:p>2.676148611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64378524462974" calcext:value-type="float">
            <text:p>2.643785244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48323696842232" calcext:value-type="float">
            <text:p>2.483236968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612808619997" calcext:value-type="float">
            <text:p>2.6128086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34901265616557" calcext:value-type="float">
            <text:p>2.349012656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4308662072843" calcext:value-type="float">
            <text:p>2.643086620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47670452514121" calcext:value-type="float">
            <text:p>2.4767045251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47991139335523" calcext:value-type="float">
            <text:p>2.479911393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69088888837393" calcext:value-type="float">
            <text:p>2.690888888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4367754461545" calcext:value-type="float">
            <text:p>2.843677544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0285029469983" calcext:value-type="float">
            <text:p>2.702850294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4485507227476" calcext:value-type="float">
            <text:p>2.444855072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68496961805952" calcext:value-type="float">
            <text:p>2.684969618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0124458763734" calcext:value-type="float">
            <text:p>2.901244587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03718579851982" calcext:value-type="float">
            <text:p>3.037185798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7444672862363" calcext:value-type="float">
            <text:p>2.744467286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2874403310488" calcext:value-type="float">
            <text:p>2.628744033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34102192685144" calcext:value-type="float">
            <text:p>2.3410219269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66671589074942" calcext:value-type="float">
            <text:p>2.6667158907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29946526767363" calcext:value-type="float">
            <text:p>2.299465267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1108980829928" calcext:value-type="float">
            <text:p>2.711089808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0356636834519" calcext:value-type="float">
            <text:p>2.2035663683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4720588661527" calcext:value-type="float">
            <text:p>2.547205886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1910177726036" calcext:value-type="float">
            <text:p>2.719101777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84787759144103" calcext:value-type="float">
            <text:p>2.847877591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6803958249518" calcext:value-type="float">
            <text:p>2.68039582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3354744139071" calcext:value-type="float">
            <text:p>2.633547441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2.99706971339735" calcext:value-type="float">
            <text:p>2.997069713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72947677942495" calcext:value-type="float">
            <text:p>2.729476779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4100435707369" calcext:value-type="float">
            <text:p>2.441004357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38704264701761" calcext:value-type="float">
            <text:p>2.387042647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6075961572409" calcext:value-type="float">
            <text:p>2.560759615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31437516196358" calcext:value-type="float">
            <text:p>2.31437516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50513180815312" calcext:value-type="float">
            <text:p>2.5051318082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6469208948887" calcext:value-type="float">
            <text:p>2.664692089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69699563785355" calcext:value-type="float">
            <text:p>2.696995637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41823529050319" calcext:value-type="float">
            <text:p>2.4182352905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6199029379568" calcext:value-type="float">
            <text:p>2.461990293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41084050824629" calcext:value-type="float">
            <text:p>2.410840508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83400648121192" calcext:value-type="float">
            <text:p>2.834006481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5502127571191" calcext:value-type="float">
            <text:p>2.655021275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70102043378325" calcext:value-type="float">
            <text:p>2.701020433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2705231123088" calcext:value-type="float">
            <text:p>2.827052311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7718608751942" calcext:value-type="float">
            <text:p>2.677186087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60927347125835" calcext:value-type="float">
            <text:p>2.609273471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47213954264216" calcext:value-type="float">
            <text:p>2.472139542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6749713001087" calcext:value-type="float">
            <text:p>2.7674971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45232249057034" calcext:value-type="float">
            <text:p>2.452322490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8683076168432" calcext:value-type="float">
            <text:p>2.5868307617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63229109786973" calcext:value-type="float">
            <text:p>2.632291097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3342022021967" calcext:value-type="float">
            <text:p>2.433420220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83329752900628" calcext:value-type="float">
            <text:p>2.83329752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54347121429753" calcext:value-type="float">
            <text:p>2.5434712143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40106874724776" calcext:value-type="float">
            <text:p>2.4010687472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72454959065161" calcext:value-type="float">
            <text:p>2.724549590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3059559075175" calcext:value-type="float">
            <text:p>2.730595590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51171424478069" calcext:value-type="float">
            <text:p>2.5117142448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5567641344749" calcext:value-type="float">
            <text:p>2.556764134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54808917268344" calcext:value-type="float">
            <text:p>2.5480891727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50627821787215" calcext:value-type="float">
            <text:p>2.506278217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51412723505641" calcext:value-type="float">
            <text:p>2.5141272351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37280439246673" calcext:value-type="float">
            <text:p>2.3728043925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61494426833368" calcext:value-type="float">
            <text:p>2.614944268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56128378297942" calcext:value-type="float">
            <text:p>2.56128378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40108077063477" calcext:value-type="float">
            <text:p>2.401080770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52250979511598" calcext:value-type="float">
            <text:p>2.522509795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55031378218034" calcext:value-type="float">
            <text:p>2.550313782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1583296145164" calcext:value-type="float">
            <text:p>2.615832961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41914403712666" calcext:value-type="float">
            <text:p>2.419144037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60044987314602" calcext:value-type="float">
            <text:p>2.600449873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9746692291977" calcext:value-type="float">
            <text:p>2.4974669229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8531036942233" calcext:value-type="float">
            <text:p>2.685310369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151411292389" calcext:value-type="float">
            <text:p>2.315141129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6232654536145" calcext:value-type="float">
            <text:p>2.362326545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7518967936016" calcext:value-type="float">
            <text:p>2.575189679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65138582623357" calcext:value-type="float">
            <text:p>2.651385826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64143820074362" calcext:value-type="float">
            <text:p>2.641438200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4759815038459" calcext:value-type="float">
            <text:p>2.447598150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7304314154099" calcext:value-type="float">
            <text:p>2.473043141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3081909953728" calcext:value-type="float">
            <text:p>2.430819099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6691320361169" calcext:value-type="float">
            <text:p>2.669132036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53470098915239" calcext:value-type="float">
            <text:p>2.5347009892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49104301679835" calcext:value-type="float">
            <text:p>2.491043016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42164638687523" calcext:value-type="float">
            <text:p>2.421646386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5562986107019" calcext:value-type="float">
            <text:p>2.555629861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57926722586555" calcext:value-type="float">
            <text:p>2.579267225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59149859487991" calcext:value-type="float">
            <text:p>2.591498594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6811797162831" calcext:value-type="float">
            <text:p>2.5681179716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6232104192769" calcext:value-type="float">
            <text:p>2.862321041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49056394672702" calcext:value-type="float">
            <text:p>2.490563946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65178611881243" calcext:value-type="float">
            <text:p>2.6517861188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77115430289624" calcext:value-type="float">
            <text:p>2.771154302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38896285220967" calcext:value-type="float">
            <text:p>2.388962852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70097186884907" calcext:value-type="float">
            <text:p>2.7009718688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3367750139252" calcext:value-type="float">
            <text:p>2.333677501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6727615276998" calcext:value-type="float">
            <text:p>2.467276152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3358534470955" calcext:value-type="float">
            <text:p>2.2335853447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49470233000105" calcext:value-type="float">
            <text:p>2.4947023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3903421657244" calcext:value-type="float">
            <text:p>2.390342165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60117980758072" calcext:value-type="float">
            <text:p>2.601179807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37385212182577" calcext:value-type="float">
            <text:p>2.373852121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0105462912034" calcext:value-type="float">
            <text:p>2.4010546291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2305522089071" calcext:value-type="float">
            <text:p>2.523055220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53618401573102" calcext:value-type="float">
            <text:p>2.536184015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44494805156737" calcext:value-type="float">
            <text:p>2.444948051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51196153675309" calcext:value-type="float">
            <text:p>2.511961536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52259790718688" calcext:value-type="float">
            <text:p>2.522597907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28336592979989" calcext:value-type="float">
            <text:p>2.283365929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38595143634827" calcext:value-type="float">
            <text:p>2.3859514363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70554381619951" calcext:value-type="float">
            <text:p>2.7055438162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42388114929652" calcext:value-type="float">
            <text:p>2.423881149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46497362521063" calcext:value-type="float">
            <text:p>2.464973625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32353192264719" calcext:value-type="float">
            <text:p>2.323531922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27256943541384" calcext:value-type="float">
            <text:p>2.2725694354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4489469439958" calcext:value-type="float">
            <text:p>2.44894694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56856928295067" calcext:value-type="float">
            <text:p>2.56856928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57712046438386" calcext:value-type="float">
            <text:p>2.577120464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43181376939913" calcext:value-type="float">
            <text:p>2.4318137694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47958673081716" calcext:value-type="float">
            <text:p>2.4795867308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37297508572914" calcext:value-type="float">
            <text:p>2.372975085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71909051176921" calcext:value-type="float">
            <text:p>2.719090511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3918713910761" calcext:value-type="float">
            <text:p>2.391871391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39142234560447" calcext:value-type="float">
            <text:p>2.3914223456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26342692762677" calcext:value-type="float">
            <text:p>2.263426927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46211967303858" calcext:value-type="float">
            <text:p>2.46211967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24758439028485" calcext:value-type="float">
            <text:p>2.247584390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34242291625986" calcext:value-type="float">
            <text:p>2.3424229163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61978001095574" calcext:value-type="float">
            <text:p>2.619780011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29107826250412" calcext:value-type="float">
            <text:p>2.291078262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26670685129771" calcext:value-type="float">
            <text:p>2.266706851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74145997968375" calcext:value-type="float">
            <text:p>2.741459979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2592870416018" calcext:value-type="float">
            <text:p>2.259287041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36831816283426" calcext:value-type="float">
            <text:p>2.368318162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44422249243014" calcext:value-type="float">
            <text:p>2.444222492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56550282871092" calcext:value-type="float">
            <text:p>2.565502828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38448015286732" calcext:value-type="float">
            <text:p>2.384480152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54528020119627" calcext:value-type="float">
            <text:p>2.545280201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41873948336596" calcext:value-type="float">
            <text:p>2.418739483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47091919258597" calcext:value-type="float">
            <text:p>2.470919192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71403708115912" calcext:value-type="float">
            <text:p>2.714037081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53310049109832" calcext:value-type="float">
            <text:p>2.533100491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36006749310887" calcext:value-type="float">
            <text:p>2.360067493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57040659959819" calcext:value-type="float">
            <text:p>2.5704065996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53001535688032" calcext:value-type="float">
            <text:p>2.530015356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26408340364487" calcext:value-type="float">
            <text:p>2.264083403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44606040738945" calcext:value-type="float">
            <text:p>2.446060407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64016269252726" calcext:value-type="float">
            <text:p>2.640162692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36537261484598" calcext:value-type="float">
            <text:p>2.3653726148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57315233705311" calcext:value-type="float">
            <text:p>2.573152337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26182693321599" calcext:value-type="float">
            <text:p>2.2618269332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50701826599858" calcext:value-type="float">
            <text:p>2.50701826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66003095540911" calcext:value-type="float">
            <text:p>2.660030955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48770913976601" calcext:value-type="float">
            <text:p>2.4877091398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69983614272506" calcext:value-type="float">
            <text:p>2.6998361427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63013256643546" calcext:value-type="float">
            <text:p>2.6301325664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16919217332008" calcext:value-type="float">
            <text:p>2.169192173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34936754900307" calcext:value-type="float">
            <text:p>2.34936754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54498261666876" calcext:value-type="float">
            <text:p>2.544982616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49671032758563" calcext:value-type="float">
            <text:p>2.496710327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69389504335718" calcext:value-type="float">
            <text:p>2.693895043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50540449570087" calcext:value-type="float">
            <text:p>2.505404495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45605804061344" calcext:value-type="float">
            <text:p>2.456058040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65902319032515" calcext:value-type="float">
            <text:p>2.659023190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70380579856211" calcext:value-type="float">
            <text:p>2.7038057986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48705099337189" calcext:value-type="float">
            <text:p>2.487050993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52993007694854" calcext:value-type="float">
            <text:p>2.5299300769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40086497555448" calcext:value-type="float">
            <text:p>2.400864975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69185451156883" calcext:value-type="float">
            <text:p>2.691854511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34465209973759" calcext:value-type="float">
            <text:p>2.344652099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39649241042592" calcext:value-type="float">
            <text:p>2.396492410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57629330701832" calcext:value-type="float">
            <text:p>2.57629330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55058857151061" calcext:value-type="float">
            <text:p>2.550588571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39810014381853" calcext:value-type="float">
            <text:p>2.398100143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48491383001667" calcext:value-type="float">
            <text:p>2.4849138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78405350594586" calcext:value-type="float">
            <text:p>2.784053505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45381934427251" calcext:value-type="float">
            <text:p>2.4538193443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24123641444265" calcext:value-type="float">
            <text:p>2.2412364144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2.85275038283496" calcext:value-type="float">
            <text:p>2.852750382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7666497795762" calcext:value-type="float">
            <text:p>2.766649779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49808783267825" calcext:value-type="float">
            <text:p>2.498087832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52082147454425" calcext:value-type="float">
            <text:p>2.520821474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24124474026226" calcext:value-type="float">
            <text:p>2.241244740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27082564223548" calcext:value-type="float">
            <text:p>2.270825642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43449257318247" calcext:value-type="float">
            <text:p>2.4344925732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70310621704685" calcext:value-type="float">
            <text:p>2.70310621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7731851596305" calcext:value-type="float">
            <text:p>2.773185159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65012286975312" calcext:value-type="float">
            <text:p>2.650122869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59214603219466" calcext:value-type="float">
            <text:p>2.592146032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5813349912369" calcext:value-type="float">
            <text:p>2.5813349912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74956065499126" calcext:value-type="float">
            <text:p>2.749560655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69388876366768" calcext:value-type="float">
            <text:p>2.6938887637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62002372117543" calcext:value-type="float">
            <text:p>2.620023721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52813574542821" calcext:value-type="float">
            <text:p>2.528135745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64079031005484" calcext:value-type="float">
            <text:p>2.640790310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59403487376903" calcext:value-type="float">
            <text:p>2.5940348738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6764727777753" calcext:value-type="float">
            <text:p>2.6764727778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57389360635803" calcext:value-type="float">
            <text:p>2.573893606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37952020189304" calcext:value-type="float">
            <text:p>2.379520201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7391293660048" calcext:value-type="float">
            <text:p>2.73912936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74596812048023" calcext:value-type="float">
            <text:p>2.745968120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72830433194604" calcext:value-type="float">
            <text:p>2.7283043319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68492687898855" calcext:value-type="float">
            <text:p>2.68492687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79903195240539" calcext:value-type="float">
            <text:p>2.799031952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2.88593501250317" calcext:value-type="float">
            <text:p>2.885935012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72656067140014" calcext:value-type="float">
            <text:p>2.726560671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6601018215885" calcext:value-type="float">
            <text:p>2.660101821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2.89980970018586" calcext:value-type="float">
            <text:p>2.8998097002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06023849473125" calcext:value-type="float">
            <text:p>3.060238494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54383841036405" calcext:value-type="float">
            <text:p>2.543838410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61385344645428" calcext:value-type="float">
            <text:p>2.613853446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2.9311978493767" calcext:value-type="float">
            <text:p>2.931197849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82654874230941" calcext:value-type="float">
            <text:p>2.826548742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84935995912673" calcext:value-type="float">
            <text:p>2.8493599591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12027056251421" calcext:value-type="float">
            <text:p>3.120270562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84378496426309" calcext:value-type="float">
            <text:p>2.8437849643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03058133365661" calcext:value-type="float">
            <text:p>3.030581333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76029303516412" calcext:value-type="float">
            <text:p>2.760293035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03029925560537" calcext:value-type="float">
            <text:p>3.030299255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90310829019499" calcext:value-type="float">
            <text:p>2.903108290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62190107497741" calcext:value-type="float">
            <text:p>2.621901075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37550403509288" calcext:value-type="float">
            <text:p>3.375504035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10325557671156" calcext:value-type="float">
            <text:p>3.103255576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11833788724841" calcext:value-type="float">
            <text:p>3.118337887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2.95122740521148" calcext:value-type="float">
            <text:p>2.951227405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81884223669142" calcext:value-type="float">
            <text:p>2.818842236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49309166699767" calcext:value-type="float">
            <text:p>3.49309166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2.94861590443885" calcext:value-type="float">
            <text:p>2.948615904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2.97195390137475" calcext:value-type="float">
            <text:p>2.971953901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1994306503165" calcext:value-type="float">
            <text:p>3.01994306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3467241095158" calcext:value-type="float">
            <text:p>3.23467241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2.9824982777729" calcext:value-type="float">
            <text:p>2.982498277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08084014543494" calcext:value-type="float">
            <text:p>3.080840145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2.99271358798003" calcext:value-type="float">
            <text:p>2.99271358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45695121719183" calcext:value-type="float">
            <text:p>3.456951217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18381851770348" calcext:value-type="float">
            <text:p>3.183818517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25304729016386" calcext:value-type="float">
            <text:p>3.253047290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09239215669129" calcext:value-type="float">
            <text:p>3.092392156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05894163394772" calcext:value-type="float">
            <text:p>3.058941633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90610675512436" calcext:value-type="float">
            <text:p>2.906106755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35012306536343" calcext:value-type="float">
            <text:p>3.350123065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52149453122785" calcext:value-type="float">
            <text:p>3.5214945312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00133143586496" calcext:value-type="float">
            <text:p>3.001331435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80735911769061" calcext:value-type="float">
            <text:p>3.807359117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2_VSW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5:47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2589978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9.4300019680524" calcext:value-type="float">
            <text:p>19.430001968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8.1852085912472" calcext:value-type="float">
            <text:p>18.18520859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.09092592296944" calcext:value-type="float">
            <text:p>8.090925923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.99015634775966" calcext:value-type="float">
            <text:p>3.990156347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90013328305266" calcext:value-type="float">
            <text:p>1.900133283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.93656018234887" calcext:value-type="float">
            <text:p>2.93656018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37917983742165" calcext:value-type="float">
            <text:p>3.379179837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59345440366758" calcext:value-type="float">
            <text:p>3.593454403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64211842111123" calcext:value-type="float">
            <text:p>3.642118421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17480337295617" calcext:value-type="float">
            <text:p>3.17480337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37237598852244" calcext:value-type="float">
            <text:p>3.372375988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2.7059671017159" calcext:value-type="float">
            <text:p>2.705967101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20292702696727" calcext:value-type="float">
            <text:p>2.20292702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32774668391934" calcext:value-type="float">
            <text:p>2.327746683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1408930401845" calcext:value-type="float">
            <text:p>2.140893040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95542523866722" calcext:value-type="float">
            <text:p>1.955425238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12840477486617" calcext:value-type="float">
            <text:p>2.128404774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84739385233556" calcext:value-type="float">
            <text:p>1.847393852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77751975594801" calcext:value-type="float">
            <text:p>1.777519755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79605824575897" calcext:value-type="float">
            <text:p>1.796058245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5884348518546" calcext:value-type="float">
            <text:p>1.588434851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34387578521453" calcext:value-type="float">
            <text:p>1.343875785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53085267706106" calcext:value-type="float">
            <text:p>1.530852677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61724580588811" calcext:value-type="float">
            <text:p>1.617245805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38054093516938" calcext:value-type="float">
            <text:p>1.380540935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46200541413023" calcext:value-type="float">
            <text:p>1.462005414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24199311281955" calcext:value-type="float">
            <text:p>1.241993112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30176481543746" calcext:value-type="float">
            <text:p>1.301764815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18970338797991" calcext:value-type="float">
            <text:p>1.18970338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29322710166065" calcext:value-type="float">
            <text:p>1.293227101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06346440852062" calcext:value-type="float">
            <text:p>1.063464408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13232588772466" calcext:value-type="float">
            <text:p>1.132325887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05428688422135" calcext:value-type="float">
            <text:p>1.054286884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10193442156416" calcext:value-type="float">
            <text:p>1.101934421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01871522005388" calcext:value-type="float">
            <text:p>1.018715220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09694203043361" calcext:value-type="float">
            <text:p>1.096942030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05403452879464" calcext:value-type="float">
            <text:p>1.054034528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02329275942575" calcext:value-type="float">
            <text:p>1.02329275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06936846743903" calcext:value-type="float">
            <text:p>1.069368467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12846762175553" calcext:value-type="float">
            <text:p>1.128467621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11046607745491" calcext:value-type="float">
            <text:p>1.110466077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28786115007506" calcext:value-type="float">
            <text:p>1.287861150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17010231169495" calcext:value-type="float">
            <text:p>1.170102311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15688229253253" calcext:value-type="float">
            <text:p>1.156882292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20305604511121" calcext:value-type="float">
            <text:p>1.203056045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4978746733051" calcext:value-type="float">
            <text:p>1.149787467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18355313962796" calcext:value-type="float">
            <text:p>1.183553139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16856560139426" calcext:value-type="float">
            <text:p>1.168565601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2906579693887" calcext:value-type="float">
            <text:p>1.290657969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20836188022539" calcext:value-type="float">
            <text:p>1.208361880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26152619671237" calcext:value-type="float">
            <text:p>1.261526196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0432144735351" calcext:value-type="float">
            <text:p>1.304321447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33982958244053" calcext:value-type="float">
            <text:p>1.3398295824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12181040767857" calcext:value-type="float">
            <text:p>1.121810407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10357551016074" calcext:value-type="float">
            <text:p>1.103575510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17454407564414" calcext:value-type="float">
            <text:p>1.174544075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10203266854679" calcext:value-type="float">
            <text:p>1.102032668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3127681021658" calcext:value-type="float">
            <text:p>1.331276810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1028754001789" calcext:value-type="float">
            <text:p>1.2102875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14959755411386" calcext:value-type="float">
            <text:p>1.149597554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27308554711407" calcext:value-type="float">
            <text:p>1.273085547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0671372195418" calcext:value-type="float">
            <text:p>1.30671372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29668874779183" calcext:value-type="float">
            <text:p>1.296688747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15998100347887" calcext:value-type="float">
            <text:p>1.159981003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18998795133857" calcext:value-type="float">
            <text:p>1.189987951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54930389728601" calcext:value-type="float">
            <text:p>1.549303897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40283911243361" calcext:value-type="float">
            <text:p>1.402839112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1371245344079" calcext:value-type="float">
            <text:p>1.2137124534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50681263643883" calcext:value-type="float">
            <text:p>1.506812636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19448184642224" calcext:value-type="float">
            <text:p>1.1944818464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9297288895949" calcext:value-type="float">
            <text:p>1.29297288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15512035260103" calcext:value-type="float">
            <text:p>1.155120352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6407058267259" calcext:value-type="float">
            <text:p>1.3640705827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16782902072921" calcext:value-type="float">
            <text:p>1.167829020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3145137028195" calcext:value-type="float">
            <text:p>1.314513702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30814259659689" calcext:value-type="float">
            <text:p>1.308142596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47117275808717" calcext:value-type="float">
            <text:p>1.4711727581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24796945081136" calcext:value-type="float">
            <text:p>1.247969450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53492449918321" calcext:value-type="float">
            <text:p>1.5349244992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42847422780869" calcext:value-type="float">
            <text:p>1.428474227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27922725458633" calcext:value-type="float">
            <text:p>1.279227254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34170226410089" calcext:value-type="float">
            <text:p>1.341702264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22275376314845" calcext:value-type="float">
            <text:p>1.222753763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39266529511978" calcext:value-type="float">
            <text:p>1.3926652951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36100284122839" calcext:value-type="float">
            <text:p>1.361002841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260160369361" calcext:value-type="float">
            <text:p>1.226016036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27065891901791" calcext:value-type="float">
            <text:p>1.27065891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2259760744544" calcext:value-type="float">
            <text:p>1.2259760745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29975425330122" calcext:value-type="float">
            <text:p>1.2997542533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21346773687852" calcext:value-type="float">
            <text:p>1.2134677369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35544314602278" calcext:value-type="float">
            <text:p>1.35544314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2939649795375" calcext:value-type="float">
            <text:p>1.293964979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41011343574641" calcext:value-type="float">
            <text:p>1.410113435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2913183936135" calcext:value-type="float">
            <text:p>1.291318393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18636308351013" calcext:value-type="float">
            <text:p>1.1863630835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46392262014649" calcext:value-type="float">
            <text:p>1.463922620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2011304074047" calcext:value-type="float">
            <text:p>1.320113040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40045873170422" calcext:value-type="float">
            <text:p>1.4004587317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0166504360854" calcext:value-type="float">
            <text:p>1.201665043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4104871019744" calcext:value-type="float">
            <text:p>1.41048710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30729231074692" calcext:value-type="float">
            <text:p>1.3072923107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35041154530021" calcext:value-type="float">
            <text:p>1.350411545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19513686531097" calcext:value-type="float">
            <text:p>1.195136865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29899357650707" calcext:value-type="float">
            <text:p>1.2989935765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47764233310647" calcext:value-type="float">
            <text:p>1.477642333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42307178667078" calcext:value-type="float">
            <text:p>1.423071786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22573482990272" calcext:value-type="float">
            <text:p>1.2257348299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44801648102174" calcext:value-type="float">
            <text:p>1.44801648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38185411534996" calcext:value-type="float">
            <text:p>1.381854115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43636298462302" calcext:value-type="float">
            <text:p>1.4363629846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207091980317" calcext:value-type="float">
            <text:p>1.220709198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38374985321297" calcext:value-type="float">
            <text:p>1.3837498532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22802397257328" calcext:value-type="float">
            <text:p>1.228023972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43415953195579" calcext:value-type="float">
            <text:p>1.43415953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28627165419348" calcext:value-type="float">
            <text:p>1.286271654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7563340106214" calcext:value-type="float">
            <text:p>1.175633401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28730706019555" calcext:value-type="float">
            <text:p>1.287307060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30689832662092" calcext:value-type="float">
            <text:p>1.306898326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3591998245439" calcext:value-type="float">
            <text:p>1.359199824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4598287387048" calcext:value-type="float">
            <text:p>1.2459828739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3919729680836" calcext:value-type="float">
            <text:p>1.3919729681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623928924593" calcext:value-type="float">
            <text:p>1.362392892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38583748406493" calcext:value-type="float">
            <text:p>1.385837484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26207902617372" calcext:value-type="float">
            <text:p>1.262079026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22711413183269" calcext:value-type="float">
            <text:p>1.227114131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2934069650206" calcext:value-type="float">
            <text:p>1.293406965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38936341918224" calcext:value-type="float">
            <text:p>1.389363419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51344168974213" calcext:value-type="float">
            <text:p>1.5134416897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29319453098255" calcext:value-type="float">
            <text:p>1.293194531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43482097450615" calcext:value-type="float">
            <text:p>1.434820974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52807791880426" calcext:value-type="float">
            <text:p>1.528077918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37344253667723" calcext:value-type="float">
            <text:p>1.373442536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3008654565249" calcext:value-type="float">
            <text:p>1.300865456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34592584798298" calcext:value-type="float">
            <text:p>1.34592584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31955321089572" calcext:value-type="float">
            <text:p>1.319553210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41520154689697" calcext:value-type="float">
            <text:p>1.415201546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19135974655737" calcext:value-type="float">
            <text:p>1.191359746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41037984652185" calcext:value-type="float">
            <text:p>1.410379846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4903017274132" calcext:value-type="float">
            <text:p>1.490301727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46624794467106" calcext:value-type="float">
            <text:p>1.4662479447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2494264097657" calcext:value-type="float">
            <text:p>1.249426409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17359978026087" calcext:value-type="float">
            <text:p>1.173599780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5612478165539" calcext:value-type="float">
            <text:p>1.156124781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57418002792209" calcext:value-type="float">
            <text:p>1.5741800279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22514776989748" calcext:value-type="float">
            <text:p>1.225147769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34953015966019" calcext:value-type="float">
            <text:p>1.349530159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50549399735566" calcext:value-type="float">
            <text:p>1.505493997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28687866873631" calcext:value-type="float">
            <text:p>1.286878668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27473470594674" calcext:value-type="float">
            <text:p>1.2747347059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31905638266083" calcext:value-type="float">
            <text:p>1.319056382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35992930370231" calcext:value-type="float">
            <text:p>1.3599293037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29585845997811" calcext:value-type="float">
            <text:p>1.2958584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3986740574669" calcext:value-type="float">
            <text:p>1.3986740575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18963215682382" calcext:value-type="float">
            <text:p>1.189632156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43267147751146" calcext:value-type="float">
            <text:p>1.432671477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6466476297807" calcext:value-type="float">
            <text:p>1.646647629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43895351316175" calcext:value-type="float">
            <text:p>1.4389535132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4321060342071" calcext:value-type="float">
            <text:p>1.432106034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51187942595999" calcext:value-type="float">
            <text:p>1.51187942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23658421020979" calcext:value-type="float">
            <text:p>1.2365842102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42567855144395" calcext:value-type="float">
            <text:p>1.425678551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46994950524435" calcext:value-type="float">
            <text:p>1.469949505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49696658259864" calcext:value-type="float">
            <text:p>1.496966582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51873230188496" calcext:value-type="float">
            <text:p>1.518732301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37197291548647" calcext:value-type="float">
            <text:p>1.371972915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33305910189432" calcext:value-type="float">
            <text:p>1.3330591019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3476235015706" calcext:value-type="float">
            <text:p>1.347623501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61305008146414" calcext:value-type="float">
            <text:p>1.613050081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42711367752634" calcext:value-type="float">
            <text:p>1.427113677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25912162571669" calcext:value-type="float">
            <text:p>1.259121625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39838601227228" calcext:value-type="float">
            <text:p>1.3983860123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49562547452915" calcext:value-type="float">
            <text:p>1.495625474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35664895055409" calcext:value-type="float">
            <text:p>1.3566489506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25547730312419" calcext:value-type="float">
            <text:p>1.255477303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43077642351292" calcext:value-type="float">
            <text:p>1.430776423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34583623612648" calcext:value-type="float">
            <text:p>1.345836236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26584477591106" calcext:value-type="float">
            <text:p>1.2658447759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25734501247712" calcext:value-type="float">
            <text:p>1.257345012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50017397382568" calcext:value-type="float">
            <text:p>1.5001739738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44866961252404" calcext:value-type="float">
            <text:p>1.448669612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55379278029375" calcext:value-type="float">
            <text:p>1.553792780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55581907677133" calcext:value-type="float">
            <text:p>1.555819076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39666451029345" calcext:value-type="float">
            <text:p>1.3966645103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69729087479298" calcext:value-type="float">
            <text:p>1.697290874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68574365643107" calcext:value-type="float">
            <text:p>1.685743656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91979552263539" calcext:value-type="float">
            <text:p>1.919795522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74678332162132" calcext:value-type="float">
            <text:p>1.7467833216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36145317019458" calcext:value-type="float">
            <text:p>1.361453170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41315452443408" calcext:value-type="float">
            <text:p>1.413154524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54472639159385" calcext:value-type="float">
            <text:p>1.544726391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63971623722444" calcext:value-type="float">
            <text:p>1.639716237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49292738694025" calcext:value-type="float">
            <text:p>1.4929273869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65762267336444" calcext:value-type="float">
            <text:p>1.657622673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87066385763537" calcext:value-type="float">
            <text:p>1.870663857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51650617242975" calcext:value-type="float">
            <text:p>1.5165061724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55382509740091" calcext:value-type="float">
            <text:p>1.553825097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44643135074387" calcext:value-type="float">
            <text:p>1.446431350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70849719823528" calcext:value-type="float">
            <text:p>1.708497198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74787038049348" calcext:value-type="float">
            <text:p>1.7478703805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52416990028784" calcext:value-type="float">
            <text:p>1.524169900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78245972839083" calcext:value-type="float">
            <text:p>1.782459728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66106393694614" calcext:value-type="float">
            <text:p>1.661063936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7003756319388" calcext:value-type="float">
            <text:p>1.700375631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72895000504571" calcext:value-type="float">
            <text:p>1.72895000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1.96288298234618" calcext:value-type="float">
            <text:p>1.962882982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70458579899239" calcext:value-type="float">
            <text:p>1.704585799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1.81150126265769" calcext:value-type="float">
            <text:p>1.811501262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1.76365956089286" calcext:value-type="float">
            <text:p>1.763659560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77532175229101" calcext:value-type="float">
            <text:p>1.7753217523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74854690025374" calcext:value-type="float">
            <text:p>1.748546900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85184472480544" calcext:value-type="float">
            <text:p>1.851844724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9024839267017" calcext:value-type="float">
            <text:p>1.902483926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1.86896746760249" calcext:value-type="float">
            <text:p>1.868967467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81912725905867" calcext:value-type="float">
            <text:p>1.819127259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1.99054074136228" calcext:value-type="float">
            <text:p>1.990540741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1.76445258551568" calcext:value-type="float">
            <text:p>1.764452585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88875166063439" calcext:value-type="float">
            <text:p>1.888751660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1.86069767178313" calcext:value-type="float">
            <text:p>1.860697671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69452508959233" calcext:value-type="float">
            <text:p>1.694525089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84124770845634" calcext:value-type="float">
            <text:p>1.8412477085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1.92140796909875" calcext:value-type="float">
            <text:p>1.921407969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1.96826230655174" calcext:value-type="float">
            <text:p>1.968262306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1.67771158082515" calcext:value-type="float">
            <text:p>1.677711580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06248287507282" calcext:value-type="float">
            <text:p>2.062482875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85003400996609" calcext:value-type="float">
            <text:p>1.85003401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21778521051123" calcext:value-type="float">
            <text:p>2.217785210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.92852037944585" calcext:value-type="float">
            <text:p>1.928520379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15487915668065" calcext:value-type="float">
            <text:p>2.154879156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.1353040477564" calcext:value-type="float">
            <text:p>2.135304047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15358018138474" calcext:value-type="float">
            <text:p>2.1535801814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20179431316178" calcext:value-type="float">
            <text:p>2.201794313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13126726460015" calcext:value-type="float">
            <text:p>2.131267264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11074927717645" calcext:value-type="float">
            <text:p>2.110749277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07916162246584" calcext:value-type="float">
            <text:p>2.0791616225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13482838074865" calcext:value-type="float">
            <text:p>2.134828380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22889532562256" calcext:value-type="float">
            <text:p>2.228895325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13917905924303" calcext:value-type="float">
            <text:p>2.139179059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15705382273617" calcext:value-type="float">
            <text:p>2.157053822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07239873156619" calcext:value-type="float">
            <text:p>2.072398731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08319965086994" calcext:value-type="float">
            <text:p>2.083199650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25263568170192" calcext:value-type="float">
            <text:p>2.252635681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4577691576393" calcext:value-type="float">
            <text:p>2.457769157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26225496898222" calcext:value-type="float">
            <text:p>2.26225496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03637190263266" calcext:value-type="float">
            <text:p>2.036371902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11439255296839" calcext:value-type="float">
            <text:p>2.11439255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27354297245692" calcext:value-type="float">
            <text:p>2.273542972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37926833979757" calcext:value-type="float">
            <text:p>2.379268339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60761365246756" calcext:value-type="float">
            <text:p>2.607613652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53410357001218" calcext:value-type="float">
            <text:p>2.53410357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20723825448386" calcext:value-type="float">
            <text:p>2.207238254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29487495057556" calcext:value-type="float">
            <text:p>2.294874950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37301873874762" calcext:value-type="float">
            <text:p>2.373018738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3573014856458" calcext:value-type="float">
            <text:p>2.357301485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46182851757402" calcext:value-type="float">
            <text:p>2.461828517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35457150297468" calcext:value-type="float">
            <text:p>2.354571503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3731640857084" calcext:value-type="float">
            <text:p>2.373164085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55377046985716" calcext:value-type="float">
            <text:p>2.553770469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81632918562111" calcext:value-type="float">
            <text:p>2.816329185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52602204540687" calcext:value-type="float">
            <text:p>2.526022045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5854663971477" calcext:value-type="float">
            <text:p>2.585466397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8231635594212" calcext:value-type="float">
            <text:p>2.4823163559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82666591701264" calcext:value-type="float">
            <text:p>2.826665917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42983146380831" calcext:value-type="float">
            <text:p>2.429831463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255098164172" calcext:value-type="float">
            <text:p>2.6255098164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80443910347324" calcext:value-type="float">
            <text:p>2.804439103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55671871717721" calcext:value-type="float">
            <text:p>2.556718717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6806253259252" calcext:value-type="float">
            <text:p>2.868062532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4297270816529" calcext:value-type="float">
            <text:p>2.429727081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60001970810328" calcext:value-type="float">
            <text:p>2.600019708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66842121937686" calcext:value-type="float">
            <text:p>2.668421219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58277565077538" calcext:value-type="float">
            <text:p>2.582775650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60129212055534" calcext:value-type="float">
            <text:p>2.6012921206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80708967468937" calcext:value-type="float">
            <text:p>2.807089674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49389758012408" calcext:value-type="float">
            <text:p>2.4938975801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82955568714689" calcext:value-type="float">
            <text:p>2.829555687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62243261900985" calcext:value-type="float">
            <text:p>2.62243261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72898499077282" calcext:value-type="float">
            <text:p>2.728984990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98012176641831" calcext:value-type="float">
            <text:p>2.980121766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8781511951578" calcext:value-type="float">
            <text:p>2.8781511952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48901636487048" calcext:value-type="float">
            <text:p>2.489016364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95257514781198" calcext:value-type="float">
            <text:p>2.9525751478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96985920898298" calcext:value-type="float">
            <text:p>2.96985920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67128550266205" calcext:value-type="float">
            <text:p>2.671285502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84434774408002" calcext:value-type="float">
            <text:p>2.844347744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88053401596044" calcext:value-type="float">
            <text:p>2.88053401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81092204959712" calcext:value-type="float">
            <text:p>2.8109220496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7899481514601" calcext:value-type="float">
            <text:p>2.789948151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64621185493329" calcext:value-type="float">
            <text:p>2.646211854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88515292721845" calcext:value-type="float">
            <text:p>2.8851529272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89867062011319" calcext:value-type="float">
            <text:p>2.8986706201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71693167776985" calcext:value-type="float">
            <text:p>2.7169316778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.92761407252336" calcext:value-type="float">
            <text:p>2.9276140725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56836260013037" calcext:value-type="float">
            <text:p>2.568362600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33176161807467" calcext:value-type="float">
            <text:p>3.331761618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.96154897303205" calcext:value-type="float">
            <text:p>2.96154897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80919693477019" calcext:value-type="float">
            <text:p>2.8091969348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61052018987743" calcext:value-type="float">
            <text:p>2.610520189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91276027884733" calcext:value-type="float">
            <text:p>2.912760278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80800346629358" calcext:value-type="float">
            <text:p>2.8080034663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7302272822923" calcext:value-type="float">
            <text:p>2.873022728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64321847257714" calcext:value-type="float">
            <text:p>2.643218472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1050844528106" calcext:value-type="float">
            <text:p>3.105084452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8135247154259" calcext:value-type="float">
            <text:p>2.813524715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75450830006433" calcext:value-type="float">
            <text:p>2.754508300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8290881153709" calcext:value-type="float">
            <text:p>3.182908811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45989844708758" calcext:value-type="float">
            <text:p>3.459898447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74592620109753" calcext:value-type="float">
            <text:p>2.745926201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03750586874875" calcext:value-type="float">
            <text:p>3.0375058687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92846525600258" calcext:value-type="float">
            <text:p>2.92846525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74145337364386" calcext:value-type="float">
            <text:p>2.741453373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1367490330902" calcext:value-type="float">
            <text:p>2.913674903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09602499224442" calcext:value-type="float">
            <text:p>3.096024992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85343638822762" calcext:value-type="float">
            <text:p>2.853436388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84261960841551" calcext:value-type="float">
            <text:p>2.842619608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82956155341579" calcext:value-type="float">
            <text:p>2.829561553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14960042117312" calcext:value-type="float">
            <text:p>3.1496004212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82315870011253" calcext:value-type="float">
            <text:p>2.823158700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18207457685587" calcext:value-type="float">
            <text:p>3.182074576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922149545301" calcext:value-type="float">
            <text:p>2.922149545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2473783135971" calcext:value-type="float">
            <text:p>3.247378313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184432130069" calcext:value-type="float">
            <text:p>3.1844321301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42669025899551" calcext:value-type="float">
            <text:p>3.42669025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39827828607628" calcext:value-type="float">
            <text:p>3.398278286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79484832626909" calcext:value-type="float">
            <text:p>2.7948483263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74036821116704" calcext:value-type="float">
            <text:p>2.7403682112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33639614128767" calcext:value-type="float">
            <text:p>3.336396141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09865914541951" calcext:value-type="float">
            <text:p>3.098659145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19622364485991" calcext:value-type="float">
            <text:p>3.196223644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263489777804" calcext:value-type="float">
            <text:p>3.126348977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29510796398467" calcext:value-type="float">
            <text:p>3.295107964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43277899766606" calcext:value-type="float">
            <text:p>3.432778997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09874015936419" calcext:value-type="float">
            <text:p>3.098740159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3644442789665" calcext:value-type="float">
            <text:p>3.236444427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50901619835043" calcext:value-type="float">
            <text:p>3.509016198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584128219898" calcext:value-type="float">
            <text:p>2.65841282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07292983913682" calcext:value-type="float">
            <text:p>3.072929839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16198788422718" calcext:value-type="float">
            <text:p>3.161987884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98886088289695" calcext:value-type="float">
            <text:p>2.988860882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87022778707436" calcext:value-type="float">
            <text:p>2.8702277871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6371013642458" calcext:value-type="float">
            <text:p>2.9637101364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6767435492948" calcext:value-type="float">
            <text:p>2.676743549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73302071868683" calcext:value-type="float">
            <text:p>3.733020718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68132191326068" calcext:value-type="float">
            <text:p>2.681321913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12814007787536" calcext:value-type="float">
            <text:p>3.128140077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68547894080307" calcext:value-type="float">
            <text:p>2.685478940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0352892060342" calcext:value-type="float">
            <text:p>2.903528920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5824122062526" calcext:value-type="float">
            <text:p>3.582412206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05167974836024" calcext:value-type="float">
            <text:p>3.051679748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088167259426" calcext:value-type="float">
            <text:p>3.088167259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82625313456258" calcext:value-type="float">
            <text:p>2.826253134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39915457804434" calcext:value-type="float">
            <text:p>3.39915457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4962097016178" calcext:value-type="float">
            <text:p>2.849620970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17916698397007" calcext:value-type="float">
            <text:p>3.179166984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08634448007956" calcext:value-type="float">
            <text:p>3.086344480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95237333436537" calcext:value-type="float">
            <text:p>2.952373334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1746291138615" calcext:value-type="float">
            <text:p>3.174629113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23691917247171" calcext:value-type="float">
            <text:p>3.236919172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8719372916355" calcext:value-type="float">
            <text:p>3.087193729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28598227206225" calcext:value-type="float">
            <text:p>3.285982272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94572121506615" calcext:value-type="float">
            <text:p>2.945721215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87523838144897" calcext:value-type="float">
            <text:p>2.875238381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06145980871136" calcext:value-type="float">
            <text:p>3.061459808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11812822923847" calcext:value-type="float">
            <text:p>3.118128229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7014643395635" calcext:value-type="float">
            <text:p>2.67014643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38415788344701" calcext:value-type="float">
            <text:p>3.384157883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35044219895646" calcext:value-type="float">
            <text:p>3.35044219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23146505371232" calcext:value-type="float">
            <text:p>3.231465053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1175478303551" calcext:value-type="float">
            <text:p>2.81175478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81893193881448" calcext:value-type="float">
            <text:p>2.8189319388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39069999067664" calcext:value-type="float">
            <text:p>3.390699990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98784799747544" calcext:value-type="float">
            <text:p>2.987847997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3.00997838326093" calcext:value-type="float">
            <text:p>3.0099783833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90241775600325" calcext:value-type="float">
            <text:p>2.90241775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98950344017425" calcext:value-type="float">
            <text:p>2.989503440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0574794917539" calcext:value-type="float">
            <text:p>2.6057479492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61318503213309" calcext:value-type="float">
            <text:p>2.6131850321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87845328757646" calcext:value-type="float">
            <text:p>2.878453287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00630205732798" calcext:value-type="float">
            <text:p>3.0063020573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3320420893902" calcext:value-type="float">
            <text:p>2.633204208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76530128830309" calcext:value-type="float">
            <text:p>2.7653012883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89800416714685" calcext:value-type="float">
            <text:p>2.898004167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05949208887315" calcext:value-type="float">
            <text:p>3.059492088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7558645556024" calcext:value-type="float">
            <text:p>2.7558645556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05628959830567" calcext:value-type="float">
            <text:p>3.056289598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93939581958064" calcext:value-type="float">
            <text:p>2.939395819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6957551958539" calcext:value-type="float">
            <text:p>3.069575519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92681466451752" calcext:value-type="float">
            <text:p>2.926814664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26545822728119" calcext:value-type="float">
            <text:p>3.2654582273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8272118597853" calcext:value-type="float">
            <text:p>2.827211859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99109675879288" calcext:value-type="float">
            <text:p>2.991096758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22090343690784" calcext:value-type="float">
            <text:p>3.2209034369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13073612732253" calcext:value-type="float">
            <text:p>3.130736127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89787102879072" calcext:value-type="float">
            <text:p>2.8978710288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89354239042123" calcext:value-type="float">
            <text:p>2.893542390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80473399300304" calcext:value-type="float">
            <text:p>2.80473399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8397705160468" calcext:value-type="float">
            <text:p>2.83977051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88434964408833" calcext:value-type="float">
            <text:p>2.884349644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11071451981655" calcext:value-type="float">
            <text:p>3.110714519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77266789721033" calcext:value-type="float">
            <text:p>2.772667897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0351482167847" calcext:value-type="float">
            <text:p>3.035148216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70528054961213" calcext:value-type="float">
            <text:p>2.7052805496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04844656676553" calcext:value-type="float">
            <text:p>3.048446566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11914131225276" calcext:value-type="float">
            <text:p>3.119141312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80308931099397" calcext:value-type="float">
            <text:p>2.80308931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18316369530528" calcext:value-type="float">
            <text:p>3.183163695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64461053043076" calcext:value-type="float">
            <text:p>2.644610530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70672252948099" calcext:value-type="float">
            <text:p>2.706722529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8155598669511" calcext:value-type="float">
            <text:p>2.81555986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69520951593924" calcext:value-type="float">
            <text:p>2.695209515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66839889860737" calcext:value-type="float">
            <text:p>2.6683988986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08056624553057" calcext:value-type="float">
            <text:p>3.080566245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6847001066326" calcext:value-type="float">
            <text:p>2.6847001066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0552934138961" calcext:value-type="float">
            <text:p>3.055293413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3461897840003" calcext:value-type="float">
            <text:p>3.34618978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68560182055209" calcext:value-type="float">
            <text:p>2.685601820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85502057754008" calcext:value-type="float">
            <text:p>2.855020577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94724745298026" calcext:value-type="float">
            <text:p>2.94724745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83347025571281" calcext:value-type="float">
            <text:p>2.833470255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69818073428677" calcext:value-type="float">
            <text:p>2.698180734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81580349811217" calcext:value-type="float">
            <text:p>2.815803498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12432368242417" calcext:value-type="float">
            <text:p>3.124323682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43756598407013" calcext:value-type="float">
            <text:p>3.437565984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65901272842645" calcext:value-type="float">
            <text:p>2.659012728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99802243151573" calcext:value-type="float">
            <text:p>2.998022431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87014429977175" calcext:value-type="float">
            <text:p>2.8701442998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78972942304406" calcext:value-type="float">
            <text:p>2.78972942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62397630915846" calcext:value-type="float">
            <text:p>2.623976309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86277955687218" calcext:value-type="float">
            <text:p>2.862779556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70148416522116" calcext:value-type="float">
            <text:p>2.701484165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71341209695055" calcext:value-type="float">
            <text:p>2.71341209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82623947609632" calcext:value-type="float">
            <text:p>2.8262394761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95174839817959" calcext:value-type="float">
            <text:p>2.951748398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92199593286894" calcext:value-type="float">
            <text:p>2.9219959329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89558330207749" calcext:value-type="float">
            <text:p>2.895583302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02063942043515" calcext:value-type="float">
            <text:p>3.020639420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00292213846011" calcext:value-type="float">
            <text:p>3.002922138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12208858927797" calcext:value-type="float">
            <text:p>3.122088589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20615919505792" calcext:value-type="float">
            <text:p>3.206159195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05288742154468" calcext:value-type="float">
            <text:p>3.052887421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3532623076537" calcext:value-type="float">
            <text:p>3.353262307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78072512304426" calcext:value-type="float">
            <text:p>2.780725123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95411758351563" calcext:value-type="float">
            <text:p>2.954117583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94528831093068" calcext:value-type="float">
            <text:p>2.9452883109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16391582835347" calcext:value-type="float">
            <text:p>3.163915828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79200835581003" calcext:value-type="float">
            <text:p>2.792008355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23393324980508" calcext:value-type="float">
            <text:p>3.233933249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90887703688131" calcext:value-type="float">
            <text:p>2.908877036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80459579094824" calcext:value-type="float">
            <text:p>2.804595790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91468573516235" calcext:value-type="float">
            <text:p>2.914685735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33984961786914" calcext:value-type="float">
            <text:p>3.339849617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57475078153249" calcext:value-type="float">
            <text:p>3.574750781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95711675270813" calcext:value-type="float">
            <text:p>2.957116752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04621750831538" calcext:value-type="float">
            <text:p>3.046217508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80980849070409" calcext:value-type="float">
            <text:p>2.809808490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62317132837419" calcext:value-type="float">
            <text:p>2.623171328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95305883011885" calcext:value-type="float">
            <text:p>2.9530588301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05307902211202" calcext:value-type="float">
            <text:p>3.053079022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9878579108399" calcext:value-type="float">
            <text:p>2.9878579108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17024058004697" calcext:value-type="float">
            <text:p>3.1702405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08668313144183" calcext:value-type="float">
            <text:p>3.086683131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38947860215334" calcext:value-type="float">
            <text:p>3.389478602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99196409951125" calcext:value-type="float">
            <text:p>2.9919640995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94019978628013" calcext:value-type="float">
            <text:p>2.940199786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80518983522923" calcext:value-type="float">
            <text:p>2.805189835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06567840123285" calcext:value-type="float">
            <text:p>3.065678401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81169979068182" calcext:value-type="float">
            <text:p>2.811699790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77311752101863" calcext:value-type="float">
            <text:p>2.77311752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00908022078114" calcext:value-type="float">
            <text:p>3.009080220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26575475644675" calcext:value-type="float">
            <text:p>3.265754756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09384106009111" calcext:value-type="float">
            <text:p>3.093841060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72936892514657" calcext:value-type="float">
            <text:p>2.729368925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86302072216517" calcext:value-type="float">
            <text:p>2.863020722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64144150376837" calcext:value-type="float">
            <text:p>3.641441503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22331965379407" calcext:value-type="float">
            <text:p>3.223319653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91282914317936" calcext:value-type="float">
            <text:p>2.912829143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87889920248635" calcext:value-type="float">
            <text:p>2.878899202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96644157215374" calcext:value-type="float">
            <text:p>2.9664415722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23129878562402" calcext:value-type="float">
            <text:p>3.2312987856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45864283060772" calcext:value-type="float">
            <text:p>3.4586428306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35273719520211" calcext:value-type="float">
            <text:p>3.352737195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17732935586582" calcext:value-type="float">
            <text:p>3.177329355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46564887301981" calcext:value-type="float">
            <text:p>3.46564887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11483049538348" calcext:value-type="float">
            <text:p>3.114830495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21574508054304" calcext:value-type="float">
            <text:p>3.215745080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32060178727768" calcext:value-type="float">
            <text:p>3.3206017873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13703284156263" calcext:value-type="float">
            <text:p>3.1370328416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4003168807598" calcext:value-type="float">
            <text:p>3.400316880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93527641495837" calcext:value-type="float">
            <text:p>2.93527641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92539235418161" calcext:value-type="float">
            <text:p>2.925392354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20935024113436" calcext:value-type="float">
            <text:p>3.209350241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11222965345468" calcext:value-type="float">
            <text:p>3.112229653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13683506097241" calcext:value-type="float">
            <text:p>3.13683506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47481166253898" calcext:value-type="float">
            <text:p>3.474811662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42478992334084" calcext:value-type="float">
            <text:p>3.424789923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07189381140938" calcext:value-type="float">
            <text:p>3.071893811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3007267058515" calcext:value-type="float">
            <text:p>3.300726705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13390616110079" calcext:value-type="float">
            <text:p>3.133906161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3071002692035" calcext:value-type="float">
            <text:p>3.307100269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43244341303923" calcext:value-type="float">
            <text:p>3.43244341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32433192378612" calcext:value-type="float">
            <text:p>3.324331923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09165021850328" calcext:value-type="float">
            <text:p>3.091650218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45147945256715" calcext:value-type="float">
            <text:p>3.4514794526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50568517948446" calcext:value-type="float">
            <text:p>3.5056851795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281818952855" calcext:value-type="float">
            <text:p>3.281818952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25843522548025" calcext:value-type="float">
            <text:p>3.258435225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36592754152196" calcext:value-type="float">
            <text:p>3.3659275415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83422462732115" calcext:value-type="float">
            <text:p>2.834224627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89912767721094" calcext:value-type="float">
            <text:p>2.8991276772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30129971943344" calcext:value-type="float">
            <text:p>3.301299719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38283827075824" calcext:value-type="float">
            <text:p>3.382838270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23593611984348" calcext:value-type="float">
            <text:p>3.2359361198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25053721671376" calcext:value-type="float">
            <text:p>3.2505372167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21595576324473" calcext:value-type="float">
            <text:p>3.2159557632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3087077862153" calcext:value-type="float">
            <text:p>3.3087077862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91369313132873" calcext:value-type="float">
            <text:p>2.913693131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28140299270895" calcext:value-type="float">
            <text:p>3.281402992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3105458604443" calcext:value-type="float">
            <text:p>3.310545860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36500058781787" calcext:value-type="float">
            <text:p>3.365000587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65273535129308" calcext:value-type="float">
            <text:p>3.6527353513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53645754074899" calcext:value-type="float">
            <text:p>3.536457540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45859819010943" calcext:value-type="float">
            <text:p>3.4585981901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37023776696811" calcext:value-type="float">
            <text:p>3.37023776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3.94321443055732" calcext:value-type="float">
            <text:p>3.943214430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3.88505953142822" calcext:value-type="float">
            <text:p>3.885059531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62461914339896" calcext:value-type="float">
            <text:p>3.6246191434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3.05895336023542" calcext:value-type="float">
            <text:p>3.0589533602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3.97717466275689" calcext:value-type="float">
            <text:p>3.977174662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4397561134337" calcext:value-type="float">
            <text:p>3.439756113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58884660442151" calcext:value-type="float">
            <text:p>3.588846604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21809994045043" calcext:value-type="float">
            <text:p>3.218099940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20947798818315" calcext:value-type="float">
            <text:p>3.209477988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11158156355254" calcext:value-type="float">
            <text:p>3.111581563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4389726497722" calcext:value-type="float">
            <text:p>3.438972649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52807192708985" calcext:value-type="float">
            <text:p>3.528071927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19487692901596" calcext:value-type="float">
            <text:p>3.194876929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86119391708492" calcext:value-type="float">
            <text:p>3.8611939171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81797656885653" calcext:value-type="float">
            <text:p>3.817976568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56330803522188" calcext:value-type="float">
            <text:p>3.5633080352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48365370296063" calcext:value-type="float">
            <text:p>3.48365370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51156723994781" calcext:value-type="float">
            <text:p>3.5115672399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56906906079786" calcext:value-type="float">
            <text:p>3.569069060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1291328568615" calcext:value-type="float">
            <text:p>3.1291328569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30881659527912" calcext:value-type="float">
            <text:p>3.308816595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57363830920822" calcext:value-type="float">
            <text:p>3.573638309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66051323932565" calcext:value-type="float">
            <text:p>3.660513239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3911737369587" calcext:value-type="float">
            <text:p>3.339117373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37537310735606" calcext:value-type="float">
            <text:p>3.3753731074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50042704034271" calcext:value-type="float">
            <text:p>3.500427040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57846201793956" calcext:value-type="float">
            <text:p>3.578462017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76904249061156" calcext:value-type="float">
            <text:p>3.7690424906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4974816529798" calcext:value-type="float">
            <text:p>3.49748165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19132208458354" calcext:value-type="float">
            <text:p>3.1913220846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6635712124801" calcext:value-type="float">
            <text:p>3.663571212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49512782701247" calcext:value-type="float">
            <text:p>3.495127827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61885183304544" calcext:value-type="float">
            <text:p>3.61885183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18266750681791" calcext:value-type="float">
            <text:p>3.182667506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53229385791813" calcext:value-type="float">
            <text:p>3.532293857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69624800102534" calcext:value-type="float">
            <text:p>3.69624800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57663610163001" calcext:value-type="float">
            <text:p>3.5766361016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46385043455248" calcext:value-type="float">
            <text:p>3.4638504346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40209483424099" calcext:value-type="float">
            <text:p>3.402094834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47496239436942" calcext:value-type="float">
            <text:p>3.474962394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4211116896974" calcext:value-type="float">
            <text:p>3.421111689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73895361194285" calcext:value-type="float">
            <text:p>3.738953611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62817977848049" calcext:value-type="float">
            <text:p>3.628179778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74761927942042" calcext:value-type="float">
            <text:p>3.747619279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28826435204305" calcext:value-type="float">
            <text:p>3.288264352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49142792529027" calcext:value-type="float">
            <text:p>3.491427925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13443599913095" calcext:value-type="float">
            <text:p>4.134435999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23178312168901" calcext:value-type="float">
            <text:p>4.231783121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24546410201348" calcext:value-type="float">
            <text:p>3.24546410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93469478727752" calcext:value-type="float">
            <text:p>3.934694787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52220744608355" calcext:value-type="float">
            <text:p>3.522207446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46207781612566" calcext:value-type="float">
            <text:p>3.462077816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45376606269953" calcext:value-type="float">
            <text:p>3.4537660627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214064180898" calcext:value-type="float">
            <text:p>3.214064180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54833620702849" calcext:value-type="float">
            <text:p>3.54833620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67722203898775" calcext:value-type="float">
            <text:p>3.67722203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850921687802" calcext:value-type="float">
            <text:p>3.8509216878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40085472618661" calcext:value-type="float">
            <text:p>3.400854726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43425443350809" calcext:value-type="float">
            <text:p>3.4342544335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49548986465929" calcext:value-type="float">
            <text:p>3.495489864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80648146348313" calcext:value-type="float">
            <text:p>3.806481463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95229721515878" calcext:value-type="float">
            <text:p>3.952297215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60769537064035" calcext:value-type="float">
            <text:p>3.607695370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8913954061608" calcext:value-type="float">
            <text:p>3.891395406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5842359135785" calcext:value-type="float">
            <text:p>3.584235913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48197937538893" calcext:value-type="float">
            <text:p>3.481979375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58236433875349" calcext:value-type="float">
            <text:p>3.582364338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45007666024792" calcext:value-type="float">
            <text:p>3.450076660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4.06524014442584" calcext:value-type="float">
            <text:p>4.065240144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60326583471351" calcext:value-type="float">
            <text:p>3.603265834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5249428966059" calcext:value-type="float">
            <text:p>3.5249428966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71792080728442" calcext:value-type="float">
            <text:p>3.7179208073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73584235184661" calcext:value-type="float">
            <text:p>3.735842351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79328060125719" calcext:value-type="float">
            <text:p>3.7932806013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76166556494481" calcext:value-type="float">
            <text:p>3.761665564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57446189876351" calcext:value-type="float">
            <text:p>3.574461898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2434795497998" calcext:value-type="float">
            <text:p>3.724347955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78020444176973" calcext:value-type="float">
            <text:p>3.780204441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3435068366284" calcext:value-type="float">
            <text:p>3.343506836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1_Phas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Wednesday</text:p>
          </table:table-cell>
          <table:table-cell office:value-type="string" calcext:value-type="string">
            <text:p><text:s/>08 July 2020 23:38:5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9988550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54.826643733198" calcext:value-type="float">
            <text:p>-154.826643733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48.776538995324" calcext:value-type="float">
            <text:p>148.77653899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34506096686168" calcext:value-type="float">
            <text:p>6.345060966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7.264266799161" calcext:value-type="float">
            <text:p>-47.264266799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1.723753524329" calcext:value-type="float">
            <text:p>-101.723753524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46.542478671991" calcext:value-type="float">
            <text:p>-146.5424786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72.830764384051" calcext:value-type="float">
            <text:p>-172.8307643841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69.783442136231" calcext:value-type="float">
            <text:p>169.783442136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0.272052183066" calcext:value-type="float">
            <text:p>150.272052183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36.807304280702" calcext:value-type="float">
            <text:p>136.807304280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7.305201606349" calcext:value-type="float">
            <text:p>127.305201606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17.470733539769" calcext:value-type="float">
            <text:p>117.470733539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6.9565812761" calcext:value-type="float">
            <text:p>106.956581276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98.7343749158538" calcext:value-type="float">
            <text:p>98.734374915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2.6939134021011" calcext:value-type="float">
            <text:p>92.693913402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86.9792194893393" calcext:value-type="float">
            <text:p>86.979219489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79.2823278994658" calcext:value-type="float">
            <text:p>79.2823278995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73.9127653341827" calcext:value-type="float">
            <text:p>73.912765334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66.0689473601004" calcext:value-type="float">
            <text:p>66.068947360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61.2544258722982" calcext:value-type="float">
            <text:p>61.254425872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54.8823530524576" calcext:value-type="float">
            <text:p>54.8823530525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51.6365392620663" calcext:value-type="float">
            <text:p>51.636539262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5.9156227500582" calcext:value-type="float">
            <text:p>45.915622750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1.909684252814" calcext:value-type="float">
            <text:p>41.909684252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7393014971172" calcext:value-type="float">
            <text:p>35.739301497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3.4459304127816" calcext:value-type="float">
            <text:p>33.445930412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1.0640559787726" calcext:value-type="float">
            <text:p>31.064055978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7.8062106566062" calcext:value-type="float">
            <text:p>27.8062106566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6.1324014429074" calcext:value-type="float">
            <text:p>26.1324014429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0.3618935423407" calcext:value-type="float">
            <text:p>20.361893542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5.3411184753679" calcext:value-type="float">
            <text:p>15.341118475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5.1038318979651" calcext:value-type="float">
            <text:p>15.10383189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1.4825685507204" calcext:value-type="float">
            <text:p>11.482568550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7.10368704079765" calcext:value-type="float">
            <text:p>7.103687040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0231880163561" calcext:value-type="float">
            <text:p>2.0231880164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2.92489217195935" calcext:value-type="float">
            <text:p>2.92489217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.0163395001974464" calcext:value-type="float">
            <text:p>0.016339500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.28477468519083" calcext:value-type="float">
            <text:p>-1.284774685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5.13443144173831" calcext:value-type="float">
            <text:p>-5.134431441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1.0999738871238" calcext:value-type="float">
            <text:p>-11.099973887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9.8819444178221" calcext:value-type="float">
            <text:p>-9.8819444178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1.3467693298977" calcext:value-type="float">
            <text:p>-11.346769329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5.316694405213" calcext:value-type="float">
            <text:p>-15.316694405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3.7447508989218" calcext:value-type="float">
            <text:p>-13.7447508989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8.5716855086726" calcext:value-type="float">
            <text:p>-18.5716855087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0.3383043589547" calcext:value-type="float">
            <text:p>-20.33830435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5.1555978885168" calcext:value-type="float">
            <text:p>-25.155597888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4.2004059100557" calcext:value-type="float">
            <text:p>-24.200405910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6.0037530533503" calcext:value-type="float">
            <text:p>-26.003753053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2.0178284462363" calcext:value-type="float">
            <text:p>-32.017828446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7.6498191206163" calcext:value-type="float">
            <text:p>-27.6498191206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3.4702166295953" calcext:value-type="float">
            <text:p>-33.470216629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4.4160988882811" calcext:value-type="float">
            <text:p>-34.416098888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6.8609415513162" calcext:value-type="float">
            <text:p>-36.8609415513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3.4066247904716" calcext:value-type="float">
            <text:p>-43.406624790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2827011115324" calcext:value-type="float">
            <text:p>-40.282701111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4.6985971529512" calcext:value-type="float">
            <text:p>-44.69859715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6.8220946900767" calcext:value-type="float">
            <text:p>-46.8220946901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5.7425601829824" calcext:value-type="float">
            <text:p>-45.742560183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9.8089708335409" calcext:value-type="float">
            <text:p>-49.808970833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1.4710503148423" calcext:value-type="float">
            <text:p>-51.4710503148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51.4804661902294" calcext:value-type="float">
            <text:p>-51.480466190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6.1121339579671" calcext:value-type="float">
            <text:p>-56.11213395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8.4258431728895" calcext:value-type="float">
            <text:p>-58.425843172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7.2282678832442" calcext:value-type="float">
            <text:p>-57.228267883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8.5901736151978" calcext:value-type="float">
            <text:p>-58.590173615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62.6864289953365" calcext:value-type="float">
            <text:p>-62.686428995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62.9476465085487" calcext:value-type="float">
            <text:p>-62.947646508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6.7563715944194" calcext:value-type="float">
            <text:p>-66.756371594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66.4985994279595" calcext:value-type="float">
            <text:p>-66.49859942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66.5091778875885" calcext:value-type="float">
            <text:p>-66.509177887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71.363192116224" calcext:value-type="float">
            <text:p>-71.363192116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71.9924818605654" calcext:value-type="float">
            <text:p>-71.992481860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74.0116584299797" calcext:value-type="float">
            <text:p>-74.0116584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73.1898296864431" calcext:value-type="float">
            <text:p>-73.189829686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77.9763368963198" calcext:value-type="float">
            <text:p>-77.976336896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78.2631720445982" calcext:value-type="float">
            <text:p>-78.263172044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79.8691053098576" calcext:value-type="float">
            <text:p>-79.869105309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9.6317798362368" calcext:value-type="float">
            <text:p>-79.6317798362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3.3408214316563" calcext:value-type="float">
            <text:p>-83.340821431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5.059121603454" calcext:value-type="float">
            <text:p>-85.0591216035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90.2125238688234" calcext:value-type="float">
            <text:p>-90.212523868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9.9541180430453" calcext:value-type="float">
            <text:p>-89.954118043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8.0123000045665" calcext:value-type="float">
            <text:p>-88.012300004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91.3724395460698" calcext:value-type="float">
            <text:p>-91.372439546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90.8502949139008" calcext:value-type="float">
            <text:p>-90.850294913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93.8796181523979" calcext:value-type="float">
            <text:p>-93.879618152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96.5568580230048" calcext:value-type="float">
            <text:p>-96.55685802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97.1171335525141" calcext:value-type="float">
            <text:p>-97.117133552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98.6692811210367" calcext:value-type="float">
            <text:p>-98.66928112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01.50763055091" calcext:value-type="float">
            <text:p>-101.507630550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01.359653566634" calcext:value-type="float">
            <text:p>-101.359653566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05.242066730589" calcext:value-type="float">
            <text:p>-105.2420667306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04.570083686621" calcext:value-type="float">
            <text:p>-104.570083686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08.572412097277" calcext:value-type="float">
            <text:p>-108.572412097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09.340055828908" calcext:value-type="float">
            <text:p>-109.340055828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11.582826553503" calcext:value-type="float">
            <text:p>-111.582826553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13.669452337976" calcext:value-type="float">
            <text:p>-113.66945233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11.185164050253" calcext:value-type="float">
            <text:p>-111.1851640503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14.720619397781" calcext:value-type="float">
            <text:p>-114.720619397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16.167788418369" calcext:value-type="float">
            <text:p>-116.1677884184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17.448091494989" calcext:value-type="float">
            <text:p>-117.44809149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18.666094001737" calcext:value-type="float">
            <text:p>-118.666094001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20.481890246723" calcext:value-type="float">
            <text:p>-120.481890246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26.087270105331" calcext:value-type="float">
            <text:p>-126.0872701053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25.396905248026" calcext:value-type="float">
            <text:p>-125.39690524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25.685005401623" calcext:value-type="float">
            <text:p>-125.685005401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27.654787661689" calcext:value-type="float">
            <text:p>-127.654787661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1.55436468265" calcext:value-type="float">
            <text:p>-131.554364682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28.713681228109" calcext:value-type="float">
            <text:p>-128.713681228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32.312577519531" calcext:value-type="float">
            <text:p>-132.312577519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3.657939394933" calcext:value-type="float">
            <text:p>-133.657939394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6.911311587335" calcext:value-type="float">
            <text:p>-136.911311587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7.525982126651" calcext:value-type="float">
            <text:p>-137.525982126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9.259086288578" calcext:value-type="float">
            <text:p>-139.259086288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40.128622355517" calcext:value-type="float">
            <text:p>-140.128622355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41.374765668027" calcext:value-type="float">
            <text:p>-141.37476566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4.892538175598" calcext:value-type="float">
            <text:p>-144.892538175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6.185115305211" calcext:value-type="float">
            <text:p>-146.185115305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45.793320555247" calcext:value-type="float">
            <text:p>-145.7933205552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50.071849354213" calcext:value-type="float">
            <text:p>-150.071849354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52.001685216467" calcext:value-type="float">
            <text:p>-152.001685216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50.476436549633" calcext:value-type="float">
            <text:p>-150.476436549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1.186993294452" calcext:value-type="float">
            <text:p>-151.186993294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4.621742157251" calcext:value-type="float">
            <text:p>-154.621742157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5.114889924166" calcext:value-type="float">
            <text:p>-155.114889924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57.964659754079" calcext:value-type="float">
            <text:p>-157.9646597541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8.61820133376" calcext:value-type="float">
            <text:p>-158.618201333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1.511988957624" calcext:value-type="float">
            <text:p>-161.511988957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4.832563397842" calcext:value-type="float">
            <text:p>-164.832563397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60.69103447411" calcext:value-type="float">
            <text:p>-160.691034474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67.726326840124" calcext:value-type="float">
            <text:p>-167.726326840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8.107913497755" calcext:value-type="float">
            <text:p>-168.1079134978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1.135907256557" calcext:value-type="float">
            <text:p>-171.1359072566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72.686510622669" calcext:value-type="float">
            <text:p>-172.686510622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3.643716453603" calcext:value-type="float">
            <text:p>-173.643716453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7.609498322347" calcext:value-type="float">
            <text:p>-177.609498322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6.140345048462" calcext:value-type="float">
            <text:p>-176.140345048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79.206285301957" calcext:value-type="float">
            <text:p>-179.20628530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76.584167839952" calcext:value-type="float">
            <text:p>176.5841678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78.501944183846" calcext:value-type="float">
            <text:p>178.501944183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76.7636081774" calcext:value-type="float">
            <text:p>176.763608177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74.62855369192" calcext:value-type="float">
            <text:p>174.6285536919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75.246289323693" calcext:value-type="float">
            <text:p>175.246289323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72.370080729291" calcext:value-type="float">
            <text:p>172.370080729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67.878576471917" calcext:value-type="float">
            <text:p>167.878576471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70.16891684984" calcext:value-type="float">
            <text:p>170.168916849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65.909945918119" calcext:value-type="float">
            <text:p>165.909945918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65.447878384912" calcext:value-type="float">
            <text:p>165.4478783849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62.075657727865" calcext:value-type="float">
            <text:p>162.075657727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2.095073205754" calcext:value-type="float">
            <text:p>162.095073205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55.834094886831" calcext:value-type="float">
            <text:p>155.834094886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57.614230241449" calcext:value-type="float">
            <text:p>157.614230241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54.715462327225" calcext:value-type="float">
            <text:p>154.715462327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54.402631689448" calcext:value-type="float">
            <text:p>154.402631689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52.524267565755" calcext:value-type="float">
            <text:p>152.524267565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49.444931413702" calcext:value-type="float">
            <text:p>149.444931413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49.59824760564" calcext:value-type="float">
            <text:p>149.598247605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47.605843003444" calcext:value-type="float">
            <text:p>147.605843003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47.405129504503" calcext:value-type="float">
            <text:p>147.4051295045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44.227387134204" calcext:value-type="float">
            <text:p>144.227387134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42.493990503191" calcext:value-type="float">
            <text:p>142.493990503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40.279637919594" calcext:value-type="float">
            <text:p>140.279637919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37.310997437684" calcext:value-type="float">
            <text:p>137.310997437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34.54206862778" calcext:value-type="float">
            <text:p>134.542068627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33.679795774306" calcext:value-type="float">
            <text:p>133.679795774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32.252650975167" calcext:value-type="float">
            <text:p>132.2526509752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31.142137347552" calcext:value-type="float">
            <text:p>131.142137347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25.774708087324" calcext:value-type="float">
            <text:p>125.774708087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26.983903345056" calcext:value-type="float">
            <text:p>126.983903345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26.049420412832" calcext:value-type="float">
            <text:p>126.049420412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21.123634840484" calcext:value-type="float">
            <text:p>121.123634840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22.533282501148" calcext:value-type="float">
            <text:p>122.533282501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20.257887896994" calcext:value-type="float">
            <text:p>120.25788789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17.955848258477" calcext:value-type="float">
            <text:p>117.955848258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16.710210394525" calcext:value-type="float">
            <text:p>116.710210394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14.72203093289" calcext:value-type="float">
            <text:p>114.7220309329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11.84690329577" calcext:value-type="float">
            <text:p>111.846903295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11.317898762172" calcext:value-type="float">
            <text:p>111.317898762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09.650636147305" calcext:value-type="float">
            <text:p>109.650636147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06.974198497186" calcext:value-type="float">
            <text:p>106.9741984972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06.806123839486" calcext:value-type="float">
            <text:p>106.8061238395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01.252554015175" calcext:value-type="float">
            <text:p>101.252554015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00.644945363633" calcext:value-type="float">
            <text:p>100.6449453636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01.177161230124" calcext:value-type="float">
            <text:p>101.177161230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97.3297344323844" calcext:value-type="float">
            <text:p>97.3297344324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92.7369102595044" calcext:value-type="float">
            <text:p>92.736910259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93.959595052435" calcext:value-type="float">
            <text:p>93.9595950524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90.633850216412" calcext:value-type="float">
            <text:p>90.633850216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92.2590518518867" calcext:value-type="float">
            <text:p>92.259051851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85.0340774996786" calcext:value-type="float">
            <text:p>85.034077499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84.5400284652484" calcext:value-type="float">
            <text:p>84.540028465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86.3959823767973" calcext:value-type="float">
            <text:p>86.395982376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79.6736632136256" calcext:value-type="float">
            <text:p>79.673663213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80.6025511615559" calcext:value-type="float">
            <text:p>80.602551161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79.9466745778635" calcext:value-type="float">
            <text:p>79.946674577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77.3090131314412" calcext:value-type="float">
            <text:p>77.309013131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75.0061268618205" calcext:value-type="float">
            <text:p>75.006126861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1.8378064790367" calcext:value-type="float">
            <text:p>71.83780647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72.1137902762421" calcext:value-type="float">
            <text:p>72.113790276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69.4885841209041" calcext:value-type="float">
            <text:p>69.488584120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66.2451663712047" calcext:value-type="float">
            <text:p>66.245166371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65.4457220573086" calcext:value-type="float">
            <text:p>65.445722057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59.9870814216107" calcext:value-type="float">
            <text:p>59.987081421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59.8240997281338" calcext:value-type="float">
            <text:p>59.824099728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60.6359820711288" calcext:value-type="float">
            <text:p>60.635982071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6.8190408723499" calcext:value-type="float">
            <text:p>56.819040872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55.2946053490415" calcext:value-type="float">
            <text:p>55.29460534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53.9807827651838" calcext:value-type="float">
            <text:p>53.98078276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49.355762534821" calcext:value-type="float">
            <text:p>49.355762534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50.3652087095046" calcext:value-type="float">
            <text:p>50.3652087095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46.5702403181644" calcext:value-type="float">
            <text:p>46.570240318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46.8894623818515" calcext:value-type="float">
            <text:p>46.889462381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46.514007536898" calcext:value-type="float">
            <text:p>46.5140075369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40.802606551827" calcext:value-type="float">
            <text:p>40.802606551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2.3876438249209" calcext:value-type="float">
            <text:p>42.387643824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8.2981451158757" calcext:value-type="float">
            <text:p>38.298145115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5.617435874763" calcext:value-type="float">
            <text:p>35.617435874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4.7579781506106" calcext:value-type="float">
            <text:p>34.757978150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4.7965456963981" calcext:value-type="float">
            <text:p>34.796545696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917603715921" calcext:value-type="float">
            <text:p>30.9176037159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3.8673349733841" calcext:value-type="float">
            <text:p>33.867334973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9.8462189435584" calcext:value-type="float">
            <text:p>29.846218943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8.6139579497438" calcext:value-type="float">
            <text:p>28.613957949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6233567617713" calcext:value-type="float">
            <text:p>29.623356761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373004384436" calcext:value-type="float">
            <text:p>30.373004384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2.6306241305406" calcext:value-type="float">
            <text:p>22.630624130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2.0942220265821" calcext:value-type="float">
            <text:p>22.094222026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0.4881354518864" calcext:value-type="float">
            <text:p>20.488135451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7.9922412841786" calcext:value-type="float">
            <text:p>17.9922412842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7.6024780631538" calcext:value-type="float">
            <text:p>17.602478063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5.0789038732359" calcext:value-type="float">
            <text:p>15.0789038732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5.9785970843266" calcext:value-type="float">
            <text:p>15.978597084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11.6577021342451" calcext:value-type="float">
            <text:p>11.657702134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0.456147680234" calcext:value-type="float">
            <text:p>10.456147680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8.53177710518132" calcext:value-type="float">
            <text:p>8.531777105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9.95245059126218" calcext:value-type="float">
            <text:p>9.952450591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5.91046441807992" calcext:value-type="float">
            <text:p>5.9104644181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5.68965436522964" calcext:value-type="float">
            <text:p>5.689654365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19340233760092" calcext:value-type="float">
            <text:p>2.193402337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1.34973366413318" calcext:value-type="float">
            <text:p>1.349733664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78479999398495" calcext:value-type="float">
            <text:p>2.78479999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1.38801049728873" calcext:value-type="float">
            <text:p>1.388010497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2.8022293038457" calcext:value-type="float">
            <text:p>-2.802229303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6.08033759651887" calcext:value-type="float">
            <text:p>-6.0803375965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19820723029985" calcext:value-type="float">
            <text:p>-3.1982072303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6.47562986090174" calcext:value-type="float">
            <text:p>-6.4756298609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6.47267709522974" calcext:value-type="float">
            <text:p>-6.472677095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00885650097413" calcext:value-type="float">
            <text:p>-6.008856501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9.91922989484193" calcext:value-type="float">
            <text:p>-9.9192298948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10.6606666251912" calcext:value-type="float">
            <text:p>-10.660666625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4.5403822145823" calcext:value-type="float">
            <text:p>-14.540382214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4.1047698551518" calcext:value-type="float">
            <text:p>-14.104769855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2.5545599223378" calcext:value-type="float">
            <text:p>-12.554559922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7.0574297405844" calcext:value-type="float">
            <text:p>-17.057429740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2.5836164479137" calcext:value-type="float">
            <text:p>-22.5836164479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20.0580341170037" calcext:value-type="float">
            <text:p>-20.05803411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6.3883059834261" calcext:value-type="float">
            <text:p>-16.388305983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5.4677725121113" calcext:value-type="float">
            <text:p>-25.4677725121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23.1867981555684" calcext:value-type="float">
            <text:p>-23.186798155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5.0721014815119" calcext:value-type="float">
            <text:p>-25.072101481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7.5606492560202" calcext:value-type="float">
            <text:p>-27.56064925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5.718749156485" calcext:value-type="float">
            <text:p>-25.718749156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0.4836843132557" calcext:value-type="float">
            <text:p>-30.483684313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7.0589716051077" calcext:value-type="float">
            <text:p>-27.058971605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8.3521805084402" calcext:value-type="float">
            <text:p>-28.352180508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2.1501947280131" calcext:value-type="float">
            <text:p>-32.15019472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2.0307393283436" calcext:value-type="float">
            <text:p>-32.0307393283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3.2565902188962" calcext:value-type="float">
            <text:p>-33.256590218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4.6754840408624" calcext:value-type="float">
            <text:p>-34.675484040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9.7056906120619" calcext:value-type="float">
            <text:p>-39.705690612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5.9759790258104" calcext:value-type="float">
            <text:p>-35.975979025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8.3922067542084" calcext:value-type="float">
            <text:p>-38.3922067542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5.0211445048282" calcext:value-type="float">
            <text:p>-35.021144504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40.8186201932559" calcext:value-type="float">
            <text:p>-40.818620193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0.868273914357" calcext:value-type="float">
            <text:p>-40.8682739144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0.7633317716828" calcext:value-type="float">
            <text:p>-40.7633317717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9.1919143286273" calcext:value-type="float">
            <text:p>-39.191914328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1.9112040394468" calcext:value-type="float">
            <text:p>-41.911204039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7.1979926675305" calcext:value-type="float">
            <text:p>-47.197992667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3.2059637815673" calcext:value-type="float">
            <text:p>-43.205963781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4.474462458872" calcext:value-type="float">
            <text:p>-44.474462458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8.8602512297152" calcext:value-type="float">
            <text:p>-48.860251229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0.8844538575106" calcext:value-type="float">
            <text:p>-50.884453857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0.4011947315197" calcext:value-type="float">
            <text:p>-50.4011947315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1.3301173810984" calcext:value-type="float">
            <text:p>-51.330117381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3.9700871636384" calcext:value-type="float">
            <text:p>-53.970087163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2.0464292824196" calcext:value-type="float">
            <text:p>-52.0464292824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2.4514221770586" calcext:value-type="float">
            <text:p>-52.451422177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4.0132434857173" calcext:value-type="float">
            <text:p>-54.013243485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1.688707596815" calcext:value-type="float">
            <text:p>-51.6887075968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5.6057322379377" calcext:value-type="float">
            <text:p>-55.6057322379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9.6593719600181" calcext:value-type="float">
            <text:p>-59.6593719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9.6786241265985" calcext:value-type="float">
            <text:p>-59.6786241266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8.083980863721" calcext:value-type="float">
            <text:p>-58.083980863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9.4670101946487" calcext:value-type="float">
            <text:p>-59.467010194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1.5877024973093" calcext:value-type="float">
            <text:p>-61.587702497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9.4900217170048" calcext:value-type="float">
            <text:p>-59.49002171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3.9051439371127" calcext:value-type="float">
            <text:p>-63.905143937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3.04448248154" calcext:value-type="float">
            <text:p>-63.0444824815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2.3106609495157" calcext:value-type="float">
            <text:p>-62.310660949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5.6873920992357" calcext:value-type="float">
            <text:p>-65.687392099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4.5616075508176" calcext:value-type="float">
            <text:p>-64.561607550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5.2886028935193" calcext:value-type="float">
            <text:p>-65.288602893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70.1506236217545" calcext:value-type="float">
            <text:p>-70.150623621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9.2797577869352" calcext:value-type="float">
            <text:p>-69.279757786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70.006457671819" calcext:value-type="float">
            <text:p>-70.006457671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7.5325893109874" calcext:value-type="float">
            <text:p>-67.53258931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70.4085942820096" calcext:value-type="float">
            <text:p>-70.40859428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73.6313932916192" calcext:value-type="float">
            <text:p>-73.631393291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3.3333452351013" calcext:value-type="float">
            <text:p>-73.333345235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74.9087406221597" calcext:value-type="float">
            <text:p>-74.908740622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3.5316474935481" calcext:value-type="float">
            <text:p>-73.531647493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4.2337057747358" calcext:value-type="float">
            <text:p>-74.233705774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72.2927199916802" calcext:value-type="float">
            <text:p>-72.292719991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5.2538525073125" calcext:value-type="float">
            <text:p>-75.253852507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5.2319525988321" calcext:value-type="float">
            <text:p>-75.231952598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6.3745315165101" calcext:value-type="float">
            <text:p>-76.374531516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9.4645683139076" calcext:value-type="float">
            <text:p>-79.464568313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81.23352521794" calcext:value-type="float">
            <text:p>-81.233525217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8.6325001228697" calcext:value-type="float">
            <text:p>-78.632500122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82.1500175042818" calcext:value-type="float">
            <text:p>-82.1500175043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6.0643467540524" calcext:value-type="float">
            <text:p>-86.064346754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83.2962946011172" calcext:value-type="float">
            <text:p>-83.296294601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83.2001381921975" calcext:value-type="float">
            <text:p>-83.2001381922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7.7252722164" calcext:value-type="float">
            <text:p>-87.7252722164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83.4670697547254" calcext:value-type="float">
            <text:p>-83.467069754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6.7709183190293" calcext:value-type="float">
            <text:p>-86.77091831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91.114685938935" calcext:value-type="float">
            <text:p>-91.114685938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8.3473320582404" calcext:value-type="float">
            <text:p>-88.347332058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9.9096442370694" calcext:value-type="float">
            <text:p>-89.909644237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8.8668522296658" calcext:value-type="float">
            <text:p>-88.866852229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9.9795353633242" calcext:value-type="float">
            <text:p>-89.9795353633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90.2300104544906" calcext:value-type="float">
            <text:p>-90.230010454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4.2305707515192" calcext:value-type="float">
            <text:p>-94.230570751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91.2489368674966" calcext:value-type="float">
            <text:p>-91.248936867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3.788354902358" calcext:value-type="float">
            <text:p>-93.788354902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3.6436100761277" calcext:value-type="float">
            <text:p>-93.643610076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4.0950957542057" calcext:value-type="float">
            <text:p>-94.095095754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8.574321388193" calcext:value-type="float">
            <text:p>-98.574321388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8.9212924794381" calcext:value-type="float">
            <text:p>-98.921292479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7.1395307567359" calcext:value-type="float">
            <text:p>-97.139530756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7.3664357327772" calcext:value-type="float">
            <text:p>-97.366435732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7.3961210644141" calcext:value-type="float">
            <text:p>-97.396121064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01.235522510688" calcext:value-type="float">
            <text:p>-101.2355225107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8.8507863136281" calcext:value-type="float">
            <text:p>-98.850786313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01.992808970967" calcext:value-type="float">
            <text:p>-101.99280897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1.887587930816" calcext:value-type="float">
            <text:p>-101.887587930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3.468497597462" calcext:value-type="float">
            <text:p>-103.468497597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3.421829506787" calcext:value-type="float">
            <text:p>-103.4218295068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5.144702266311" calcext:value-type="float">
            <text:p>-105.1447022663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4.888227736284" calcext:value-type="float">
            <text:p>-104.888227736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3.762667855664" calcext:value-type="float">
            <text:p>-103.7626678557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4.516124808438" calcext:value-type="float">
            <text:p>-104.516124808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6.070303642524" calcext:value-type="float">
            <text:p>-106.070303642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5.083515080395" calcext:value-type="float">
            <text:p>-105.083515080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6.22336118177" calcext:value-type="float">
            <text:p>-106.223361181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8.669826355425" calcext:value-type="float">
            <text:p>-108.6698263554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10.874782906969" calcext:value-type="float">
            <text:p>-110.874782907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0.91634116694" calcext:value-type="float">
            <text:p>-110.916341166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9.405264112635" calcext:value-type="float">
            <text:p>-109.4052641126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7.176723012849" calcext:value-type="float">
            <text:p>-107.1767230128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2.546545792302" calcext:value-type="float">
            <text:p>-112.546545792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2.196778926354" calcext:value-type="float">
            <text:p>-112.196778926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3.151144620939" calcext:value-type="float">
            <text:p>-113.151144620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5.186432387141" calcext:value-type="float">
            <text:p>-115.1864323871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6.068776161829" calcext:value-type="float">
            <text:p>-116.068776161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9.384182470152" calcext:value-type="float">
            <text:p>-119.384182470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5.448095049198" calcext:value-type="float">
            <text:p>-115.4480950492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19.217203949754" calcext:value-type="float">
            <text:p>-119.217203949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6.538056193486" calcext:value-type="float">
            <text:p>-116.538056193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9.396954376765" calcext:value-type="float">
            <text:p>-119.396954376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8.782314361932" calcext:value-type="float">
            <text:p>-118.7823143619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20.232760260017" calcext:value-type="float">
            <text:p>-120.2327602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4.617787656059" calcext:value-type="float">
            <text:p>-114.617787656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17.925975898781" calcext:value-type="float">
            <text:p>-117.9259758988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19.877112628422" calcext:value-type="float">
            <text:p>-119.877112628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1.450736572824" calcext:value-type="float">
            <text:p>-121.4507365728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20.907261078736" calcext:value-type="float">
            <text:p>-120.9072610787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20.574657068035" calcext:value-type="float">
            <text:p>-120.57465706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2.1078796837" calcext:value-type="float">
            <text:p>-122.107879683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4.46684936741" calcext:value-type="float">
            <text:p>-124.466849367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1.663897262869" calcext:value-type="float">
            <text:p>-121.663897262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4.690218668816" calcext:value-type="float">
            <text:p>-124.690218668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6.751838875071" calcext:value-type="float">
            <text:p>-126.751838875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6.483703765092" calcext:value-type="float">
            <text:p>-126.483703765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6.335206820273" calcext:value-type="float">
            <text:p>-126.3352068203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8.794459406018" calcext:value-type="float">
            <text:p>-128.79445940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30.212334255144" calcext:value-type="float">
            <text:p>-130.212334255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8.505565337377" calcext:value-type="float">
            <text:p>-128.505565337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9.332253283078" calcext:value-type="float">
            <text:p>-129.332253283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2.259693577207" calcext:value-type="float">
            <text:p>-132.2596935772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30.110431422385" calcext:value-type="float">
            <text:p>-130.110431422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3.396520500024" calcext:value-type="float">
            <text:p>-133.396520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1.43337554789" calcext:value-type="float">
            <text:p>-131.433375547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1.28139185942" calcext:value-type="float">
            <text:p>-131.281391859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1.476881045963" calcext:value-type="float">
            <text:p>-131.47688104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4.527983574953" calcext:value-type="float">
            <text:p>-134.52798357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4.202381297152" calcext:value-type="float">
            <text:p>-134.202381297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7.390289394094" calcext:value-type="float">
            <text:p>-137.390289394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5.965586194914" calcext:value-type="float">
            <text:p>-135.965586194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6.878247199091" calcext:value-type="float">
            <text:p>-136.878247199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37.841192595393" calcext:value-type="float">
            <text:p>-137.841192595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6.207440056315" calcext:value-type="float">
            <text:p>-136.207440056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38.252791342981" calcext:value-type="float">
            <text:p>-138.25279134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35.481191425293" calcext:value-type="float">
            <text:p>-135.481191425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38.908896893824" calcext:value-type="float">
            <text:p>-138.908896893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37.367297188806" calcext:value-type="float">
            <text:p>-137.3672971888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37.360752612578" calcext:value-type="float">
            <text:p>-137.3607526126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40.809343252974" calcext:value-type="float">
            <text:p>-140.809343253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39.671115042113" calcext:value-type="float">
            <text:p>-139.671115042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40.019248872126" calcext:value-type="float">
            <text:p>-140.019248872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2.575778533434" calcext:value-type="float">
            <text:p>-142.5757785334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46.815108380272" calcext:value-type="float">
            <text:p>-146.815108380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2.525733019855" calcext:value-type="float">
            <text:p>-142.525733019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46.237080569807" calcext:value-type="float">
            <text:p>-146.237080569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46.047566235606" calcext:value-type="float">
            <text:p>-146.047566235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3.418532760494" calcext:value-type="float">
            <text:p>-143.418532760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39.692251645331" calcext:value-type="float">
            <text:p>-139.692251645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2.440340305343" calcext:value-type="float">
            <text:p>-142.440340305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3.923278120205" calcext:value-type="float">
            <text:p>-143.9232781202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48.061063452644" calcext:value-type="float">
            <text:p>-148.061063452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46.990728416504" calcext:value-type="float">
            <text:p>-146.9907284165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45.300798336403" calcext:value-type="float">
            <text:p>-145.300798336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49.777529792048" calcext:value-type="float">
            <text:p>-149.77752979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47.121471959526" calcext:value-type="float">
            <text:p>-147.121471959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47.722271456754" calcext:value-type="float">
            <text:p>-147.722271456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50.597103821287" calcext:value-type="float">
            <text:p>-150.5971038213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48.406733448616" calcext:value-type="float">
            <text:p>-148.406733448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49.414531168868" calcext:value-type="float">
            <text:p>-149.4145311689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48.66992390246" calcext:value-type="float">
            <text:p>-148.6699239025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50.177013388194" calcext:value-type="float">
            <text:p>-150.177013388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53.616047012237" calcext:value-type="float">
            <text:p>-153.6160470122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3.019505142756" calcext:value-type="float">
            <text:p>-153.0195051428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53.927809531567" calcext:value-type="float">
            <text:p>-153.927809531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2.1775535804" calcext:value-type="float">
            <text:p>-152.177553580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2.477880683693" calcext:value-type="float">
            <text:p>-152.4778806837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1.364348170576" calcext:value-type="float">
            <text:p>-151.364348170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53.541950242137" calcext:value-type="float">
            <text:p>-153.541950242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57.275553278812" calcext:value-type="float">
            <text:p>-157.275553278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54.094924556048" calcext:value-type="float">
            <text:p>-154.094924556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56.502953689694" calcext:value-type="float">
            <text:p>-156.502953689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55.166308297413" calcext:value-type="float">
            <text:p>-155.166308297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56.522712800688" calcext:value-type="float">
            <text:p>-156.5227128007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58.052236655186" calcext:value-type="float">
            <text:p>-158.052236655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58.134217590352" calcext:value-type="float">
            <text:p>-158.134217590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60.808626354411" calcext:value-type="float">
            <text:p>-160.8086263544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58.719540509453" calcext:value-type="float">
            <text:p>-158.719540509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58.42120751638" calcext:value-type="float">
            <text:p>-158.421207516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61.511582690068" calcext:value-type="float">
            <text:p>-161.511582690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63.163724375745" calcext:value-type="float">
            <text:p>-163.163724375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62.32455434877" calcext:value-type="float">
            <text:p>-162.3245543488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63.383127637954" calcext:value-type="float">
            <text:p>-163.38312763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59.347221388009" calcext:value-type="float">
            <text:p>-159.34722138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2.883263074813" calcext:value-type="float">
            <text:p>-162.883263074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64.631035650452" calcext:value-type="float">
            <text:p>-164.631035650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66.016337329241" calcext:value-type="float">
            <text:p>-166.0163373292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66.057877348503" calcext:value-type="float">
            <text:p>-166.057877348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68.156361452536" calcext:value-type="float">
            <text:p>-168.1563614525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68.046521913557" calcext:value-type="float">
            <text:p>-168.046521913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65.889892361244" calcext:value-type="float">
            <text:p>-165.889892361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64.746360564909" calcext:value-type="float">
            <text:p>-164.746360564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65.532662701679" calcext:value-type="float">
            <text:p>-165.532662701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69.560494772429" calcext:value-type="float">
            <text:p>-169.560494772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68.929377175113" calcext:value-type="float">
            <text:p>-168.929377175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69.510914335657" calcext:value-type="float">
            <text:p>-169.510914335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68.955600809857" calcext:value-type="float">
            <text:p>-168.955600809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69.8326337886" calcext:value-type="float">
            <text:p>-169.832633788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66.699117168878" calcext:value-type="float">
            <text:p>-166.699117168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71.81850379595" calcext:value-type="float">
            <text:p>-171.81850379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68.054836739865" calcext:value-type="float">
            <text:p>-168.0548367399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70.710816494574" calcext:value-type="float">
            <text:p>-170.7108164946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73.602533489775" calcext:value-type="float">
            <text:p>-173.602533489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75.027182057508" calcext:value-type="float">
            <text:p>-175.027182057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69.724267981947" calcext:value-type="float">
            <text:p>-169.724267981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72.311105491899" calcext:value-type="float">
            <text:p>-172.311105491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75.706844850203" calcext:value-type="float">
            <text:p>-175.7068448502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75.261382849571" calcext:value-type="float">
            <text:p>-175.2613828496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73.686466094905" calcext:value-type="float">
            <text:p>-173.6864660949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73.719649235767" calcext:value-type="float">
            <text:p>-173.7196492358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74.387258090394" calcext:value-type="float">
            <text:p>-174.387258090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73.865028719369" calcext:value-type="float">
            <text:p>-173.865028719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76.974182749999" calcext:value-type="float">
            <text:p>-176.9741827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179.888886920834" calcext:value-type="float">
            <text:p>179.888886920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75.257398294133" calcext:value-type="float">
            <text:p>-175.257398294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75.395319751614" calcext:value-type="float">
            <text:p>-175.3953197516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78.755167101778" calcext:value-type="float">
            <text:p>-178.755167101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78.484509263462" calcext:value-type="float">
            <text:p>-178.484509263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77.684149459823" calcext:value-type="float">
            <text:p>-177.6841494598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179.764751161423" calcext:value-type="float">
            <text:p>179.764751161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77.237154213605" calcext:value-type="float">
            <text:p>-177.237154213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79.714224169382" calcext:value-type="float">
            <text:p>-179.714224169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179.357043262447" calcext:value-type="float">
            <text:p>179.3570432624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78.869021731503" calcext:value-type="float">
            <text:p>178.869021731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77.108064375734" calcext:value-type="float">
            <text:p>177.1080643757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77.805072718872" calcext:value-type="float">
            <text:p>177.805072718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75.700331629281" calcext:value-type="float">
            <text:p>175.7003316293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179.554319575738" calcext:value-type="float">
            <text:p>179.554319575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77.027737141264" calcext:value-type="float">
            <text:p>177.027737141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75.321692540745" calcext:value-type="float">
            <text:p>175.321692540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74.001697905061" calcext:value-type="float">
            <text:p>174.001697905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73.342779924488" calcext:value-type="float">
            <text:p>173.342779924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74.615430616058" calcext:value-type="float">
            <text:p>174.615430616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74.432693205981" calcext:value-type="float">
            <text:p>174.43269320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71.56429088591" calcext:value-type="float">
            <text:p>171.564290885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72.753362226753" calcext:value-type="float">
            <text:p>172.7533622268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76.031988805506" calcext:value-type="float">
            <text:p>176.031988805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72.698011569677" calcext:value-type="float">
            <text:p>172.6980115697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70.825805092959" calcext:value-type="float">
            <text:p>170.82580509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73.016351323053" calcext:value-type="float">
            <text:p>173.0163513231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72.790018542248" calcext:value-type="float">
            <text:p>172.790018542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72.268744730003" calcext:value-type="float">
            <text:p>172.26874473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74.068643274158" calcext:value-type="float">
            <text:p>174.0686432742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69.245966944009" calcext:value-type="float">
            <text:p>169.24596694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68.538276088085" calcext:value-type="float">
            <text:p>168.538276088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72.859489358244" calcext:value-type="float">
            <text:p>172.8594893582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71.186565567458" calcext:value-type="float">
            <text:p>171.186565567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72.510044681466" calcext:value-type="float">
            <text:p>172.510044681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62.624670980974" calcext:value-type="float">
            <text:p>162.62467098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67.999433304262" calcext:value-type="float">
            <text:p>167.999433304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68.9421046204" calcext:value-type="float">
            <text:p>168.942104620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68.033590528814" calcext:value-type="float">
            <text:p>168.0335905288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66.524738634849" calcext:value-type="float">
            <text:p>166.5247386348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66.625583050322" calcext:value-type="float">
            <text:p>166.625583050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67.631923988969" calcext:value-type="float">
            <text:p>167.63192398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68.678143374169" calcext:value-type="float">
            <text:p>168.6781433742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63.986458606207" calcext:value-type="float">
            <text:p>163.986458606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68.604038271058" calcext:value-type="float">
            <text:p>168.6040382711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61.863902115448" calcext:value-type="float">
            <text:p>161.863902115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62.870232744826" calcext:value-type="float">
            <text:p>162.8702327448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66.111885782583" calcext:value-type="float">
            <text:p>166.111885782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63.384071990273" calcext:value-type="float">
            <text:p>163.384071990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63.989782261699" calcext:value-type="float">
            <text:p>163.9897822617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61.832755093144" calcext:value-type="float">
            <text:p>161.832755093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63.250611441874" calcext:value-type="float">
            <text:p>163.2506114419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61.749992811453" calcext:value-type="float">
            <text:p>161.7499928115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59.964006917059" calcext:value-type="float">
            <text:p>159.964006917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63.794680550403" calcext:value-type="float">
            <text:p>163.794680550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63.974927981703" calcext:value-type="float">
            <text:p>163.9749279817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59.97471002168" calcext:value-type="float">
            <text:p>159.974710021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59.526270667242" calcext:value-type="float">
            <text:p>159.526270667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57.299898936706" calcext:value-type="float">
            <text:p>157.299898936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61.993511399715" calcext:value-type="float">
            <text:p>161.993511399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59.976300156784" calcext:value-type="float">
            <text:p>159.976300156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58.281192942334" calcext:value-type="float">
            <text:p>158.281192942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57.694474315775" calcext:value-type="float">
            <text:p>157.694474315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61.179467741585" calcext:value-type="float">
            <text:p>161.179467741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57.802678186252" calcext:value-type="float">
            <text:p>157.802678186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58.772854598108" calcext:value-type="float">
            <text:p>158.772854598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56.500396484713" calcext:value-type="float">
            <text:p>156.500396484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59.442941403856" calcext:value-type="float">
            <text:p>159.442941403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60.15468461556" calcext:value-type="float">
            <text:p>160.1546846156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55.356725045864" calcext:value-type="float">
            <text:p>155.356725045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56.581970808129" calcext:value-type="float">
            <text:p>156.581970808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54.623886979641" calcext:value-type="float">
            <text:p>154.623886979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51.311715867413" calcext:value-type="float">
            <text:p>151.311715867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54.755421522876" calcext:value-type="float">
            <text:p>154.755421522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54.917609248061" calcext:value-type="float">
            <text:p>154.917609248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58.088003070415" calcext:value-type="float">
            <text:p>158.0880030704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53.627012644476" calcext:value-type="float">
            <text:p>153.6270126445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51.761376683667" calcext:value-type="float">
            <text:p>151.761376683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53.047780148994" calcext:value-type="float">
            <text:p>153.04778014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53.404130624545" calcext:value-type="float">
            <text:p>153.404130624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54.084882834116" calcext:value-type="float">
            <text:p>154.084882834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53.846648684647" calcext:value-type="float">
            <text:p>153.8466486846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52.442747508122" calcext:value-type="float">
            <text:p>152.4427475081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52.673503368419" calcext:value-type="float">
            <text:p>152.673503368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52.833283054688" calcext:value-type="float">
            <text:p>152.833283054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51.375488964497" calcext:value-type="float">
            <text:p>151.375488964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51.844716283782" calcext:value-type="float">
            <text:p>151.844716283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51.82808893817" calcext:value-type="float">
            <text:p>151.828088938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53.71654672387" calcext:value-type="float">
            <text:p>153.716546723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51.075751672936" calcext:value-type="float">
            <text:p>151.075751672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54.47584596491" calcext:value-type="float">
            <text:p>154.4758459649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49.585221342462" calcext:value-type="float">
            <text:p>149.585221342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51.267392660166" calcext:value-type="float">
            <text:p>151.2673926602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49.43013101365" calcext:value-type="float">
            <text:p>149.430131013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51.862533520997" calcext:value-type="float">
            <text:p>151.86253352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48.276116665588" calcext:value-type="float">
            <text:p>148.276116665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52.061637173897" calcext:value-type="float">
            <text:p>152.0616371739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49.644229997885" calcext:value-type="float">
            <text:p>149.644229997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50.827336467624" calcext:value-type="float">
            <text:p>150.827336467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45.92815267277" calcext:value-type="float">
            <text:p>145.928152672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49.95288405242" calcext:value-type="float">
            <text:p>149.952884052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48.197013451375" calcext:value-type="float">
            <text:p>148.197013451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47.840012306203" calcext:value-type="float">
            <text:p>147.840012306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47.286910567781" calcext:value-type="float">
            <text:p>147.286910567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49.043774644318" calcext:value-type="float">
            <text:p>149.043774644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47.470321341599" calcext:value-type="float">
            <text:p>147.4703213416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47.324237966343" calcext:value-type="float">
            <text:p>147.3242379663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48.323823144549" calcext:value-type="float">
            <text:p>148.323823144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46.786947503018" calcext:value-type="float">
            <text:p>146.78694750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46.52360764215" calcext:value-type="float">
            <text:p>146.523607642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46.780911360152" calcext:value-type="float">
            <text:p>146.780911360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48.290605850125" calcext:value-type="float">
            <text:p>148.290605850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46.675195028007" calcext:value-type="float">
            <text:p>146.675195028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48.350605147853" calcext:value-type="float">
            <text:p>148.350605147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47.546339407129" calcext:value-type="float">
            <text:p>147.546339407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42.551719608456" calcext:value-type="float">
            <text:p>142.5517196085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46.245538214657" calcext:value-type="float">
            <text:p>146.245538214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48.080819179906" calcext:value-type="float">
            <text:p>148.08081917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13:0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75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2.31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5.08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38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6.00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58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8726082" calcext:value-type="float">
            <text:p>-11.98726082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30405045" calcext:value-type="float">
            <text:p>-27.30405045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5091248" calcext:value-type="float">
            <text:p>-29.95091248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8036957" calcext:value-type="float">
            <text:p>-32.98036957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880951" calcext:value-type="float">
            <text:p>-37.06880951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2373581" calcext:value-type="float">
            <text:p>-42.22373581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8459625" calcext:value-type="float">
            <text:p>-48.48459625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91187286" calcext:value-type="float">
            <text:p>-55.91187286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03144073" calcext:value-type="float">
            <text:p>-63.03144073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7.03396606" calcext:value-type="float">
            <text:p>-67.0339660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8.81021118" calcext:value-type="float">
            <text:p>-68.81021118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9.86331177" calcext:value-type="float">
            <text:p>-69.86331177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1.80110931" calcext:value-type="float">
            <text:p>-71.8011093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2.65325165" calcext:value-type="float">
            <text:p>-72.6532516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2.67557526" calcext:value-type="float">
            <text:p>-72.67557526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3.57324982" calcext:value-type="float">
            <text:p>-73.57324982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4.02006531" calcext:value-type="float">
            <text:p>-74.02006531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4.80640411" calcext:value-type="float">
            <text:p>-74.80640411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5.63783264" calcext:value-type="float">
            <text:p>-75.6378326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5.90253448" calcext:value-type="float">
            <text:p>-75.90253448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98551941" calcext:value-type="float">
            <text:p>-75.98551941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67588806" calcext:value-type="float">
            <text:p>-75.67588806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67043304" calcext:value-type="float">
            <text:p>-75.6704330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75098419" calcext:value-type="float">
            <text:p>-75.75098419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54113007" calcext:value-type="float">
            <text:p>-75.54113007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5.31770325" calcext:value-type="float">
            <text:p>-75.31770325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5.4206543" calcext:value-type="float">
            <text:p>-75.4206543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5.39725494" calcext:value-type="float">
            <text:p>-75.39725494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5.4311676" calcext:value-type="float">
            <text:p>-75.4311676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5.30484009" calcext:value-type="float">
            <text:p>-75.30484009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94252014" calcext:value-type="float">
            <text:p>-74.94252014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7726059" calcext:value-type="float">
            <text:p>-74.7726059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35487366" calcext:value-type="float">
            <text:p>-74.3548736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10492706" calcext:value-type="float">
            <text:p>-74.10492706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3.92430115" calcext:value-type="float">
            <text:p>-73.9243011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3.65332794" calcext:value-type="float">
            <text:p>-73.65332794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3.83346558" calcext:value-type="float">
            <text:p>-73.83346558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3.99970245" calcext:value-type="float">
            <text:p>-73.99970245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3.67029572" calcext:value-type="float">
            <text:p>-73.6702957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3.41316223" calcext:value-type="float">
            <text:p>-73.41316223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3.31898499" calcext:value-type="float">
            <text:p>-73.31898499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2.97286224" calcext:value-type="float">
            <text:p>-72.97286224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2.62014771" calcext:value-type="float">
            <text:p>-72.62014771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2.34309387" calcext:value-type="float">
            <text:p>-72.34309387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2.26434326" calcext:value-type="float">
            <text:p>-72.26434326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2.02724457" calcext:value-type="float">
            <text:p>-72.02724457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2.30963135" calcext:value-type="float">
            <text:p>-72.30963135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2.33305359" calcext:value-type="float">
            <text:p>-72.33305359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2.5171814" calcext:value-type="float">
            <text:p>-72.5171814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11575317" calcext:value-type="float">
            <text:p>-73.11575317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2.57122803" calcext:value-type="float">
            <text:p>-72.57122803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2.61768341" calcext:value-type="float">
            <text:p>-72.6176834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2.54016113" calcext:value-type="float">
            <text:p>-72.5401611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2.7752533" calcext:value-type="float">
            <text:p>-72.7752533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2.92812347" calcext:value-type="float">
            <text:p>-72.92812347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2.88464355" calcext:value-type="float">
            <text:p>-72.88464355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3.48429871" calcext:value-type="float">
            <text:p>-73.48429871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3.7703476" calcext:value-type="float">
            <text:p>-73.7703476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99988556" calcext:value-type="float">
            <text:p>-73.9998855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26300812" calcext:value-type="float">
            <text:p>-74.26300812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48149109" calcext:value-type="float">
            <text:p>-74.48149109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47216797" calcext:value-type="float">
            <text:p>-74.4721679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27931976" calcext:value-type="float">
            <text:p>-74.27931976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28464508" calcext:value-type="float">
            <text:p>-74.2846450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24629974" calcext:value-type="float">
            <text:p>-74.2462997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06533813" calcext:value-type="float">
            <text:p>-74.06533813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3.92298889" calcext:value-type="float">
            <text:p>-73.9229888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18013" calcext:value-type="float">
            <text:p>-74.1801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50993347" calcext:value-type="float">
            <text:p>-74.5099334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7530365" calcext:value-type="float">
            <text:p>-74.7530365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4.88722229" calcext:value-type="float">
            <text:p>-74.88722229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5.4069519" calcext:value-type="float">
            <text:p>-75.4069519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5.40536499" calcext:value-type="float">
            <text:p>-75.4053649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5.58887482" calcext:value-type="float">
            <text:p>-75.58887482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5.44744873" calcext:value-type="float">
            <text:p>-75.44744873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5.50095367" calcext:value-type="float">
            <text:p>-75.50095367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5.61115265" calcext:value-type="float">
            <text:p>-75.61115265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5.61513519" calcext:value-type="float">
            <text:p>-75.61513519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5.53449249" calcext:value-type="float">
            <text:p>-75.5344924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5.71272278" calcext:value-type="float">
            <text:p>-75.7127227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5.90046692" calcext:value-type="float">
            <text:p>-75.90046692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5.74477386" calcext:value-type="float">
            <text:p>-75.7447738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5.86552429" calcext:value-type="float">
            <text:p>-75.8655242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5.77449036" calcext:value-type="float">
            <text:p>-75.7744903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5.7933197" calcext:value-type="float">
            <text:p>-75.7933197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5.60297394" calcext:value-type="float">
            <text:p>-75.60297394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5.63328552" calcext:value-type="float">
            <text:p>-75.63328552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5.63471222" calcext:value-type="float">
            <text:p>-75.6347122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5.52248383" calcext:value-type="float">
            <text:p>-75.52248383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5.29277039" calcext:value-type="float">
            <text:p>-75.2927703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38154602" calcext:value-type="float">
            <text:p>-75.3815460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5.22433472" calcext:value-type="float">
            <text:p>-75.22433472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5.08365631" calcext:value-type="float">
            <text:p>-75.08365631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99058533" calcext:value-type="float">
            <text:p>-74.9905853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5.01560974" calcext:value-type="float">
            <text:p>-75.0156097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4.82650757" calcext:value-type="float">
            <text:p>-74.82650757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4.25938416" calcext:value-type="float">
            <text:p>-74.2593841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4.47318268" calcext:value-type="float">
            <text:p>-74.47318268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4.64651489" calcext:value-type="float">
            <text:p>-74.64651489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4.4379425" calcext:value-type="float">
            <text:p>-74.4379425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4.40034485" calcext:value-type="float">
            <text:p>-74.4003448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40058136" calcext:value-type="float">
            <text:p>-74.40058136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67810822" calcext:value-type="float">
            <text:p>-74.6781082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98189545" calcext:value-type="float">
            <text:p>-74.98189545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5.14457703" calcext:value-type="float">
            <text:p>-75.1445770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5.15356445" calcext:value-type="float">
            <text:p>-75.15356445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5.23192596" calcext:value-type="float">
            <text:p>-75.23192596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5.31634521" calcext:value-type="float">
            <text:p>-75.31634521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5.30400085" calcext:value-type="float">
            <text:p>-75.30400085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5.16129303" calcext:value-type="float">
            <text:p>-75.1612930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186203" calcext:value-type="float">
            <text:p>-75.186203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5.20532227" calcext:value-type="float">
            <text:p>-75.20532227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5.21875763" calcext:value-type="float">
            <text:p>-75.21875763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0729599" calcext:value-type="float">
            <text:p>-75.0729599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5.04166412" calcext:value-type="float">
            <text:p>-75.04166412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5.26964569" calcext:value-type="float">
            <text:p>-75.26964569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5.15755463" calcext:value-type="float">
            <text:p>-75.1575546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5.12358856" calcext:value-type="float">
            <text:p>-75.12358856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5.24796295" calcext:value-type="float">
            <text:p>-75.24796295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5.1582489" calcext:value-type="float">
            <text:p>-75.158248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2006073" calcext:value-type="float">
            <text:p>-75.2006073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5.17815399" calcext:value-type="float">
            <text:p>-75.17815399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5.11088562" calcext:value-type="float">
            <text:p>-75.11088562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5.15259552" calcext:value-type="float">
            <text:p>-75.1525955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5.20887756" calcext:value-type="float">
            <text:p>-75.2088775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20317078" calcext:value-type="float">
            <text:p>-75.20317078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5.16418457" calcext:value-type="float">
            <text:p>-75.16418457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5.13920593" calcext:value-type="float">
            <text:p>-75.13920593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99685669" calcext:value-type="float">
            <text:p>-74.99685669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5.16189575" calcext:value-type="float">
            <text:p>-75.16189575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23329163" calcext:value-type="float">
            <text:p>-75.23329163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5.08547974" calcext:value-type="float">
            <text:p>-75.08547974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5.15480804" calcext:value-type="float">
            <text:p>-75.15480804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12003326" calcext:value-type="float">
            <text:p>-75.1200332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5.07847595" calcext:value-type="float">
            <text:p>-75.07847595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5.2237854" calcext:value-type="float">
            <text:p>-75.2237854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5.36824036" calcext:value-type="float">
            <text:p>-75.3682403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5.26397705" calcext:value-type="float">
            <text:p>-75.26397705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5.37750244" calcext:value-type="float">
            <text:p>-75.37750244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5.26707458" calcext:value-type="float">
            <text:p>-75.26707458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5.48335266" calcext:value-type="float">
            <text:p>-75.48335266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5.53211975" calcext:value-type="float">
            <text:p>-75.53211975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5.33204651" calcext:value-type="float">
            <text:p>-75.3320465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5.28126526" calcext:value-type="float">
            <text:p>-75.28126526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5.2294693" calcext:value-type="float">
            <text:p>-75.2294693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5.25328064" calcext:value-type="float">
            <text:p>-75.25328064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5.41599274" calcext:value-type="float">
            <text:p>-75.41599274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5.03040314" calcext:value-type="float">
            <text:p>-75.03040314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5.46004486" calcext:value-type="float">
            <text:p>-75.46004486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20059967" calcext:value-type="float">
            <text:p>-75.2005996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5.36997986" calcext:value-type="float">
            <text:p>-75.36997986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28669739" calcext:value-type="float">
            <text:p>-75.28669739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5.21943665" calcext:value-type="float">
            <text:p>-75.21943665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5.44543457" calcext:value-type="float">
            <text:p>-75.4454345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5.38764191" calcext:value-type="float">
            <text:p>-75.38764191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5.61784363" calcext:value-type="float">
            <text:p>-75.61784363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5.48873138" calcext:value-type="float">
            <text:p>-75.488731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39546204" calcext:value-type="float">
            <text:p>-75.3954620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5.40575409" calcext:value-type="float">
            <text:p>-75.40575409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5.39315033" calcext:value-type="float">
            <text:p>-75.39315033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5.22743988" calcext:value-type="float">
            <text:p>-75.22743988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5.45378113" calcext:value-type="float">
            <text:p>-75.45378113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5.40285492" calcext:value-type="float">
            <text:p>-75.40285492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59017181" calcext:value-type="float">
            <text:p>-75.59017181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3592453" calcext:value-type="float">
            <text:p>-75.3592453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34355164" calcext:value-type="float">
            <text:p>-75.34355164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52679443" calcext:value-type="float">
            <text:p>-75.52679443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5.39701843" calcext:value-type="float">
            <text:p>-75.39701843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5.57566833" calcext:value-type="float">
            <text:p>-75.5756683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62233734" calcext:value-type="float">
            <text:p>-75.62233734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46004486" calcext:value-type="float">
            <text:p>-75.46004486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69462585" calcext:value-type="float">
            <text:p>-75.69462585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62563324" calcext:value-type="float">
            <text:p>-75.62563324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93757629" calcext:value-type="float">
            <text:p>-75.93757629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77796936" calcext:value-type="float">
            <text:p>-75.77796936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68009186" calcext:value-type="float">
            <text:p>-75.68009186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75215912" calcext:value-type="float">
            <text:p>-75.7521591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66079712" calcext:value-type="float">
            <text:p>-75.6607971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6.0903244" calcext:value-type="float">
            <text:p>-76.090324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66397095" calcext:value-type="float">
            <text:p>-75.66397095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82790375" calcext:value-type="float">
            <text:p>-75.82790375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81764221" calcext:value-type="float">
            <text:p>-75.8176422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6.04914093" calcext:value-type="float">
            <text:p>-76.04914093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83377838" calcext:value-type="float">
            <text:p>-75.83377838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99703979" calcext:value-type="float">
            <text:p>-75.99703979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90762329" calcext:value-type="float">
            <text:p>-75.9076232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6.08045959" calcext:value-type="float">
            <text:p>-76.08045959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6.11278534" calcext:value-type="float">
            <text:p>-76.1127853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6.11512756" calcext:value-type="float">
            <text:p>-76.11512756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6.10388947" calcext:value-type="float">
            <text:p>-76.10388947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14096832" calcext:value-type="float">
            <text:p>-76.14096832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6.36922455" calcext:value-type="float">
            <text:p>-76.36922455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6.12214661" calcext:value-type="float">
            <text:p>-76.1221466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6.43169403" calcext:value-type="float">
            <text:p>-76.4316940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26432037" calcext:value-type="float">
            <text:p>-76.26432037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38319397" calcext:value-type="float">
            <text:p>-76.38319397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57084656" calcext:value-type="float">
            <text:p>-76.57084656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41864777" calcext:value-type="float">
            <text:p>-76.41864777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44721985" calcext:value-type="float">
            <text:p>-76.44721985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69682312" calcext:value-type="float">
            <text:p>-76.69682312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65299988" calcext:value-type="float">
            <text:p>-76.65299988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67692566" calcext:value-type="float">
            <text:p>-76.6769256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55934143" calcext:value-type="float">
            <text:p>-76.5593414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68540955" calcext:value-type="float">
            <text:p>-76.68540955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76805115" calcext:value-type="float">
            <text:p>-76.76805115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90976715" calcext:value-type="float">
            <text:p>-76.90976715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7304306" calcext:value-type="float">
            <text:p>-76.730430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94712067" calcext:value-type="float">
            <text:p>-76.9471206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7.25271606" calcext:value-type="float">
            <text:p>-77.25271606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7.22013092" calcext:value-type="float">
            <text:p>-77.220130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7.0812912" calcext:value-type="float">
            <text:p>-77.081291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7.13041687" calcext:value-type="float">
            <text:p>-77.13041687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7.43084717" calcext:value-type="float">
            <text:p>-77.43084717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7.28686523" calcext:value-type="float">
            <text:p>-77.28686523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2363739" calcext:value-type="float">
            <text:p>-77.2363739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67485046" calcext:value-type="float">
            <text:p>-77.67485046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55712128" calcext:value-type="float">
            <text:p>-77.55712128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69774628" calcext:value-type="float">
            <text:p>-77.69774628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51951599" calcext:value-type="float">
            <text:p>-77.51951599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86319733" calcext:value-type="float">
            <text:p>-77.86319733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8.01347351" calcext:value-type="float">
            <text:p>-78.01347351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99430847" calcext:value-type="float">
            <text:p>-77.99430847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8.04508209" calcext:value-type="float">
            <text:p>-78.04508209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8.16904449" calcext:value-type="float">
            <text:p>-78.16904449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8.30082703" calcext:value-type="float">
            <text:p>-78.30082703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8.17810059" calcext:value-type="float">
            <text:p>-78.17810059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36759186" calcext:value-type="float">
            <text:p>-78.36759186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28494263" calcext:value-type="float">
            <text:p>-78.2849426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66382599" calcext:value-type="float">
            <text:p>-78.66382599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26869965" calcext:value-type="float">
            <text:p>-78.26869965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57966614" calcext:value-type="float">
            <text:p>-78.5796661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53362274" calcext:value-type="float">
            <text:p>-78.53362274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65834808" calcext:value-type="float">
            <text:p>-78.65834808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63584137" calcext:value-type="float">
            <text:p>-78.63584137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8.94112396" calcext:value-type="float">
            <text:p>-78.94112396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8.78229523" calcext:value-type="float">
            <text:p>-78.78229523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9.0565567" calcext:value-type="float">
            <text:p>-79.0565567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9.07920837" calcext:value-type="float">
            <text:p>-79.07920837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9.19622803" calcext:value-type="float">
            <text:p>-79.1962280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9.28965759" calcext:value-type="float">
            <text:p>-79.28965759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34483337" calcext:value-type="float">
            <text:p>-79.34483337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43195343" calcext:value-type="float">
            <text:p>-79.43195343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51379395" calcext:value-type="float">
            <text:p>-79.5137939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74708557" calcext:value-type="float">
            <text:p>-79.74708557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87947083" calcext:value-type="float">
            <text:p>-79.87947083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80.0619812" calcext:value-type="float">
            <text:p>-80.0619812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97465515" calcext:value-type="float">
            <text:p>-79.97465515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22211456" calcext:value-type="float">
            <text:p>-80.22211456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26674652" calcext:value-type="float">
            <text:p>-80.26674652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48059845" calcext:value-type="float">
            <text:p>-80.48059845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80.54840851" calcext:value-type="float">
            <text:p>-80.548408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41927338" calcext:value-type="float">
            <text:p>-80.4192733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60521698" calcext:value-type="float">
            <text:p>-80.6052169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0.79594421" calcext:value-type="float">
            <text:p>-80.7959442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0.72465515" calcext:value-type="float">
            <text:p>-80.72465515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0.90007782" calcext:value-type="float">
            <text:p>-80.90007782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0.89167786" calcext:value-type="float">
            <text:p>-80.8916778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1.03522491" calcext:value-type="float">
            <text:p>-81.03522491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1.09441376" calcext:value-type="float">
            <text:p>-81.09441376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1.34954071" calcext:value-type="float">
            <text:p>-81.34954071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1.22132874" calcext:value-type="float">
            <text:p>-81.22132874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50151062" calcext:value-type="float">
            <text:p>-81.50151062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54804993" calcext:value-type="float">
            <text:p>-81.54804993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77304077" calcext:value-type="float">
            <text:p>-81.77304077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79165649" calcext:value-type="float">
            <text:p>-81.7916564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2.01823425" calcext:value-type="float">
            <text:p>-82.01823425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31525421" calcext:value-type="float">
            <text:p>-82.31525421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21207428" calcext:value-type="float">
            <text:p>-82.21207428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5747757" calcext:value-type="float">
            <text:p>-82.5747757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73722076" calcext:value-type="float">
            <text:p>-82.73722076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2.65701294" calcext:value-type="float">
            <text:p>-82.65701294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81443787" calcext:value-type="float">
            <text:p>-82.81443787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2.7127533" calcext:value-type="float">
            <text:p>-82.7127533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2.70776367" calcext:value-type="float">
            <text:p>-82.70776367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2.45830536" calcext:value-type="float">
            <text:p>-82.45830536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1.79011536" calcext:value-type="float">
            <text:p>-81.79011536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1.37641144" calcext:value-type="float">
            <text:p>-81.37641144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0.77909088" calcext:value-type="float">
            <text:p>-80.77909088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0.89556122" calcext:value-type="float">
            <text:p>-80.89556122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0.94765472" calcext:value-type="float">
            <text:p>-80.9476547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1.35512543" calcext:value-type="float">
            <text:p>-81.35512543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1.96287537" calcext:value-type="float">
            <text:p>-81.96287537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2.40366364" calcext:value-type="float">
            <text:p>-82.40366364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2.94445038" calcext:value-type="float">
            <text:p>-82.9444503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3.1023407" calcext:value-type="float">
            <text:p>-83.1023407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3.24184418" calcext:value-type="float">
            <text:p>-83.24184418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62315369" calcext:value-type="float">
            <text:p>-83.62315369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3.65687561" calcext:value-type="float">
            <text:p>-83.65687561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3.79216003" calcext:value-type="float">
            <text:p>-83.79216003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3.83226013" calcext:value-type="float">
            <text:p>-83.83226013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3.77966309" calcext:value-type="float">
            <text:p>-83.7796630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3.96374512" calcext:value-type="float">
            <text:p>-83.96374512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3.94355774" calcext:value-type="float">
            <text:p>-83.9435577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4.31581116" calcext:value-type="float">
            <text:p>-84.3158111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57905579" calcext:value-type="float">
            <text:p>-84.57905579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7463913" calcext:value-type="float">
            <text:p>-84.7463913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91526794" calcext:value-type="float">
            <text:p>-84.9152679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5.0236969" calcext:value-type="float">
            <text:p>-85.023696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24474335" calcext:value-type="float">
            <text:p>-85.2447433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31938171" calcext:value-type="float">
            <text:p>-85.31938171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59632874" calcext:value-type="float">
            <text:p>-85.59632874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43264008" calcext:value-type="float">
            <text:p>-85.43264008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74913788" calcext:value-type="float">
            <text:p>-85.74913788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5.93095398" calcext:value-type="float">
            <text:p>-85.93095398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6.15500641" calcext:value-type="float">
            <text:p>-86.1550064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5.92641449" calcext:value-type="float">
            <text:p>-85.92641449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28398895" calcext:value-type="float">
            <text:p>-86.2839889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30430603" calcext:value-type="float">
            <text:p>-86.30430603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3901062" calcext:value-type="float">
            <text:p>-86.3901062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38067627" calcext:value-type="float">
            <text:p>-86.3806762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57923126" calcext:value-type="float">
            <text:p>-86.57923126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4238739" calcext:value-type="float">
            <text:p>-86.4238739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43925476" calcext:value-type="float">
            <text:p>-86.43925476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6.77513885" calcext:value-type="float">
            <text:p>-86.77513885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93016052" calcext:value-type="float">
            <text:p>-86.93016052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75609589" calcext:value-type="float">
            <text:p>-86.75609589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97343445" calcext:value-type="float">
            <text:p>-86.97343445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7.07691193" calcext:value-type="float">
            <text:p>-87.07691193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7.01101685" calcext:value-type="float">
            <text:p>-87.01101685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7.07089233" calcext:value-type="float">
            <text:p>-87.07089233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7.26702881" calcext:value-type="float">
            <text:p>-87.26702881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7.09624481" calcext:value-type="float">
            <text:p>-87.0962448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7.23305511" calcext:value-type="float">
            <text:p>-87.23305511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7.37688446" calcext:value-type="float">
            <text:p>-87.3768844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7.11721039" calcext:value-type="float">
            <text:p>-87.11721039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7.2585144" calcext:value-type="float">
            <text:p>-87.258514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7.37830353" calcext:value-type="float">
            <text:p>-87.37830353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7.6526947" calcext:value-type="float">
            <text:p>-87.6526947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7.63041687" calcext:value-type="float">
            <text:p>-87.63041687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7.40415955" calcext:value-type="float">
            <text:p>-87.40415955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7.72123718" calcext:value-type="float">
            <text:p>-87.72123718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7.53220367" calcext:value-type="float">
            <text:p>-87.5322036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7.56702423" calcext:value-type="float">
            <text:p>-87.56702423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7.78006744" calcext:value-type="float">
            <text:p>-87.78006744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7.76016235" calcext:value-type="float">
            <text:p>-87.76016235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7.74468231" calcext:value-type="float">
            <text:p>-87.74468231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7.91769409" calcext:value-type="float">
            <text:p>-87.91769409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83582306" calcext:value-type="float">
            <text:p>-87.83582306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69490814" calcext:value-type="float">
            <text:p>-87.6949081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91819763" calcext:value-type="float">
            <text:p>-87.9181976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88695526" calcext:value-type="float">
            <text:p>-87.8869552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8.00343323" calcext:value-type="float">
            <text:p>-88.00343323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7.92565918" calcext:value-type="float">
            <text:p>-87.92565918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8.0962677" calcext:value-type="float">
            <text:p>-88.096267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7.94889069" calcext:value-type="float">
            <text:p>-87.94889069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8.06362152" calcext:value-type="float">
            <text:p>-88.06362152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8.21636963" calcext:value-type="float">
            <text:p>-88.21636963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8.1186676" calcext:value-type="float">
            <text:p>-88.1186676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8.17233276" calcext:value-type="float">
            <text:p>-88.17233276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8.10873413" calcext:value-type="float">
            <text:p>-88.10873413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8.27924347" calcext:value-type="float">
            <text:p>-88.27924347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8.25389099" calcext:value-type="float">
            <text:p>-88.2538909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8.0193634" calcext:value-type="float">
            <text:p>-88.0193634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8.1447525" calcext:value-type="float">
            <text:p>-88.1447525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8.18383026" calcext:value-type="float">
            <text:p>-88.18383026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8.26454163" calcext:value-type="float">
            <text:p>-88.2645416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8.38906097" calcext:value-type="float">
            <text:p>-88.3890609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8.03173065" calcext:value-type="float">
            <text:p>-88.03173065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8.27775574" calcext:value-type="float">
            <text:p>-88.27775574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8.26014709" calcext:value-type="float">
            <text:p>-88.2601470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8.10997009" calcext:value-type="float">
            <text:p>-88.10997009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8.1993103" calcext:value-type="float">
            <text:p>-88.1993103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8.35511017" calcext:value-type="float">
            <text:p>-88.35511017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8.24497986" calcext:value-type="float">
            <text:p>-88.24497986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8.45589447" calcext:value-type="float">
            <text:p>-88.45589447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8.18553162" calcext:value-type="float">
            <text:p>-88.18553162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34431458" calcext:value-type="float">
            <text:p>-88.34431458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8.38444519" calcext:value-type="float">
            <text:p>-88.38444519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8.29083252" calcext:value-type="float">
            <text:p>-88.29083252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8.20374298" calcext:value-type="float">
            <text:p>-88.20374298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8.31095886" calcext:value-type="float">
            <text:p>-88.3109588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8.41151428" calcext:value-type="float">
            <text:p>-88.4115142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8.28953552" calcext:value-type="float">
            <text:p>-88.28953552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8.2642746" calcext:value-type="float">
            <text:p>-88.2642746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8.44923401" calcext:value-type="float">
            <text:p>-88.4492340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8.11997986" calcext:value-type="float">
            <text:p>-88.11997986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8.34264374" calcext:value-type="float">
            <text:p>-88.34264374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8.46006012" calcext:value-type="float">
            <text:p>-88.46006012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8.41706848" calcext:value-type="float">
            <text:p>-88.4170684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8.32670593" calcext:value-type="float">
            <text:p>-88.32670593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8.52359009" calcext:value-type="float">
            <text:p>-88.5235900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8.63832092" calcext:value-type="float">
            <text:p>-88.63832092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8.52617645" calcext:value-type="float">
            <text:p>-88.5261764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8.45684814" calcext:value-type="float">
            <text:p>-88.45684814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8.42967224" calcext:value-type="float">
            <text:p>-88.4296722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8.62618256" calcext:value-type="float">
            <text:p>-88.62618256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8.48429871" calcext:value-type="float">
            <text:p>-88.4842987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8.60102081" calcext:value-type="float">
            <text:p>-88.6010208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8.65510559" calcext:value-type="float">
            <text:p>-88.65510559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47790527" calcext:value-type="float">
            <text:p>-88.47790527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8.70385742" calcext:value-type="float">
            <text:p>-88.70385742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477005" calcext:value-type="float">
            <text:p>-88.477005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8.62049866" calcext:value-type="float">
            <text:p>-88.62049866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8.48872375" calcext:value-type="float">
            <text:p>-88.48872375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63911438" calcext:value-type="float">
            <text:p>-88.6391143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85544586" calcext:value-type="float">
            <text:p>-88.85544586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8.74047089" calcext:value-type="float">
            <text:p>-88.74047089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65634155" calcext:value-type="float">
            <text:p>-88.65634155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6967926" calcext:value-type="float">
            <text:p>-88.6967926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58049011" calcext:value-type="float">
            <text:p>-88.58049011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61076355" calcext:value-type="float">
            <text:p>-88.61076355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75456238" calcext:value-type="float">
            <text:p>-88.75456238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82741547" calcext:value-type="float">
            <text:p>-88.82741547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88423157" calcext:value-type="float">
            <text:p>-88.88423157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76738739" calcext:value-type="float">
            <text:p>-88.76738739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8.47624207" calcext:value-type="float">
            <text:p>-88.47624207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7.89150238" calcext:value-type="float">
            <text:p>-87.89150238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7.00058746" calcext:value-type="float">
            <text:p>-87.0005874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5.76646423" calcext:value-type="float">
            <text:p>-85.76646423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5.01359558" calcext:value-type="float">
            <text:p>-85.01359558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4.56606293" calcext:value-type="float">
            <text:p>-84.56606293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5.07480621" calcext:value-type="float">
            <text:p>-85.07480621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5.64246368" calcext:value-type="float">
            <text:p>-85.64246368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6.30395508" calcext:value-type="float">
            <text:p>-86.30395508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6.65234375" calcext:value-type="float">
            <text:p>-86.65234375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7.28807831" calcext:value-type="float">
            <text:p>-87.2880783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7.51979065" calcext:value-type="float">
            <text:p>-87.51979065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7.98431396" calcext:value-type="float">
            <text:p>-87.98431396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8.37860107" calcext:value-type="float">
            <text:p>-88.37860107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8.6580658" calcext:value-type="float">
            <text:p>-88.658065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8.76174164" calcext:value-type="float">
            <text:p>-88.76174164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72401428" calcext:value-type="float">
            <text:p>-88.72401428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25696564" calcext:value-type="float">
            <text:p>-88.25696564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7.92559814" calcext:value-type="float">
            <text:p>-87.92559814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7.58850861" calcext:value-type="float">
            <text:p>-87.5885086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7.75347137" calcext:value-type="float">
            <text:p>-87.75347137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7.92879486" calcext:value-type="float">
            <text:p>-87.92879486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29606628" calcext:value-type="float">
            <text:p>-88.29606628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61197662" calcext:value-type="float">
            <text:p>-88.61197662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82744598" calcext:value-type="float">
            <text:p>-88.8274459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9.03464508" calcext:value-type="float">
            <text:p>-89.03464508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89437866" calcext:value-type="float">
            <text:p>-88.89437866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27845001" calcext:value-type="float">
            <text:p>-88.27845001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37818909" calcext:value-type="float">
            <text:p>-87.37818909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89188385" calcext:value-type="float">
            <text:p>-85.89188385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4.3313446" calcext:value-type="float">
            <text:p>-84.331344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3.43688202" calcext:value-type="float">
            <text:p>-83.43688202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3.55397797" calcext:value-type="float">
            <text:p>-83.5539779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4.64640045" calcext:value-type="float">
            <text:p>-84.64640045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92086792" calcext:value-type="float">
            <text:p>-85.92086792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71774292" calcext:value-type="float">
            <text:p>-87.71774292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66079712" calcext:value-type="float">
            <text:p>-88.6607971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9.01382446" calcext:value-type="float">
            <text:p>-89.01382446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9.112854" calcext:value-type="float">
            <text:p>-89.112854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9.1989975" calcext:value-type="float">
            <text:p>-89.1989975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0427475" calcext:value-type="float">
            <text:p>-89.042747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9.12486267" calcext:value-type="float">
            <text:p>-89.12486267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9.24235535" calcext:value-type="float">
            <text:p>-89.24235535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9.17856598" calcext:value-type="float">
            <text:p>-89.17856598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06654358" calcext:value-type="float">
            <text:p>-89.0665435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20359802" calcext:value-type="float">
            <text:p>-89.20359802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35029602" calcext:value-type="float">
            <text:p>-89.35029602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96179199" calcext:value-type="float">
            <text:p>-88.96179199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96273041" calcext:value-type="float">
            <text:p>-88.9627304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8.78778076" calcext:value-type="float">
            <text:p>-88.78778076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8.59721375" calcext:value-type="float">
            <text:p>-88.5972137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8.67677307" calcext:value-type="float">
            <text:p>-88.6767730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8.66364288" calcext:value-type="float">
            <text:p>-88.6636428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70848083" calcext:value-type="float">
            <text:p>-88.70848083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7751236" calcext:value-type="float">
            <text:p>-88.775123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78384399" calcext:value-type="float">
            <text:p>-88.78384399</text:p>
          </table:table-cell>
          <table:table-cell table:number-columns-repeated="3"/>
        </table:table-row>
      </table:table>
      <table:table table:name="Noise_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14:04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63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2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32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45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87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35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7865105" calcext:value-type="float">
            <text:p>-11.97865105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29526901" calcext:value-type="float">
            <text:p>-27.29526901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4227982" calcext:value-type="float">
            <text:p>-29.94227982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7261047" calcext:value-type="float">
            <text:p>-32.97261047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06308" calcext:value-type="float">
            <text:p>-37.0606308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0970917" calcext:value-type="float">
            <text:p>-42.20970917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6141815" calcext:value-type="float">
            <text:p>-48.46141815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76932526" calcext:value-type="float">
            <text:p>-55.76932526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42448807" calcext:value-type="float">
            <text:p>-62.42448807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5.45181274" calcext:value-type="float">
            <text:p>-65.4518127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6.40081787" calcext:value-type="float">
            <text:p>-66.40081787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6.43516541" calcext:value-type="float">
            <text:p>-66.43516541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6.6896286" calcext:value-type="float">
            <text:p>-66.6896286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6.71943665" calcext:value-type="float">
            <text:p>-66.7194366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6.75508118" calcext:value-type="float">
            <text:p>-66.7550811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6.78552246" calcext:value-type="float">
            <text:p>-66.78552246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6.47016907" calcext:value-type="float">
            <text:p>-66.47016907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6.26391602" calcext:value-type="float">
            <text:p>-66.2639160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5.88722229" calcext:value-type="float">
            <text:p>-65.88722229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5.8717041" calcext:value-type="float">
            <text:p>-65.8717041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5.58725739" calcext:value-type="float">
            <text:p>-65.58725739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5.51581573" calcext:value-type="float">
            <text:p>-65.51581573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5.57508087" calcext:value-type="float">
            <text:p>-65.57508087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62821198" calcext:value-type="float">
            <text:p>-65.62821198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3146286" calcext:value-type="float">
            <text:p>-65.3146286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38493347" calcext:value-type="float">
            <text:p>-65.38493347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26203918" calcext:value-type="float">
            <text:p>-65.26203918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16479492" calcext:value-type="float">
            <text:p>-65.16479492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4.86922455" calcext:value-type="float">
            <text:p>-64.86922455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4.79316711" calcext:value-type="float">
            <text:p>-64.79316711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4.90281677" calcext:value-type="float">
            <text:p>-64.90281677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76300049" calcext:value-type="float">
            <text:p>-64.76300049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75417328" calcext:value-type="float">
            <text:p>-64.7541732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75485992" calcext:value-type="float">
            <text:p>-64.75485992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378685" calcext:value-type="float">
            <text:p>-64.37868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41395569" calcext:value-type="float">
            <text:p>-64.41395569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55820465" calcext:value-type="float">
            <text:p>-64.5582046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54573059" calcext:value-type="float">
            <text:p>-64.54573059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29438782" calcext:value-type="float">
            <text:p>-64.2943878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6333313" calcext:value-type="float">
            <text:p>-64.6333313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3868103" calcext:value-type="float">
            <text:p>-64.386810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36449432" calcext:value-type="float">
            <text:p>-64.36449432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27513885" calcext:value-type="float">
            <text:p>-64.27513885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1652298" calcext:value-type="float">
            <text:p>-64.165229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3.95235443" calcext:value-type="float">
            <text:p>-63.95235443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4.09371185" calcext:value-type="float">
            <text:p>-64.0937118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92167282" calcext:value-type="float">
            <text:p>-63.92167282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28112793" calcext:value-type="float">
            <text:p>-64.28112793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07038116" calcext:value-type="float">
            <text:p>-64.07038116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247612" calcext:value-type="float">
            <text:p>-64.247612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26971436" calcext:value-type="float">
            <text:p>-64.26971436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02430725" calcext:value-type="float">
            <text:p>-64.02430725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21639252" calcext:value-type="float">
            <text:p>-64.21639252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03829193" calcext:value-type="float">
            <text:p>-64.03829193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07337952" calcext:value-type="float">
            <text:p>-64.0733795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19459534" calcext:value-type="float">
            <text:p>-64.19459534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24697876" calcext:value-type="float">
            <text:p>-64.24697876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23999786" calcext:value-type="float">
            <text:p>-64.23999786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29684448" calcext:value-type="float">
            <text:p>-64.2968444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26649475" calcext:value-type="float">
            <text:p>-64.26649475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13430786" calcext:value-type="float">
            <text:p>-64.13430786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3.77631378" calcext:value-type="float">
            <text:p>-63.77631378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06184387" calcext:value-type="float">
            <text:p>-64.06184387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3.62337112" calcext:value-type="float">
            <text:p>-63.62337112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3.27246094" calcext:value-type="float">
            <text:p>-63.2724609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3.30262375" calcext:value-type="float">
            <text:p>-63.30262375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3.06738281" calcext:value-type="float">
            <text:p>-63.06738281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3.2154541" calcext:value-type="float">
            <text:p>-63.2154541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3.4056778" calcext:value-type="float">
            <text:p>-63.4056778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3.78162384" calcext:value-type="float">
            <text:p>-63.78162384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3.98746872" calcext:value-type="float">
            <text:p>-63.98746872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06223297" calcext:value-type="float">
            <text:p>-64.06223297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01337433" calcext:value-type="float">
            <text:p>-64.01337433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31561279" calcext:value-type="float">
            <text:p>-64.31561279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33547211" calcext:value-type="float">
            <text:p>-64.33547211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24254608" calcext:value-type="float">
            <text:p>-64.24254608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49356079" calcext:value-type="float">
            <text:p>-64.49356079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54872894" calcext:value-type="float">
            <text:p>-64.54872894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43165588" calcext:value-type="float">
            <text:p>-64.43165588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52058411" calcext:value-type="float">
            <text:p>-64.52058411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38899231" calcext:value-type="float">
            <text:p>-64.38899231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48430634" calcext:value-type="float">
            <text:p>-64.48430634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22564697" calcext:value-type="float">
            <text:p>-64.2256469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4.41789246" calcext:value-type="float">
            <text:p>-64.4178924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31105804" calcext:value-type="float">
            <text:p>-64.31105804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52326965" calcext:value-type="float">
            <text:p>-64.52326965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4.29103088" calcext:value-type="float">
            <text:p>-64.29103088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45424652" calcext:value-type="float">
            <text:p>-64.4542465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39131165" calcext:value-type="float">
            <text:p>-64.39131165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39285278" calcext:value-type="float">
            <text:p>-64.39285278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41975403" calcext:value-type="float">
            <text:p>-64.41975403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27907562" calcext:value-type="float">
            <text:p>-64.27907562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32051086" calcext:value-type="float">
            <text:p>-64.32051086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4.31198883" calcext:value-type="float">
            <text:p>-64.3119888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49469757" calcext:value-type="float">
            <text:p>-64.49469757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4.32133484" calcext:value-type="float">
            <text:p>-64.32133484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52715302" calcext:value-type="float">
            <text:p>-64.52715302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47911835" calcext:value-type="float">
            <text:p>-64.47911835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47576141" calcext:value-type="float">
            <text:p>-64.47576141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37583923" calcext:value-type="float">
            <text:p>-64.37583923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3440094" calcext:value-type="float">
            <text:p>-64.3440094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39042664" calcext:value-type="float">
            <text:p>-64.39042664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6325989" calcext:value-type="float">
            <text:p>-64.26325989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33818054" calcext:value-type="float">
            <text:p>-64.33818054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42210388" calcext:value-type="float">
            <text:p>-64.42210388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38465881" calcext:value-type="float">
            <text:p>-64.38465881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43309784" calcext:value-type="float">
            <text:p>-64.43309784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3375473" calcext:value-type="float">
            <text:p>-64.3375473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49159241" calcext:value-type="float">
            <text:p>-64.49159241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30178833" calcext:value-type="float">
            <text:p>-64.3017883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24152374" calcext:value-type="float">
            <text:p>-64.24152374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15618134" calcext:value-type="float">
            <text:p>-64.15618134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13796997" calcext:value-type="float">
            <text:p>-64.13796997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25839233" calcext:value-type="float">
            <text:p>-64.25839233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33074951" calcext:value-type="float">
            <text:p>-64.33074951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18294525" calcext:value-type="float">
            <text:p>-64.18294525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16444397" calcext:value-type="float">
            <text:p>-64.16444397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48788452" calcext:value-type="float">
            <text:p>-64.48788452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36280823" calcext:value-type="float">
            <text:p>-64.36280823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37997437" calcext:value-type="float">
            <text:p>-64.37997437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06533051" calcext:value-type="float">
            <text:p>-64.06533051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19480896" calcext:value-type="float">
            <text:p>-64.1948089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20000458" calcext:value-type="float">
            <text:p>-64.2000045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37420654" calcext:value-type="float">
            <text:p>-64.37420654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38909912" calcext:value-type="float">
            <text:p>-64.38909912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11369324" calcext:value-type="float">
            <text:p>-64.11369324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33975983" calcext:value-type="float">
            <text:p>-64.33975983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4.36650085" calcext:value-type="float">
            <text:p>-64.36650085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41811371" calcext:value-type="float">
            <text:p>-64.41811371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36004639" calcext:value-type="float">
            <text:p>-64.36004639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32365417" calcext:value-type="float">
            <text:p>-64.32365417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41002655" calcext:value-type="float">
            <text:p>-64.41002655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52461243" calcext:value-type="float">
            <text:p>-64.5246124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24259186" calcext:value-type="float">
            <text:p>-64.2425918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29555511" calcext:value-type="float">
            <text:p>-64.29555511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33922577" calcext:value-type="float">
            <text:p>-64.33922577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27939606" calcext:value-type="float">
            <text:p>-64.2793960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33285522" calcext:value-type="float">
            <text:p>-64.33285522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44635773" calcext:value-type="float">
            <text:p>-64.44635773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34056854" calcext:value-type="float">
            <text:p>-64.34056854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24452972" calcext:value-type="float">
            <text:p>-64.24452972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4.09429932" calcext:value-type="float">
            <text:p>-64.09429932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4.09688568" calcext:value-type="float">
            <text:p>-64.09688568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41714478" calcext:value-type="float">
            <text:p>-64.41714478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12178802" calcext:value-type="float">
            <text:p>-64.12178802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28544617" calcext:value-type="float">
            <text:p>-64.28544617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4.18336487" calcext:value-type="float">
            <text:p>-64.18336487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4.44804382" calcext:value-type="float">
            <text:p>-64.44804382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4.24787903" calcext:value-type="float">
            <text:p>-64.24787903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20575714" calcext:value-type="float">
            <text:p>-64.2057571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41392517" calcext:value-type="float">
            <text:p>-64.41392517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28640747" calcext:value-type="float">
            <text:p>-64.28640747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21645355" calcext:value-type="float">
            <text:p>-64.21645355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21591187" calcext:value-type="float">
            <text:p>-64.2159118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31602478" calcext:value-type="float">
            <text:p>-64.31602478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34089661" calcext:value-type="float">
            <text:p>-64.34089661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15154266" calcext:value-type="float">
            <text:p>-64.15154266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26670074" calcext:value-type="float">
            <text:p>-64.2667007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35169983" calcext:value-type="float">
            <text:p>-64.3516998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41575623" calcext:value-type="float">
            <text:p>-64.41575623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54508209" calcext:value-type="float">
            <text:p>-64.54508209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31604004" calcext:value-type="float">
            <text:p>-64.31604004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34010315" calcext:value-type="float">
            <text:p>-64.3401031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31178284" calcext:value-type="float">
            <text:p>-64.31178284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19535065" calcext:value-type="float">
            <text:p>-64.19535065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11894226" calcext:value-type="float">
            <text:p>-64.11894226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25523376" calcext:value-type="float">
            <text:p>-64.25523376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35164642" calcext:value-type="float">
            <text:p>-64.35164642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19965363" calcext:value-type="float">
            <text:p>-64.1996536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42669678" calcext:value-type="float">
            <text:p>-64.42669678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39556885" calcext:value-type="float">
            <text:p>-64.39556885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48634338" calcext:value-type="float">
            <text:p>-64.48634338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46981812" calcext:value-type="float">
            <text:p>-64.46981812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68122864" calcext:value-type="float">
            <text:p>-64.68122864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5916214" calcext:value-type="float">
            <text:p>-64.591621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6758194" calcext:value-type="float">
            <text:p>-64.675819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46466064" calcext:value-type="float">
            <text:p>-64.46466064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67745972" calcext:value-type="float">
            <text:p>-64.6774597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72333527" calcext:value-type="float">
            <text:p>-64.72333527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95706177" calcext:value-type="float">
            <text:p>-64.95706177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91033936" calcext:value-type="float">
            <text:p>-64.9103393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85754395" calcext:value-type="float">
            <text:p>-64.85754395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89494324" calcext:value-type="float">
            <text:p>-64.89494324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71739197" calcext:value-type="float">
            <text:p>-64.71739197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87453461" calcext:value-type="float">
            <text:p>-64.87453461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73170471" calcext:value-type="float">
            <text:p>-64.73170471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68190002" calcext:value-type="float">
            <text:p>-64.68190002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78743744" calcext:value-type="float">
            <text:p>-64.7874374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93561554" calcext:value-type="float">
            <text:p>-64.93561554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96766663" calcext:value-type="float">
            <text:p>-64.9676666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5.02804565" calcext:value-type="float">
            <text:p>-65.0280456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4.73664856" calcext:value-type="float">
            <text:p>-64.73664856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14819336" calcext:value-type="float">
            <text:p>-65.1481933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5.05207825" calcext:value-type="float">
            <text:p>-65.0520782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4.94924164" calcext:value-type="float">
            <text:p>-64.9492416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08889008" calcext:value-type="float">
            <text:p>-65.08889008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22898102" calcext:value-type="float">
            <text:p>-65.22898102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47007751" calcext:value-type="float">
            <text:p>-65.47007751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23194122" calcext:value-type="float">
            <text:p>-65.2319412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39793396" calcext:value-type="float">
            <text:p>-65.39793396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30030823" calcext:value-type="float">
            <text:p>-65.3003082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34085846" calcext:value-type="float">
            <text:p>-65.3408584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38911438" calcext:value-type="float">
            <text:p>-65.3891143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46277618" calcext:value-type="float">
            <text:p>-65.4627761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600914" calcext:value-type="float">
            <text:p>-65.600914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68019867" calcext:value-type="float">
            <text:p>-65.68019867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57033539" calcext:value-type="float">
            <text:p>-65.57033539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56529236" calcext:value-type="float">
            <text:p>-65.56529236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71116638" calcext:value-type="float">
            <text:p>-65.71116638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84164429" calcext:value-type="float">
            <text:p>-65.84164429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90098572" calcext:value-type="float">
            <text:p>-65.9009857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84902954" calcext:value-type="float">
            <text:p>-65.8490295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6.02106476" calcext:value-type="float">
            <text:p>-66.02106476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6.25434875" calcext:value-type="float">
            <text:p>-66.25434875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00366974" calcext:value-type="float">
            <text:p>-66.00366974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18598175" calcext:value-type="float">
            <text:p>-66.18598175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36639404" calcext:value-type="float">
            <text:p>-66.36639404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25637817" calcext:value-type="float">
            <text:p>-66.25637817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32668304" calcext:value-type="float">
            <text:p>-66.32668304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058075" calcext:value-type="float">
            <text:p>-66.4058075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51451874" calcext:value-type="float">
            <text:p>-66.51451874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47102356" calcext:value-type="float">
            <text:p>-66.47102356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9606781" calcext:value-type="float">
            <text:p>-66.9606781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74528503" calcext:value-type="float">
            <text:p>-66.74528503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7.0783844" calcext:value-type="float">
            <text:p>-67.0783844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7.14637756" calcext:value-type="float">
            <text:p>-67.14637756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0062027" calcext:value-type="float">
            <text:p>-67.0062027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6.93223572" calcext:value-type="float">
            <text:p>-66.93223572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7465057" calcext:value-type="float">
            <text:p>-67.2746505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15113831" calcext:value-type="float">
            <text:p>-67.15113831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35418701" calcext:value-type="float">
            <text:p>-67.35418701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40379333" calcext:value-type="float">
            <text:p>-67.4037933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78504944" calcext:value-type="float">
            <text:p>-67.78504944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55677795" calcext:value-type="float">
            <text:p>-67.55677795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84397888" calcext:value-type="float">
            <text:p>-67.84397888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8.01345825" calcext:value-type="float">
            <text:p>-68.01345825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96067047" calcext:value-type="float">
            <text:p>-67.96067047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8.09677124" calcext:value-type="float">
            <text:p>-68.0967712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8.17888641" calcext:value-type="float">
            <text:p>-68.17888641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34088135" calcext:value-type="float">
            <text:p>-68.3408813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52876282" calcext:value-type="float">
            <text:p>-68.52876282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6207428" calcext:value-type="float">
            <text:p>-68.620742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70793915" calcext:value-type="float">
            <text:p>-68.7079391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84022522" calcext:value-type="float">
            <text:p>-68.8402252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9.17871857" calcext:value-type="float">
            <text:p>-69.17871857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04290771" calcext:value-type="float">
            <text:p>-69.04290771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21159363" calcext:value-type="float">
            <text:p>-69.21159363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59255219" calcext:value-type="float">
            <text:p>-69.5925521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57953644" calcext:value-type="float">
            <text:p>-69.57953644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81776428" calcext:value-type="float">
            <text:p>-69.81776428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86216736" calcext:value-type="float">
            <text:p>-69.86216736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9.79985046" calcext:value-type="float">
            <text:p>-69.7998504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9.9080658" calcext:value-type="float">
            <text:p>-69.908065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0.10895538" calcext:value-type="float">
            <text:p>-70.10895538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0.30479431" calcext:value-type="float">
            <text:p>-70.30479431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0.60884094" calcext:value-type="float">
            <text:p>-70.60884094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42866516" calcext:value-type="float">
            <text:p>-70.4286651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59100342" calcext:value-type="float">
            <text:p>-70.59100342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73822021" calcext:value-type="float">
            <text:p>-70.73822021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79759216" calcext:value-type="float">
            <text:p>-70.79759216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0.89469147" calcext:value-type="float">
            <text:p>-70.89469147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1.11975098" calcext:value-type="float">
            <text:p>-71.11975098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35887146" calcext:value-type="float">
            <text:p>-71.35887146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42993927" calcext:value-type="float">
            <text:p>-71.42993927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67674255" calcext:value-type="float">
            <text:p>-71.67674255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1.82988739" calcext:value-type="float">
            <text:p>-71.82988739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1.63463593" calcext:value-type="float">
            <text:p>-71.63463593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1.90757751" calcext:value-type="float">
            <text:p>-71.90757751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2.27140808" calcext:value-type="float">
            <text:p>-72.27140808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45759583" calcext:value-type="float">
            <text:p>-72.45759583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48155212" calcext:value-type="float">
            <text:p>-72.48155212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2.72258759" calcext:value-type="float">
            <text:p>-72.72258759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2.80883026" calcext:value-type="float">
            <text:p>-72.8088302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3.073349" calcext:value-type="float">
            <text:p>-73.073349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3.21751404" calcext:value-type="float">
            <text:p>-73.21751404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3.13529205" calcext:value-type="float">
            <text:p>-73.1352920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3.06465149" calcext:value-type="float">
            <text:p>-73.0646514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3.15718079" calcext:value-type="float">
            <text:p>-73.15718079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3.26817322" calcext:value-type="float">
            <text:p>-73.26817322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50177002" calcext:value-type="float">
            <text:p>-73.5017700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3.81855774" calcext:value-type="float">
            <text:p>-73.8185577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3.8660202" calcext:value-type="float">
            <text:p>-73.8660202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4.110672" calcext:value-type="float">
            <text:p>-74.11067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10969543" calcext:value-type="float">
            <text:p>-74.10969543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4.14364624" calcext:value-type="float">
            <text:p>-74.14364624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67977142" calcext:value-type="float">
            <text:p>-74.67977142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49630737" calcext:value-type="float">
            <text:p>-74.49630737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71876526" calcext:value-type="float">
            <text:p>-74.71876526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4.6271286" calcext:value-type="float">
            <text:p>-74.6271286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4.81152344" calcext:value-type="float">
            <text:p>-74.81152344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4.96546936" calcext:value-type="float">
            <text:p>-74.96546936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5.19979858" calcext:value-type="float">
            <text:p>-75.19979858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49980164" calcext:value-type="float">
            <text:p>-75.4998016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55158997" calcext:value-type="float">
            <text:p>-75.55158997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76243591" calcext:value-type="float">
            <text:p>-75.76243591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5.90171051" calcext:value-type="float">
            <text:p>-75.90171051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6.01266479" calcext:value-type="float">
            <text:p>-76.0126647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0912323" calcext:value-type="float">
            <text:p>-76.0912323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26685333" calcext:value-type="float">
            <text:p>-76.26685333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50008392" calcext:value-type="float">
            <text:p>-76.5000839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63690186" calcext:value-type="float">
            <text:p>-76.6369018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67618561" calcext:value-type="float">
            <text:p>-76.67618561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85832214" calcext:value-type="float">
            <text:p>-76.85832214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6.96154022" calcext:value-type="float">
            <text:p>-76.96154022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25125885" calcext:value-type="float">
            <text:p>-77.25125885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25699615" calcext:value-type="float">
            <text:p>-77.25699615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36637878" calcext:value-type="float">
            <text:p>-77.36637878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39788818" calcext:value-type="float">
            <text:p>-77.39788818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73491669" calcext:value-type="float">
            <text:p>-77.73491669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85861969" calcext:value-type="float">
            <text:p>-77.85861969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90213013" calcext:value-type="float">
            <text:p>-77.90213013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8.02476501" calcext:value-type="float">
            <text:p>-78.02476501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45372772" calcext:value-type="float">
            <text:p>-78.45372772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27683258" calcext:value-type="float">
            <text:p>-78.27683258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34037781" calcext:value-type="float">
            <text:p>-78.3403778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75965881" calcext:value-type="float">
            <text:p>-78.75965881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64217377" calcext:value-type="float">
            <text:p>-78.6421737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69476318" calcext:value-type="float">
            <text:p>-78.69476318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92190552" calcext:value-type="float">
            <text:p>-78.9219055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9.14228058" calcext:value-type="float">
            <text:p>-79.14228058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9.33227539" calcext:value-type="float">
            <text:p>-79.33227539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9.3597641" calcext:value-type="float">
            <text:p>-79.359764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15847015" calcext:value-type="float">
            <text:p>-79.15847015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63621521" calcext:value-type="float">
            <text:p>-79.63621521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79088593" calcext:value-type="float">
            <text:p>-79.7908859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71479797" calcext:value-type="float">
            <text:p>-79.71479797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0.00706482" calcext:value-type="float">
            <text:p>-80.00706482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81623077" calcext:value-type="float">
            <text:p>-79.81623077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0.24554443" calcext:value-type="float">
            <text:p>-80.24554443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26893616" calcext:value-type="float">
            <text:p>-80.2689361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34819031" calcext:value-type="float">
            <text:p>-80.34819031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31730652" calcext:value-type="float">
            <text:p>-80.31730652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43495178" calcext:value-type="float">
            <text:p>-80.43495178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59870911" calcext:value-type="float">
            <text:p>-80.5987091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59445953" calcext:value-type="float">
            <text:p>-80.5944595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81269836" calcext:value-type="float">
            <text:p>-80.81269836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93132782" calcext:value-type="float">
            <text:p>-80.93132782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1.09113312" calcext:value-type="float">
            <text:p>-81.09113312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1.06500244" calcext:value-type="float">
            <text:p>-81.0650024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24180603" calcext:value-type="float">
            <text:p>-81.2418060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3706131" calcext:value-type="float">
            <text:p>-81.3706131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52864838" calcext:value-type="float">
            <text:p>-81.52864838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63419342" calcext:value-type="float">
            <text:p>-81.63419342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66709137" calcext:value-type="float">
            <text:p>-81.6670913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81300354" calcext:value-type="float">
            <text:p>-81.81300354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85614014" calcext:value-type="float">
            <text:p>-81.85614014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95837402" calcext:value-type="float">
            <text:p>-81.95837402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2.0557251" calcext:value-type="float">
            <text:p>-82.055725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2.02764893" calcext:value-type="float">
            <text:p>-82.02764893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31173706" calcext:value-type="float">
            <text:p>-82.31173706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3258667" calcext:value-type="float">
            <text:p>-82.3258667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30185699" calcext:value-type="float">
            <text:p>-82.3018569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31732941" calcext:value-type="float">
            <text:p>-82.31732941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66424561" calcext:value-type="float">
            <text:p>-82.66424561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59220886" calcext:value-type="float">
            <text:p>-82.59220886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54512787" calcext:value-type="float">
            <text:p>-82.54512787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68453217" calcext:value-type="float">
            <text:p>-82.6845321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81616211" calcext:value-type="float">
            <text:p>-82.81616211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84455872" calcext:value-type="float">
            <text:p>-82.84455872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3.01199341" calcext:value-type="float">
            <text:p>-83.01199341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3.08450317" calcext:value-type="float">
            <text:p>-83.08450317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3.19346619" calcext:value-type="float">
            <text:p>-83.19346619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3.25927734" calcext:value-type="float">
            <text:p>-83.25927734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40205383" calcext:value-type="float">
            <text:p>-83.40205383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26737976" calcext:value-type="float">
            <text:p>-83.26737976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48178864" calcext:value-type="float">
            <text:p>-83.48178864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59959412" calcext:value-type="float">
            <text:p>-83.59959412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51945496" calcext:value-type="float">
            <text:p>-83.51945496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42140961" calcext:value-type="float">
            <text:p>-83.42140961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88722992" calcext:value-type="float">
            <text:p>-83.88722992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67987061" calcext:value-type="float">
            <text:p>-83.67987061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91828918" calcext:value-type="float">
            <text:p>-83.9182891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89477539" calcext:value-type="float">
            <text:p>-83.89477539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4.0226593" calcext:value-type="float">
            <text:p>-84.0226593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3.96854401" calcext:value-type="float">
            <text:p>-83.9685440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89500427" calcext:value-type="float">
            <text:p>-83.89500427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4.26403809" calcext:value-type="float">
            <text:p>-84.26403809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4.1055603" calcext:value-type="float">
            <text:p>-84.1055603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4.23195648" calcext:value-type="float">
            <text:p>-84.2319564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4.52010345" calcext:value-type="float">
            <text:p>-84.52010345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28971863" calcext:value-type="float">
            <text:p>-84.28971863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29072571" calcext:value-type="float">
            <text:p>-84.29072571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4.44804382" calcext:value-type="float">
            <text:p>-84.44804382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50827789" calcext:value-type="float">
            <text:p>-84.50827789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38208008" calcext:value-type="float">
            <text:p>-84.38208008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80371857" calcext:value-type="float">
            <text:p>-84.8037185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60014343" calcext:value-type="float">
            <text:p>-84.60014343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83444977" calcext:value-type="float">
            <text:p>-84.83444977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7870636" calcext:value-type="float">
            <text:p>-84.7870636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5.03361511" calcext:value-type="float">
            <text:p>-85.03361511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80665588" calcext:value-type="float">
            <text:p>-84.8066558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5.09281921" calcext:value-type="float">
            <text:p>-85.09281921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5.42108154" calcext:value-type="float">
            <text:p>-85.42108154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5.24700928" calcext:value-type="float">
            <text:p>-85.24700928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5.38021088" calcext:value-type="float">
            <text:p>-85.3802108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5.26784515" calcext:value-type="float">
            <text:p>-85.26784515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5.28225708" calcext:value-type="float">
            <text:p>-85.2822570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5.59082031" calcext:value-type="float">
            <text:p>-85.5908203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5.65916443" calcext:value-type="float">
            <text:p>-85.65916443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42775726" calcext:value-type="float">
            <text:p>-85.42775726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69966125" calcext:value-type="float">
            <text:p>-85.69966125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67133331" calcext:value-type="float">
            <text:p>-85.67133331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80742645" calcext:value-type="float">
            <text:p>-85.80742645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74461365" calcext:value-type="float">
            <text:p>-85.74461365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62295532" calcext:value-type="float">
            <text:p>-85.6229553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46439362" calcext:value-type="float">
            <text:p>-85.46439362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5.40539551" calcext:value-type="float">
            <text:p>-85.40539551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73659515" calcext:value-type="float">
            <text:p>-84.73659515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78093719" calcext:value-type="float">
            <text:p>-83.78093719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2.83197784" calcext:value-type="float">
            <text:p>-82.83197784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2.76303864" calcext:value-type="float">
            <text:p>-82.76303864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3.23934937" calcext:value-type="float">
            <text:p>-83.23934937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3.63048553" calcext:value-type="float">
            <text:p>-83.6304855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4.01332092" calcext:value-type="float">
            <text:p>-84.01332092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4.73827362" calcext:value-type="float">
            <text:p>-84.73827362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5.154953" calcext:value-type="float">
            <text:p>-85.154953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5.52321625" calcext:value-type="float">
            <text:p>-85.52321625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6.11657715" calcext:value-type="float">
            <text:p>-86.11657715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6.26901245" calcext:value-type="float">
            <text:p>-86.2690124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6.49113464" calcext:value-type="float">
            <text:p>-86.49113464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6.7026825" calcext:value-type="float">
            <text:p>-86.7026825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48708344" calcext:value-type="float">
            <text:p>-86.48708344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58726501" calcext:value-type="float">
            <text:p>-86.58726501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6.18937683" calcext:value-type="float">
            <text:p>-86.18937683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6.19100189" calcext:value-type="float">
            <text:p>-86.19100189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08932495" calcext:value-type="float">
            <text:p>-86.08932495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40232086" calcext:value-type="float">
            <text:p>-86.40232086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84666443" calcext:value-type="float">
            <text:p>-86.84666443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6.76636505" calcext:value-type="float">
            <text:p>-86.7663650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7.08653259" calcext:value-type="float">
            <text:p>-87.08653259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7.15805817" calcext:value-type="float">
            <text:p>-87.15805817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7.2201004" calcext:value-type="float">
            <text:p>-87.2201004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87364197" calcext:value-type="float">
            <text:p>-86.8736419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6.09326172" calcext:value-type="float">
            <text:p>-86.0932617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06391907" calcext:value-type="float">
            <text:p>-85.0639190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68833923" calcext:value-type="float">
            <text:p>-83.68833923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3.16539001" calcext:value-type="float">
            <text:p>-83.16539001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3.24493408" calcext:value-type="float">
            <text:p>-83.24493408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95918274" calcext:value-type="float">
            <text:p>-83.95918274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4418869" calcext:value-type="float">
            <text:p>-85.4418869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6.53627014" calcext:value-type="float">
            <text:p>-86.53627014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7.15544128" calcext:value-type="float">
            <text:p>-87.15544128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6122818" calcext:value-type="float">
            <text:p>-87.6122818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62567902" calcext:value-type="float">
            <text:p>-87.62567902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6455307" calcext:value-type="float">
            <text:p>-87.6455307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67780304" calcext:value-type="float">
            <text:p>-87.67780304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90058899" calcext:value-type="float">
            <text:p>-87.90058899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98278809" calcext:value-type="float">
            <text:p>-87.98278809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85157013" calcext:value-type="float">
            <text:p>-87.85157013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99481201" calcext:value-type="float">
            <text:p>-87.99481201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94239807" calcext:value-type="float">
            <text:p>-87.94239807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88548279" calcext:value-type="float">
            <text:p>-87.88548279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86618805" calcext:value-type="float">
            <text:p>-87.86618805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87432861" calcext:value-type="float">
            <text:p>-87.8743286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74166107" calcext:value-type="float">
            <text:p>-87.74166107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69142914" calcext:value-type="float">
            <text:p>-87.69142914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66275787" calcext:value-type="float">
            <text:p>-87.6627578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73770142" calcext:value-type="float">
            <text:p>-87.73770142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83892059" calcext:value-type="float">
            <text:p>-87.83892059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88368225" calcext:value-type="float">
            <text:p>-87.88368225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90636444" calcext:value-type="float">
            <text:p>-87.906364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23:39.13675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02:55:39.803950020</meta:creation-date>
    <meta:generator>LibreOffice/5.1.6.2$Linux_X86_64 LibreOffice_project/10m0$Build-2</meta:generator>
    <dc:date>2020-07-10T15:24:20.800933993</dc:date>
    <meta:editing-duration>PT3M55S</meta:editing-duration>
    <meta:editing-cycles>2</meta:editing-cycles>
    <meta:document-statistic meta:table-count="9" meta:cell-count="10792" meta:object-count="0"/>
  </office:meta>
</office:document-meta>
</file>